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1.9791in"/>
    </style:style>
    <style:style style:name="co4" style:family="table-column">
      <style:table-column-properties fo:break-before="auto" style:column-width="2.2193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1028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2.0445in"/>
    </style:style>
    <style:style style:name="co9" style:family="table-column">
      <style:table-column-properties fo:break-before="auto" style:column-width="1.2339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1.1799in"/>
    </style:style>
    <style:style style:name="co12" style:family="table-column">
      <style:table-column-properties fo:break-before="auto" style:column-width="1.1689in"/>
    </style:style>
    <style:style style:name="co13" style:family="table-column">
      <style:table-column-properties fo:break-before="auto" style:column-width="0.9846in"/>
    </style:style>
    <style:style style:name="co14" style:family="table-column">
      <style:table-column-properties fo:break-before="auto" style:column-width="1.3673in"/>
    </style:style>
    <style:style style:name="co15" style:family="table-column">
      <style:table-column-properties fo:break-before="auto" style:column-width="1.6492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1.3453in"/>
    </style:style>
    <style:style style:name="co18" style:family="table-column">
      <style:table-column-properties fo:break-before="auto" style:column-width="0.8209in"/>
    </style:style>
    <style:style style:name="co19" style:family="table-column">
      <style:table-column-properties fo:break-before="auto" style:column-width="1.0283in"/>
    </style:style>
    <style:style style:name="co20" style:family="table-column">
      <style:table-column-properties fo:break-before="auto" style:column-width="0.8972in"/>
    </style:style>
    <style:style style:name="co21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 style:data-style-name="N11">
      <style:text-properties fo:font-weight="bold" style:font-weight-asian="bold" style:font-weight-complex="bold"/>
    </style:style>
    <style:style style:name="ce18" style:family="table-cell" style:parent-style-name="Default" style:data-style-name="N104"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andy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0.25">
            <text:p>$0.25</text:p>
          </table:table-cell>
          <table:table-cell table:style-name="Default" office:value-type="string">
            <text:p><text:s/>= Initial cost --&gt;Snickers Bar</text:p>
          </table:table-cell>
        </table:table-row>
        <table:table-row table:style-name="ro1">
          <table:table-cell/>
          <table:table-cell table:style-name="Default"/>
          <table:table-cell table:style-name="ce3" office:value-type="percentage" office:value="0.11">
            <text:p>11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Year </text:p>
          </table:table-cell>
          <table:table-cell table:style-name="ce1" office:value-type="string">
            <text:p>Purchase Price</text:p>
          </table:table-cell>
          <table:table-cell table:style-name="ce1" office:value-type="string">
            <text:p>Cost due to inflatio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$C$3]" office:value-type="currency" office:currency="USD" office:value="0.25">
            <text:p>$0.25</text:p>
          </table:table-cell>
          <table:table-cell table:formula="of:=[.C8]*[.$C$4]" office:value-type="currency" office:currency="USD" office:value="0.0275">
            <text:p>$0.03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8]+[.D8]" office:value-type="currency" office:currency="USD" office:value="0.2775">
            <text:p>$0.28</text:p>
          </table:table-cell>
          <table:table-cell table:formula="of:=[.C9]*[.$C$4]" office:value-type="currency" office:currency="USD" office:value="0.030525">
            <text:p>$0.03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9]+[.D9]" office:value-type="currency" office:currency="USD" office:value="0.308025">
            <text:p>$0.31</text:p>
          </table:table-cell>
          <table:table-cell table:formula="of:=[.C10]*[.$C$4]" office:value-type="currency" office:currency="USD" office:value="0.03388275">
            <text:p>$0.03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10]+[.D10]" office:value-type="currency" office:currency="USD" office:value="0.34190775">
            <text:p>$0.34</text:p>
          </table:table-cell>
          <table:table-cell table:formula="of:=[.C11]*[.$C$4]" office:value-type="currency" office:currency="USD" office:value="0.0376098525">
            <text:p>$0.04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11]+[.D11]" office:value-type="currency" office:currency="USD" office:value="0.3795176025">
            <text:p>$0.38</text:p>
          </table:table-cell>
          <table:table-cell table:formula="of:=[.C12]*[.$C$4]" office:value-type="currency" office:currency="USD" office:value="0.041746936275">
            <text:p>$0.04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12]+[.D12]" office:value-type="currency" office:currency="USD" office:value="0.421264538775">
            <text:p>$0.42</text:p>
          </table:table-cell>
          <table:table-cell table:formula="of:=[.C13]*[.$C$4]" office:value-type="currency" office:currency="USD" office:value="0.04633909926525">
            <text:p>$0.05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13]+[.D13]" office:value-type="currency" office:currency="USD" office:value="0.46760363804025">
            <text:p>$0.47</text:p>
          </table:table-cell>
          <table:table-cell table:formula="of:=[.C14]*[.$C$4]" office:value-type="currency" office:currency="USD" office:value="0.0514364001844275">
            <text:p>$0.05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14]+[.D14]" office:value-type="currency" office:currency="USD" office:value="0.519040038224677">
            <text:p>$0.52</text:p>
          </table:table-cell>
          <table:table-cell table:formula="of:=[.C15]*[.$C$4]" office:value-type="currency" office:currency="USD" office:value="0.0570944042047145">
            <text:p>$0.06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15]+[.D15]" office:value-type="currency" office:currency="USD" office:value="0.576134442429392">
            <text:p>$0.58</text:p>
          </table:table-cell>
          <table:table-cell table:formula="of:=[.C16]*[.$C$4]" office:value-type="currency" office:currency="USD" office:value="0.0633747886672331">
            <text:p>$0.06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16]+[.D16]" office:value-type="currency" office:currency="USD" office:value="0.639509231096625">
            <text:p>$0.64</text:p>
          </table:table-cell>
          <table:table-cell table:formula="of:=[.C17]*[.$C$4]" office:value-type="currency" office:currency="USD" office:value="0.0703460154206288">
            <text:p>$0.07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17]+[.D17]" office:value-type="currency" office:currency="USD" office:value="0.709855246517254">
            <text:p>$0.71</text:p>
          </table:table-cell>
          <table:table-cell table:formula="of:=[.C18]*[.$C$4]" office:value-type="currency" office:currency="USD" office:value="0.0780840771168979">
            <text:p>$0.08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18]+[.D18]" office:value-type="currency" office:currency="USD" office:value="0.787939323634152">
            <text:p>$0.79</text:p>
          </table:table-cell>
          <table:table-cell table:formula="of:=[.C19]*[.$C$4]" office:value-type="currency" office:currency="USD" office:value="0.0866733255997567">
            <text:p>$0.09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19]+[.D19]" office:value-type="currency" office:currency="USD" office:value="0.874612649233909">
            <text:p>$0.87</text:p>
          </table:table-cell>
          <table:table-cell table:formula="of:=[.C20]*[.$C$4]" office:value-type="currency" office:currency="USD" office:value="0.0962073914157299">
            <text:p>$0.10</text:p>
          </table:table-cell>
        </table:table-row>
      </table:table>
      <table:table table:name="Hous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10000">
            <text:p>$10,000.00</text:p>
          </table:table-cell>
          <table:table-cell table:style-name="Default" office:value-type="string">
            <text:p><text:s/>= Initial cost --&gt;House</text:p>
          </table:table-cell>
        </table:table-row>
        <table:table-row table:style-name="ro1">
          <table:table-cell/>
          <table:table-cell table:style-name="Default"/>
          <table:table-cell table:style-name="ce3" office:value-type="percentage" office:value="0.065">
            <text:p>6.5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>
            <text:p>Year </text:p>
          </table:table-cell>
          <table:table-cell table:style-name="ce1" office:value-type="string">
            <text:p>Purchase Price</text:p>
          </table:table-cell>
          <table:table-cell table:style-name="ce1" office:value-type="string">
            <text:p>Cost due to inflatio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1963">
            <text:p>1963</text:p>
          </table:table-cell>
          <table:table-cell table:formula="of:=[.$C$3]" office:value-type="currency" office:currency="USD" office:value="10000">
            <text:p>$10,000.00</text:p>
          </table:table-cell>
          <table:table-cell table:formula="of:=[.C8]*[.$C$4]" office:value-type="currency" office:currency="USD" office:value="650">
            <text:p>$650.00</text:p>
          </table:table-cell>
        </table:table-row>
        <table:table-row table:style-name="ro1">
          <table:table-cell/>
          <table:table-cell office:value-type="float" office:value="1964">
            <text:p>1964</text:p>
          </table:table-cell>
          <table:table-cell table:formula="of:=[.C8]+[.D8]" office:value-type="currency" office:currency="USD" office:value="10650">
            <text:p>$10,650.00</text:p>
          </table:table-cell>
          <table:table-cell table:formula="of:=[.C9]*[.$C$4]" office:value-type="currency" office:currency="USD" office:value="692.25">
            <text:p>$692.25</text:p>
          </table:table-cell>
        </table:table-row>
        <table:table-row table:style-name="ro1">
          <table:table-cell/>
          <table:table-cell office:value-type="float" office:value="1965">
            <text:p>1965</text:p>
          </table:table-cell>
          <table:table-cell table:formula="of:=[.C9]+[.D9]" office:value-type="currency" office:currency="USD" office:value="11342.25">
            <text:p>$11,342.25</text:p>
          </table:table-cell>
          <table:table-cell table:formula="of:=[.C10]*[.$C$4]" office:value-type="currency" office:currency="USD" office:value="737.24625">
            <text:p>$737.25</text:p>
          </table:table-cell>
        </table:table-row>
        <table:table-row table:style-name="ro1">
          <table:table-cell/>
          <table:table-cell office:value-type="float" office:value="1966">
            <text:p>1966</text:p>
          </table:table-cell>
          <table:table-cell table:formula="of:=[.C10]+[.D10]" office:value-type="currency" office:currency="USD" office:value="12079.49625">
            <text:p>$12,079.50</text:p>
          </table:table-cell>
          <table:table-cell table:formula="of:=[.C11]*[.$C$4]" office:value-type="currency" office:currency="USD" office:value="785.16725625">
            <text:p>$785.17</text:p>
          </table:table-cell>
        </table:table-row>
        <table:table-row table:style-name="ro1">
          <table:table-cell/>
          <table:table-cell office:value-type="float" office:value="1967">
            <text:p>1967</text:p>
          </table:table-cell>
          <table:table-cell table:formula="of:=[.C11]+[.D11]" office:value-type="currency" office:currency="USD" office:value="12864.66350625">
            <text:p>$12,864.66</text:p>
          </table:table-cell>
          <table:table-cell table:formula="of:=[.C12]*[.$C$4]" office:value-type="currency" office:currency="USD" office:value="836.20312790625">
            <text:p>$836.20</text:p>
          </table:table-cell>
        </table:table-row>
        <table:table-row table:style-name="ro1">
          <table:table-cell/>
          <table:table-cell office:value-type="float" office:value="1968">
            <text:p>1968</text:p>
          </table:table-cell>
          <table:table-cell table:formula="of:=[.C12]+[.D12]" office:value-type="currency" office:currency="USD" office:value="13700.8666341563">
            <text:p>$13,700.87</text:p>
          </table:table-cell>
          <table:table-cell table:formula="of:=[.C13]*[.$C$4]" office:value-type="currency" office:currency="USD" office:value="890.556331220156">
            <text:p>$890.56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table:formula="of:=[.C13]+[.D13]" office:value-type="currency" office:currency="USD" office:value="14591.4229653764">
            <text:p>$14,591.42</text:p>
          </table:table-cell>
          <table:table-cell table:formula="of:=[.C14]*[.$C$4]" office:value-type="currency" office:currency="USD" office:value="948.442492749467">
            <text:p>$948.44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table:formula="of:=[.C14]+[.D14]" office:value-type="currency" office:currency="USD" office:value="15539.8654581259">
            <text:p>$15,539.87</text:p>
          </table:table-cell>
          <table:table-cell table:formula="of:=[.C15]*[.$C$4]" office:value-type="currency" office:currency="USD" office:value="1010.09125477818">
            <text:p>$1,010.09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table:formula="of:=[.C15]+[.D15]" office:value-type="currency" office:currency="USD" office:value="16549.9567129041">
            <text:p>$16,549.96</text:p>
          </table:table-cell>
          <table:table-cell table:formula="of:=[.C16]*[.$C$4]" office:value-type="currency" office:currency="USD" office:value="1075.74718633876">
            <text:p>$1,075.75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table:formula="of:=[.C16]+[.D16]" office:value-type="currency" office:currency="USD" office:value="17625.7038992428">
            <text:p>$17,625.70</text:p>
          </table:table-cell>
          <table:table-cell table:formula="of:=[.C17]*[.$C$4]" office:value-type="currency" office:currency="USD" office:value="1145.67075345078">
            <text:p>$1,145.67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table:formula="of:=[.C17]+[.D17]" office:value-type="currency" office:currency="USD" office:value="18771.3746526936">
            <text:p>$18,771.37</text:p>
          </table:table-cell>
          <table:table-cell table:formula="of:=[.C18]*[.$C$4]" office:value-type="currency" office:currency="USD" office:value="1220.13935242508">
            <text:p>$1,220.14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table:formula="of:=[.C18]+[.D18]" office:value-type="currency" office:currency="USD" office:value="19991.5140051187">
            <text:p>$19,991.51</text:p>
          </table:table-cell>
          <table:table-cell table:formula="of:=[.C19]*[.$C$4]" office:value-type="currency" office:currency="USD" office:value="1299.44841033271">
            <text:p>$1,299.45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table:formula="of:=[.C19]+[.D19]" office:value-type="currency" office:currency="USD" office:value="21290.9624154514">
            <text:p>$21,290.96</text:p>
          </table:table-cell>
          <table:table-cell table:formula="of:=[.C20]*[.$C$4]" office:value-type="currency" office:currency="USD" office:value="1383.91255700434">
            <text:p>$1,383.91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table:formula="of:=[.C20]+[.D20]" office:value-type="currency" office:currency="USD" office:value="22674.8749724557">
            <text:p>$22,674.87</text:p>
          </table:table-cell>
          <table:table-cell table:formula="of:=[.C21]*[.$C$4]" office:value-type="currency" office:currency="USD" office:value="1473.86687320962">
            <text:p>$1,473.87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table:formula="of:=[.C21]+[.D21]" office:value-type="currency" office:currency="USD" office:value="24148.7418456654">
            <text:p>$24,148.74</text:p>
          </table:table-cell>
          <table:table-cell table:formula="of:=[.C22]*[.$C$4]" office:value-type="currency" office:currency="USD" office:value="1569.66821996825">
            <text:p>$1,569.67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table:formula="of:=[.C22]+[.D22]" office:value-type="currency" office:currency="USD" office:value="25718.4100656336">
            <text:p>$25,718.41</text:p>
          </table:table-cell>
          <table:table-cell table:formula="of:=[.C23]*[.$C$4]" office:value-type="currency" office:currency="USD" office:value="1671.69665426619">
            <text:p>$1,671.70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table:formula="of:=[.C23]+[.D23]" office:value-type="currency" office:currency="USD" office:value="27390.1067198998">
            <text:p>$27,390.11</text:p>
          </table:table-cell>
          <table:table-cell table:formula="of:=[.C24]*[.$C$4]" office:value-type="currency" office:currency="USD" office:value="1780.35693679349">
            <text:p>$1,780.36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table:formula="of:=[.C24]+[.D24]" office:value-type="currency" office:currency="USD" office:value="29170.4636566933">
            <text:p>$29,170.46</text:p>
          </table:table-cell>
          <table:table-cell table:formula="of:=[.C25]*[.$C$4]" office:value-type="currency" office:currency="USD" office:value="1896.08013768506">
            <text:p>$1,896.08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table:formula="of:=[.C25]+[.D25]" office:value-type="currency" office:currency="USD" office:value="31066.5437943784">
            <text:p>$31,066.54</text:p>
          </table:table-cell>
          <table:table-cell table:formula="of:=[.C26]*[.$C$4]" office:value-type="currency" office:currency="USD" office:value="2019.32534663459">
            <text:p>$2,019.33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table:formula="of:=[.C26]+[.D26]" office:value-type="currency" office:currency="USD" office:value="33085.8691410129">
            <text:p>$33,085.87</text:p>
          </table:table-cell>
          <table:table-cell table:formula="of:=[.C27]*[.$C$4]" office:value-type="currency" office:currency="USD" office:value="2150.58149416584">
            <text:p>$2,150.58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table:formula="of:=[.C27]+[.D27]" office:value-type="currency" office:currency="USD" office:value="35236.4506351788">
            <text:p>$35,236.45</text:p>
          </table:table-cell>
          <table:table-cell table:formula="of:=[.C28]*[.$C$4]" office:value-type="currency" office:currency="USD" office:value="2290.36929128662">
            <text:p>$2,290.37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table:formula="of:=[.C28]+[.D28]" office:value-type="currency" office:currency="USD" office:value="37526.8199264654">
            <text:p>$37,526.82</text:p>
          </table:table-cell>
          <table:table-cell table:formula="of:=[.C29]*[.$C$4]" office:value-type="currency" office:currency="USD" office:value="2439.24329522025">
            <text:p>$2,439.24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table:formula="of:=[.C29]+[.D29]" office:value-type="currency" office:currency="USD" office:value="39966.0632216857">
            <text:p>$39,966.06</text:p>
          </table:table-cell>
          <table:table-cell table:formula="of:=[.C30]*[.$C$4]" office:value-type="currency" office:currency="USD" office:value="2597.79410940957">
            <text:p>$2,597.79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table:formula="of:=[.C30]+[.D30]" office:value-type="currency" office:currency="USD" office:value="42563.8573310952">
            <text:p>$42,563.86</text:p>
          </table:table-cell>
          <table:table-cell table:formula="of:=[.C31]*[.$C$4]" office:value-type="currency" office:currency="USD" office:value="2766.65072652119">
            <text:p>$2,766.65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table:formula="of:=[.C31]+[.D31]" office:value-type="currency" office:currency="USD" office:value="45330.5080576164">
            <text:p>$45,330.51</text:p>
          </table:table-cell>
          <table:table-cell table:formula="of:=[.C32]*[.$C$4]" office:value-type="currency" office:currency="USD" office:value="2946.48302374507">
            <text:p>$2,946.48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table:formula="of:=[.C32]+[.D32]" office:value-type="currency" office:currency="USD" office:value="48276.9910813615">
            <text:p>$48,276.99</text:p>
          </table:table-cell>
          <table:table-cell table:formula="of:=[.C33]*[.$C$4]" office:value-type="currency" office:currency="USD" office:value="3138.0044202885">
            <text:p>$3,138.00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table:formula="of:=[.C33]+[.D33]" office:value-type="currency" office:currency="USD" office:value="51414.99550165">
            <text:p>$51,415.00</text:p>
          </table:table-cell>
          <table:table-cell table:formula="of:=[.C34]*[.$C$4]" office:value-type="currency" office:currency="USD" office:value="3341.97470760725">
            <text:p>$3,341.97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table:formula="of:=[.C34]+[.D34]" office:value-type="currency" office:currency="USD" office:value="54756.9702092572">
            <text:p>$54,756.97</text:p>
          </table:table-cell>
          <table:table-cell table:formula="of:=[.C35]*[.$C$4]" office:value-type="currency" office:currency="USD" office:value="3559.20306360172">
            <text:p>$3,559.20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table:formula="of:=[.C35]+[.D35]" office:value-type="currency" office:currency="USD" office:value="58316.173272859">
            <text:p>$58,316.17</text:p>
          </table:table-cell>
          <table:table-cell table:formula="of:=[.C36]*[.$C$4]" office:value-type="currency" office:currency="USD" office:value="3790.55126273583">
            <text:p>$3,790.55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table:formula="of:=[.C36]+[.D36]" office:value-type="currency" office:currency="USD" office:value="62106.7245355948">
            <text:p>$62,106.72</text:p>
          </table:table-cell>
          <table:table-cell table:formula="of:=[.C37]*[.$C$4]" office:value-type="currency" office:currency="USD" office:value="4036.93709481366">
            <text:p>$4,036.94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table:formula="of:=[.C37]+[.D37]" office:value-type="currency" office:currency="USD" office:value="66143.6616304084">
            <text:p>$66,143.66</text:p>
          </table:table-cell>
          <table:table-cell table:formula="of:=[.C38]*[.$C$4]" office:value-type="currency" office:currency="USD" office:value="4299.33800597655">
            <text:p>$4,299.34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table:formula="of:=[.C38]+[.D38]" office:value-type="currency" office:currency="USD" office:value="70442.999636385">
            <text:p>$70,443.00</text:p>
          </table:table-cell>
          <table:table-cell table:formula="of:=[.C39]*[.$C$4]" office:value-type="currency" office:currency="USD" office:value="4578.79497636502">
            <text:p>$4,578.79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table:formula="of:=[.C39]+[.D39]" office:value-type="currency" office:currency="USD" office:value="75021.79461275">
            <text:p>$75,021.79</text:p>
          </table:table-cell>
          <table:table-cell table:formula="of:=[.C40]*[.$C$4]" office:value-type="currency" office:currency="USD" office:value="4876.41664982875">
            <text:p>$4,876.42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table:formula="of:=[.C40]+[.D40]" office:value-type="currency" office:currency="USD" office:value="79898.2112625788">
            <text:p>$79,898.21</text:p>
          </table:table-cell>
          <table:table-cell table:formula="of:=[.C41]*[.$C$4]" office:value-type="currency" office:currency="USD" office:value="5193.38373206762">
            <text:p>$5,193.38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table:formula="of:=[.C41]+[.D41]" office:value-type="currency" office:currency="USD" office:value="85091.5949946464">
            <text:p>$85,091.59</text:p>
          </table:table-cell>
          <table:table-cell table:formula="of:=[.C42]*[.$C$4]" office:value-type="currency" office:currency="USD" office:value="5530.95367465202">
            <text:p>$5,530.95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table:formula="of:=[.C42]+[.D42]" office:value-type="currency" office:currency="USD" office:value="90622.5486692984">
            <text:p>$90,622.55</text:p>
          </table:table-cell>
          <table:table-cell table:formula="of:=[.C43]*[.$C$4]" office:value-type="currency" office:currency="USD" office:value="5890.4656635044">
            <text:p>$5,890.47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table:formula="of:=[.C43]+[.D43]" office:value-type="currency" office:currency="USD" office:value="96513.0143328028">
            <text:p>$96,513.01</text:p>
          </table:table-cell>
          <table:table-cell table:formula="of:=[.C44]*[.$C$4]" office:value-type="currency" office:currency="USD" office:value="6273.34593163218">
            <text:p>$6,273.35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C44]+[.D44]" office:value-type="currency" office:currency="USD" office:value="102786.360264435">
            <text:p>$102,786.36</text:p>
          </table:table-cell>
          <table:table-cell table:formula="of:=[.C45]*[.$C$4]" office:value-type="currency" office:currency="USD" office:value="6681.11341718827">
            <text:p>$6,681.11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table:formula="of:=[.C45]+[.D45]" office:value-type="currency" office:currency="USD" office:value="109467.473681623">
            <text:p>$109,467.47</text:p>
          </table:table-cell>
          <table:table-cell table:formula="of:=[.C46]*[.$C$4]" office:value-type="currency" office:currency="USD" office:value="7115.38578930551">
            <text:p>$7,115.39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table:formula="of:=[.C46]+[.D46]" office:value-type="currency" office:currency="USD" office:value="116582.859470929">
            <text:p>$116,582.86</text:p>
          </table:table-cell>
          <table:table-cell table:formula="of:=[.C47]*[.$C$4]" office:value-type="currency" office:currency="USD" office:value="7577.88586561037">
            <text:p>$7,577.89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f:=[.C47]+[.D47]" office:value-type="currency" office:currency="USD" office:value="124160.745336539">
            <text:p>$124,160.75</text:p>
          </table:table-cell>
          <table:table-cell table:formula="of:=[.C48]*[.$C$4]" office:value-type="currency" office:currency="USD" office:value="8070.44844687504">
            <text:p>$8,070.45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f:=[.C48]+[.D48]" office:value-type="currency" office:currency="USD" office:value="132231.193783414">
            <text:p>$132,231.19</text:p>
          </table:table-cell>
          <table:table-cell table:formula="of:=[.C49]*[.$C$4]" office:value-type="currency" office:currency="USD" office:value="8595.02759592192">
            <text:p>$8,595.03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f:=[.C49]+[.D49]" office:value-type="currency" office:currency="USD" office:value="140826.221379336">
            <text:p>$140,826.22</text:p>
          </table:table-cell>
          <table:table-cell table:formula="of:=[.C50]*[.$C$4]" office:value-type="currency" office:currency="USD" office:value="9153.70438965685">
            <text:p>$9,153.70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f:=[.C50]+[.D50]" office:value-type="currency" office:currency="USD" office:value="149979.925768993">
            <text:p>$149,979.93</text:p>
          </table:table-cell>
          <table:table-cell table:formula="of:=[.C51]*[.$C$4]" office:value-type="currency" office:currency="USD" office:value="9748.69517498454">
            <text:p>$9,748.70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f:=[.C51]+[.D51]" office:value-type="currency" office:currency="USD" office:value="159728.620943977">
            <text:p>$159,728.62</text:p>
          </table:table-cell>
          <table:table-cell table:formula="of:=[.C52]*[.$C$4]" office:value-type="currency" office:currency="USD" office:value="10382.3603613585">
            <text:p>$10,382.36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f:=[.C52]+[.D52]" office:value-type="currency" office:currency="USD" office:value="170110.981305336">
            <text:p>$170,110.98</text:p>
          </table:table-cell>
          <table:table-cell table:formula="of:=[.C53]*[.$C$4]" office:value-type="currency" office:currency="USD" office:value="11057.2137848468">
            <text:p>$11,057.21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formula="of:=[.C53]+[.D53]" office:value-type="currency" office:currency="USD" office:value="181168.195090183">
            <text:p>$181,168.20</text:p>
          </table:table-cell>
          <table:table-cell table:formula="of:=[.C54]*[.$C$4]" office:value-type="currency" office:currency="USD" office:value="11775.9326808619">
            <text:p>$11,775.93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table:formula="of:=[.C54]+[.D54]" office:value-type="currency" office:currency="USD" office:value="192944.127771045">
            <text:p>$192,944.13</text:p>
          </table:table-cell>
          <table:table-cell table:formula="of:=[.C55]*[.$C$4]" office:value-type="currency" office:currency="USD" office:value="12541.3683051179">
            <text:p>$12,541.37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table:formula="of:=[.C55]+[.D55]" office:value-type="currency" office:currency="USD" office:value="205485.496076163">
            <text:p>$205,485.50</text:p>
          </table:table-cell>
          <table:table-cell table:formula="of:=[.C56]*[.$C$4]" office:value-type="currency" office:currency="USD" office:value="13356.5572449506">
            <text:p>$13,356.56</text:p>
          </table:table-cell>
        </table:table-row>
        <table:table-row table:style-name="ro1">
          <table:table-cell/>
          <table:table-cell office:value-type="float" office:value="2012">
            <text:p>2012</text:p>
          </table:table-cell>
          <table:table-cell table:formula="of:=[.C56]+[.D56]" office:value-type="currency" office:currency="USD" office:value="218842.053321113">
            <text:p>$218,842.05</text:p>
          </table:table-cell>
          <table:table-cell table:formula="of:=[.C57]*[.$C$4]" office:value-type="currency" office:currency="USD" office:value="14224.7334658724">
            <text:p>$14,224.73</text:p>
          </table:table-cell>
        </table:table-row>
        <table:table-row table:style-name="ro1">
          <table:table-cell/>
          <table:table-cell office:value-type="float" office:value="2013">
            <text:p>2013</text:p>
          </table:table-cell>
          <table:table-cell table:formula="of:=[.C57]+[.D57]" office:value-type="currency" office:currency="USD" office:value="233066.786786986">
            <text:p>$233,066.79</text:p>
          </table:table-cell>
          <table:table-cell table:formula="of:=[.C58]*[.$C$4]" office:value-type="currency" office:currency="USD" office:value="15149.3411411541">
            <text:p>$15,149.34</text:p>
          </table:table-cell>
        </table:table-row>
        <table:table-row table:style-name="ro1">
          <table:table-cell/>
          <table:table-cell office:value-type="float" office:value="2014">
            <text:p>2014</text:p>
          </table:table-cell>
          <table:table-cell table:formula="of:=[.C58]+[.D58]" office:value-type="currency" office:currency="USD" office:value="248216.12792814">
            <text:p>$248,216.13</text:p>
          </table:table-cell>
          <table:table-cell table:formula="of:=[.C59]*[.$C$4]" office:value-type="currency" office:currency="USD" office:value="16134.0483153291">
            <text:p>$16,134.05</text:p>
          </table:table-cell>
        </table:table-row>
        <table:table-row table:style-name="ro1">
          <table:table-cell/>
          <table:table-cell office:value-type="float" office:value="2015">
            <text:p>2015</text:p>
          </table:table-cell>
          <table:table-cell table:formula="of:=[.C59]+[.D59]" office:value-type="currency" office:currency="USD" office:value="264350.176243469">
            <text:p>$264,350.18</text:p>
          </table:table-cell>
          <table:table-cell table:formula="of:=[.C60]*[.$C$4]" office:value-type="currency" office:currency="USD" office:value="17182.7614558255">
            <text:p>$17,182.76</text:p>
          </table:table-cell>
        </table:table-row>
        <table:table-row table:style-name="ro1">
          <table:table-cell/>
          <table:table-cell office:value-type="float" office:value="2016">
            <text:p>2016</text:p>
          </table:table-cell>
          <table:table-cell table:formula="of:=[.C60]+[.D60]" office:value-type="currency" office:currency="USD" office:value="281532.937699294">
            <text:p>$281,532.94</text:p>
          </table:table-cell>
          <table:table-cell table:formula="of:=[.C61]*[.$C$4]" office:value-type="currency" office:currency="USD" office:value="18299.6409504541">
            <text:p>$18,299.64</text:p>
          </table:table-cell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C61]+[.D61]" office:value-type="currency" office:currency="USD" office:value="299832.578649748">
            <text:p>$299,832.58</text:p>
          </table:table-cell>
          <table:table-cell table:formula="of:=[.C62]*[.$C$4]" office:value-type="currency" office:currency="USD" office:value="19489.1176122336">
            <text:p>$19,489.12</text:p>
          </table:table-cell>
        </table:table-row>
      </table:table>
      <table:table table:name="Saving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4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1000">
            <text:p>$1,000.00</text:p>
          </table:table-cell>
          <table:table-cell table:style-name="Default" office:value-type="string">
            <text:p><text:s/>= Initial cost --&gt;Savings Account</text:p>
          </table:table-cell>
        </table:table-row>
        <table:table-row table:style-name="ro1">
          <table:table-cell/>
          <table:table-cell table:style-name="Default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>
            <text:p>Year </text:p>
          </table:table-cell>
          <table:table-cell table:style-name="ce1" office:value-type="string">
            <text:p>Purchase Price</text:p>
          </table:table-cell>
          <table:table-cell table:style-name="ce1" office:value-type="string">
            <text:p>Cost due to inflation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2017">
            <text:p>2017</text:p>
          </table:table-cell>
          <table:table-cell table:formula="of:=[.$C$3]" office:value-type="currency" office:currency="USD" office:value="1000">
            <text:p>$1,000.00</text:p>
          </table:table-cell>
          <table:table-cell table:formula="of:=[.C8]*[.$C$4]" office:value-type="currency" office:currency="USD" office:value="50">
            <text:p>$50.00</text:p>
          </table:table-cell>
        </table:table-row>
        <table:table-row table:style-name="ro1">
          <table:table-cell/>
          <table:table-cell office:value-type="float" office:value="2018">
            <text:p>2018</text:p>
          </table:table-cell>
          <table:table-cell table:formula="of:=[.C8]+[.D8]" office:value-type="currency" office:currency="USD" office:value="1050">
            <text:p>$1,050.00</text:p>
          </table:table-cell>
          <table:table-cell table:formula="of:=[.C9]*[.$C$4]" office:value-type="currency" office:currency="USD" office:value="52.5">
            <text:p>$52.50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  <table:table-cell table:formula="of:=[.C9]+[.D9]" office:value-type="currency" office:currency="USD" office:value="1102.5">
            <text:p>$1,102.50</text:p>
          </table:table-cell>
          <table:table-cell table:formula="of:=[.C10]*[.$C$4]" office:value-type="currency" office:currency="USD" office:value="55.125">
            <text:p>$55.13</text:p>
          </table:table-cell>
        </table:table-row>
        <table:table-row table:style-name="ro1">
          <table:table-cell/>
          <table:table-cell office:value-type="float" office:value="2020">
            <text:p>2020</text:p>
          </table:table-cell>
          <table:table-cell table:formula="of:=[.C10]+[.D10]" office:value-type="currency" office:currency="USD" office:value="1157.625">
            <text:p>$1,157.63</text:p>
          </table:table-cell>
          <table:table-cell table:formula="of:=[.C11]*[.$C$4]" office:value-type="currency" office:currency="USD" office:value="57.88125">
            <text:p>$57.88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  <table:table-cell table:formula="of:=[.C11]+[.D11]" office:value-type="currency" office:currency="USD" office:value="1215.50625">
            <text:p>$1,215.51</text:p>
          </table:table-cell>
          <table:table-cell table:formula="of:=[.C12]*[.$C$4]" office:value-type="currency" office:currency="USD" office:value="60.7753125">
            <text:p>$60.78</text:p>
          </table:table-cell>
        </table:table-row>
        <table:table-row table:style-name="ro1">
          <table:table-cell/>
          <table:table-cell office:value-type="float" office:value="2022">
            <text:p>2022</text:p>
          </table:table-cell>
          <table:table-cell table:formula="of:=[.C12]+[.D12]" office:value-type="currency" office:currency="USD" office:value="1276.2815625">
            <text:p>$1,276.28</text:p>
          </table:table-cell>
          <table:table-cell table:formula="of:=[.C13]*[.$C$4]" office:value-type="currency" office:currency="USD" office:value="63.814078125">
            <text:p>$63.81</text:p>
          </table:table-cell>
        </table:table-row>
        <table:table-row table:style-name="ro1">
          <table:table-cell/>
          <table:table-cell office:value-type="float" office:value="2023">
            <text:p>2023</text:p>
          </table:table-cell>
          <table:table-cell table:formula="of:=[.C13]+[.D13]" office:value-type="currency" office:currency="USD" office:value="1340.095640625">
            <text:p>$1,340.10</text:p>
          </table:table-cell>
          <table:table-cell table:formula="of:=[.C14]*[.$C$4]" office:value-type="currency" office:currency="USD" office:value="67.00478203125">
            <text:p>$67.00</text:p>
          </table:table-cell>
        </table:table-row>
        <table:table-row table:style-name="ro1">
          <table:table-cell/>
          <table:table-cell office:value-type="float" office:value="2024">
            <text:p>2024</text:p>
          </table:table-cell>
          <table:table-cell table:formula="of:=[.C14]+[.D14]" office:value-type="currency" office:currency="USD" office:value="1407.10042265625">
            <text:p>$1,407.10</text:p>
          </table:table-cell>
          <table:table-cell table:formula="of:=[.C15]*[.$C$4]" office:value-type="currency" office:currency="USD" office:value="70.3550211328125">
            <text:p>$70.36</text:p>
          </table:table-cell>
        </table:table-row>
        <table:table-row table:style-name="ro1">
          <table:table-cell/>
          <table:table-cell office:value-type="float" office:value="2025">
            <text:p>2025</text:p>
          </table:table-cell>
          <table:table-cell table:formula="of:=[.C15]+[.D15]" office:value-type="currency" office:currency="USD" office:value="1477.45544378906">
            <text:p>$1,477.46</text:p>
          </table:table-cell>
          <table:table-cell table:formula="of:=[.C16]*[.$C$4]" office:value-type="currency" office:currency="USD" office:value="73.8727721894531">
            <text:p>$73.87</text:p>
          </table:table-cell>
        </table:table-row>
        <table:table-row table:style-name="ro1">
          <table:table-cell/>
          <table:table-cell office:value-type="float" office:value="2026">
            <text:p>2026</text:p>
          </table:table-cell>
          <table:table-cell table:formula="of:=[.C16]+[.D16]" office:value-type="currency" office:currency="USD" office:value="1551.32821597852">
            <text:p>$1,551.33</text:p>
          </table:table-cell>
          <table:table-cell table:formula="of:=[.C17]*[.$C$4]" office:value-type="currency" office:currency="USD" office:value="77.5664107989258">
            <text:p>$77.57</text:p>
          </table:table-cell>
        </table:table-row>
        <table:table-row table:style-name="ro1">
          <table:table-cell/>
          <table:table-cell office:value-type="float" office:value="2027">
            <text:p>2027</text:p>
          </table:table-cell>
          <table:table-cell table:formula="of:=[.C17]+[.D17]" office:value-type="currency" office:currency="USD" office:value="1628.89462677744">
            <text:p>$1,628.89</text:p>
          </table:table-cell>
          <table:table-cell table:formula="of:=[.C18]*[.$C$4]" office:value-type="currency" office:currency="USD" office:value="81.4447313388721">
            <text:p>$81.44</text:p>
          </table:table-cell>
        </table:table-row>
        <table:table-row table:style-name="ro1">
          <table:table-cell/>
          <table:table-cell office:value-type="float" office:value="2028">
            <text:p>2028</text:p>
          </table:table-cell>
          <table:table-cell table:formula="of:=[.C18]+[.D18]" office:value-type="currency" office:currency="USD" office:value="1710.33935811631">
            <text:p>$1,710.34</text:p>
          </table:table-cell>
          <table:table-cell table:formula="of:=[.C19]*[.$C$4]" office:value-type="currency" office:currency="USD" office:value="85.5169679058157">
            <text:p>$85.52</text:p>
          </table:table-cell>
        </table:table-row>
        <table:table-row table:style-name="ro1">
          <table:table-cell/>
          <table:table-cell office:value-type="float" office:value="2029">
            <text:p>2029</text:p>
          </table:table-cell>
          <table:table-cell table:formula="of:=[.C19]+[.D19]" office:value-type="currency" office:currency="USD" office:value="1795.85632602213">
            <text:p>$1,795.86</text:p>
          </table:table-cell>
          <table:table-cell table:formula="of:=[.C20]*[.$C$4]" office:value-type="currency" office:currency="USD" office:value="89.7928163011065">
            <text:p>$89.79</text:p>
          </table:table-cell>
        </table:table-row>
        <table:table-row table:style-name="ro1">
          <table:table-cell/>
          <table:table-cell office:value-type="float" office:value="2030">
            <text:p>2030</text:p>
          </table:table-cell>
          <table:table-cell table:formula="of:=[.C20]+[.D20]" office:value-type="currency" office:currency="USD" office:value="1885.64914232324">
            <text:p>$1,885.65</text:p>
          </table:table-cell>
          <table:table-cell table:formula="of:=[.C21]*[.$C$4]" office:value-type="currency" office:currency="USD" office:value="94.2824571161618">
            <text:p>$94.28</text:p>
          </table:table-cell>
        </table:table-row>
        <table:table-row table:style-name="ro1">
          <table:table-cell/>
          <table:table-cell office:value-type="float" office:value="2031">
            <text:p>2031</text:p>
          </table:table-cell>
          <table:table-cell table:formula="of:=[.C21]+[.D21]" office:value-type="currency" office:currency="USD" office:value="1979.9315994394">
            <text:p>$1,979.93</text:p>
          </table:table-cell>
          <table:table-cell table:formula="of:=[.C22]*[.$C$4]" office:value-type="currency" office:currency="USD" office:value="98.9965799719699">
            <text:p>$99.00</text:p>
          </table:table-cell>
        </table:table-row>
        <table:table-row table:style-name="ro1">
          <table:table-cell/>
          <table:table-cell office:value-type="float" office:value="2032">
            <text:p>2032</text:p>
          </table:table-cell>
          <table:table-cell table:formula="of:=[.C22]+[.D22]" office:value-type="currency" office:currency="USD" office:value="2078.92817941137">
            <text:p>$2,078.93</text:p>
          </table:table-cell>
          <table:table-cell table:formula="of:=[.C23]*[.$C$4]" office:value-type="currency" office:currency="USD" office:value="103.946408970568">
            <text:p>$103.95</text:p>
          </table:table-cell>
        </table:table-row>
        <table:table-row table:style-name="ro1">
          <table:table-cell/>
          <table:table-cell office:value-type="float" office:value="2033">
            <text:p>2033</text:p>
          </table:table-cell>
          <table:table-cell table:formula="of:=[.C23]+[.D23]" office:value-type="currency" office:currency="USD" office:value="2182.87458838194">
            <text:p>$2,182.87</text:p>
          </table:table-cell>
          <table:table-cell table:formula="of:=[.C24]*[.$C$4]" office:value-type="currency" office:currency="USD" office:value="109.143729419097">
            <text:p>$109.14</text:p>
          </table:table-cell>
        </table:table-row>
        <table:table-row table:style-name="ro1">
          <table:table-cell/>
          <table:table-cell office:value-type="float" office:value="2034">
            <text:p>2034</text:p>
          </table:table-cell>
          <table:table-cell table:formula="of:=[.C24]+[.D24]" office:value-type="currency" office:currency="USD" office:value="2292.01831780103">
            <text:p>$2,292.02</text:p>
          </table:table-cell>
          <table:table-cell table:formula="of:=[.C25]*[.$C$4]" office:value-type="currency" office:currency="USD" office:value="114.600915890052">
            <text:p>$114.60</text:p>
          </table:table-cell>
        </table:table-row>
        <table:table-row table:style-name="ro1">
          <table:table-cell/>
          <table:table-cell office:value-type="float" office:value="2035">
            <text:p>2035</text:p>
          </table:table-cell>
          <table:table-cell table:formula="of:=[.C25]+[.D25]" office:value-type="currency" office:currency="USD" office:value="2406.61923369108">
            <text:p>$2,406.62</text:p>
          </table:table-cell>
          <table:table-cell table:formula="of:=[.C26]*[.$C$4]" office:value-type="currency" office:currency="USD" office:value="120.330961684554">
            <text:p>$120.33</text:p>
          </table:table-cell>
        </table:table-row>
        <table:table-row table:style-name="ro1">
          <table:table-cell/>
          <table:table-cell office:value-type="float" office:value="2036">
            <text:p>2036</text:p>
          </table:table-cell>
          <table:table-cell table:formula="of:=[.C26]+[.D26]" office:value-type="currency" office:currency="USD" office:value="2526.95019537564">
            <text:p>$2,526.95</text:p>
          </table:table-cell>
          <table:table-cell table:formula="of:=[.C27]*[.$C$4]" office:value-type="currency" office:currency="USD" office:value="126.347509768782">
            <text:p>$126.35</text:p>
          </table:table-cell>
        </table:table-row>
        <table:table-row table:style-name="ro1">
          <table:table-cell/>
          <table:table-cell office:value-type="float" office:value="2037">
            <text:p>2037</text:p>
          </table:table-cell>
          <table:table-cell table:formula="of:=[.C27]+[.D27]" office:value-type="currency" office:currency="USD" office:value="2653.29770514442">
            <text:p>$2,653.30</text:p>
          </table:table-cell>
          <table:table-cell table:formula="of:=[.C28]*[.$C$4]" office:value-type="currency" office:currency="USD" office:value="132.664885257221">
            <text:p>$132.66</text:p>
          </table:table-cell>
        </table:table-row>
        <table:table-row table:style-name="ro1">
          <table:table-cell/>
          <table:table-cell office:value-type="float" office:value="2038">
            <text:p>2038</text:p>
          </table:table-cell>
          <table:table-cell table:formula="of:=[.C28]+[.D28]" office:value-type="currency" office:currency="USD" office:value="2785.96259040164">
            <text:p>$2,785.96</text:p>
          </table:table-cell>
          <table:table-cell table:formula="of:=[.C29]*[.$C$4]" office:value-type="currency" office:currency="USD" office:value="139.298129520082">
            <text:p>$139.30</text:p>
          </table:table-cell>
        </table:table-row>
        <table:table-row table:style-name="ro1">
          <table:table-cell/>
          <table:table-cell office:value-type="float" office:value="2039">
            <text:p>2039</text:p>
          </table:table-cell>
          <table:table-cell table:formula="of:=[.C29]+[.D29]" office:value-type="currency" office:currency="USD" office:value="2925.26071992172">
            <text:p>$2,925.26</text:p>
          </table:table-cell>
          <table:table-cell table:formula="of:=[.C30]*[.$C$4]" office:value-type="currency" office:currency="USD" office:value="146.263035996086">
            <text:p>$146.26</text:p>
          </table:table-cell>
        </table:table-row>
        <table:table-row table:style-name="ro1">
          <table:table-cell/>
          <table:table-cell office:value-type="float" office:value="2040">
            <text:p>2040</text:p>
          </table:table-cell>
          <table:table-cell table:formula="of:=[.C30]+[.D30]" office:value-type="currency" office:currency="USD" office:value="3071.52375591781">
            <text:p>$3,071.52</text:p>
          </table:table-cell>
          <table:table-cell table:formula="of:=[.C31]*[.$C$4]" office:value-type="currency" office:currency="USD" office:value="153.57618779589">
            <text:p>$153.58</text:p>
          </table:table-cell>
        </table:table-row>
        <table:table-row table:style-name="ro1">
          <table:table-cell/>
          <table:table-cell office:value-type="float" office:value="2041">
            <text:p>2041</text:p>
          </table:table-cell>
          <table:table-cell table:formula="of:=[.C31]+[.D31]" office:value-type="currency" office:currency="USD" office:value="3225.0999437137">
            <text:p>$3,225.10</text:p>
          </table:table-cell>
          <table:table-cell table:formula="of:=[.C32]*[.$C$4]" office:value-type="currency" office:currency="USD" office:value="161.254997185685">
            <text:p>$161.25</text:p>
          </table:table-cell>
        </table:table-row>
        <table:table-row table:style-name="ro1">
          <table:table-cell/>
          <table:table-cell office:value-type="float" office:value="2042">
            <text:p>2042</text:p>
          </table:table-cell>
          <table:table-cell table:formula="of:=[.C32]+[.D32]" office:value-type="currency" office:currency="USD" office:value="3386.35494089938">
            <text:p>$3,386.35</text:p>
          </table:table-cell>
          <table:table-cell table:formula="of:=[.C33]*[.$C$4]" office:value-type="currency" office:currency="USD" office:value="169.317747044969">
            <text:p>$169.32</text:p>
          </table:table-cell>
        </table:table-row>
        <table:table-row table:style-name="ro1">
          <table:table-cell/>
          <table:table-cell office:value-type="float" office:value="2043">
            <text:p>2043</text:p>
          </table:table-cell>
          <table:table-cell table:formula="of:=[.C33]+[.D33]" office:value-type="currency" office:currency="USD" office:value="3555.67268794435">
            <text:p>$3,555.67</text:p>
          </table:table-cell>
          <table:table-cell table:formula="of:=[.C34]*[.$C$4]" office:value-type="currency" office:currency="USD" office:value="177.783634397218">
            <text:p>$177.78</text:p>
          </table:table-cell>
        </table:table-row>
        <table:table-row table:style-name="ro1">
          <table:table-cell/>
          <table:table-cell office:value-type="float" office:value="2044">
            <text:p>2044</text:p>
          </table:table-cell>
          <table:table-cell table:formula="of:=[.C34]+[.D34]" office:value-type="currency" office:currency="USD" office:value="3733.45632234157">
            <text:p>$3,733.46</text:p>
          </table:table-cell>
          <table:table-cell table:formula="of:=[.C35]*[.$C$4]" office:value-type="currency" office:currency="USD" office:value="186.672816117079">
            <text:p>$186.67</text:p>
          </table:table-cell>
        </table:table-row>
        <table:table-row table:style-name="ro1">
          <table:table-cell/>
          <table:table-cell office:value-type="float" office:value="2045">
            <text:p>2045</text:p>
          </table:table-cell>
          <table:table-cell table:formula="of:=[.C35]+[.D35]" office:value-type="currency" office:currency="USD" office:value="3920.12913845865">
            <text:p>$3,920.13</text:p>
          </table:table-cell>
          <table:table-cell table:formula="of:=[.C36]*[.$C$4]" office:value-type="currency" office:currency="USD" office:value="196.006456922933">
            <text:p>$196.01</text:p>
          </table:table-cell>
        </table:table-row>
        <table:table-row table:style-name="ro1">
          <table:table-cell/>
          <table:table-cell office:value-type="float" office:value="2046">
            <text:p>2046</text:p>
          </table:table-cell>
          <table:table-cell table:formula="of:=[.C36]+[.D36]" office:value-type="currency" office:currency="USD" office:value="4116.13559538158">
            <text:p>$4,116.14</text:p>
          </table:table-cell>
          <table:table-cell table:formula="of:=[.C37]*[.$C$4]" office:value-type="currency" office:currency="USD" office:value="205.806779769079">
            <text:p>$205.81</text:p>
          </table:table-cell>
        </table:table-row>
        <table:table-row table:style-name="ro1">
          <table:table-cell/>
          <table:table-cell office:value-type="float" office:value="2047">
            <text:p>2047</text:p>
          </table:table-cell>
          <table:table-cell table:formula="of:=[.C37]+[.D37]" office:value-type="currency" office:currency="USD" office:value="4321.94237515066">
            <text:p>$4,321.94</text:p>
          </table:table-cell>
          <table:table-cell table:formula="of:=[.C38]*[.$C$4]" office:value-type="currency" office:currency="USD" office:value="216.097118757533">
            <text:p>$216.10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formula="of:=[.C38]+[.D38]" office:value-type="currency" office:currency="USD" office:value="4538.0394939082">
            <text:p>$4,538.04</text:p>
          </table:table-cell>
          <table:table-cell table:formula="of:=[.C39]*[.$C$4]" office:value-type="currency" office:currency="USD" office:value="226.90197469541">
            <text:p>$226.90</text:p>
          </table:table-cell>
        </table:table-row>
        <table:table-row table:style-name="ro1">
          <table:table-cell/>
          <table:table-cell office:value-type="float" office:value="2049">
            <text:p>2049</text:p>
          </table:table-cell>
          <table:table-cell table:formula="of:=[.C39]+[.D39]" office:value-type="currency" office:currency="USD" office:value="4764.94146860361">
            <text:p>$4,764.94</text:p>
          </table:table-cell>
          <table:table-cell table:formula="of:=[.C40]*[.$C$4]" office:value-type="currency" office:currency="USD" office:value="238.24707343018">
            <text:p>$238.25</text:p>
          </table:table-cell>
        </table:table-row>
        <table:table-row table:style-name="ro1">
          <table:table-cell/>
          <table:table-cell office:value-type="float" office:value="2050">
            <text:p>2050</text:p>
          </table:table-cell>
          <table:table-cell table:formula="of:=[.C40]+[.D40]" office:value-type="currency" office:currency="USD" office:value="5003.18854203379">
            <text:p>$5,003.19</text:p>
          </table:table-cell>
          <table:table-cell table:formula="of:=[.C41]*[.$C$4]" office:value-type="currency" office:currency="USD" office:value="250.159427101689">
            <text:p>$250.16</text:p>
          </table:table-cell>
        </table:table-row>
        <table:table-row table:style-name="ro1">
          <table:table-cell/>
          <table:table-cell office:value-type="float" office:value="2051">
            <text:p>2051</text:p>
          </table:table-cell>
          <table:table-cell table:formula="of:=[.C41]+[.D41]" office:value-type="currency" office:currency="USD" office:value="5253.34796913548">
            <text:p>$5,253.35</text:p>
          </table:table-cell>
          <table:table-cell table:formula="of:=[.C42]*[.$C$4]" office:value-type="currency" office:currency="USD" office:value="262.667398456774">
            <text:p>$262.67</text:p>
          </table:table-cell>
        </table:table-row>
        <table:table-row table:style-name="ro1" table:number-rows-repeated="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rLoanCalculator" table:style-name="ta1" table:print="false">
        <table:table-column table:style-name="co1" table:number-columns-repeated="3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8" table:default-cell-style-name="ce5"/>
        <table:table-row table:style-name="ro1" table:number-rows-repeated="2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8" office:value-type="string">
            <text:p>Car Loan Calculator</text:p>
          </table:table-cell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5" table:formula="of:=[.$D$6]+[.E57]" office:value-type="currency" office:currency="USD" office:value="17812.094719973">
            <text:p>$17,812.09</text:p>
          </table:table-cell>
          <table:table-cell table:style-name="ce5" office:value-type="string">
            <text:p><text:s/>= Total Cost of Car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table:style-name="ce9" office:value-type="currency" office:currency="USD" office:value="17550">
            <text:p>$17,550.00</text:p>
          </table:table-cell>
          <table:table-cell table:style-name="ce8" office:value-type="string">
            <text:p><text:s/>= Purchase Price $'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currency" office:currency="USD" office:value="9000">
            <text:p>$9,000.00</text:p>
          </table:table-cell>
          <table:table-cell table:style-name="ce8" office:value-type="string">
            <text:p><text:s/>= Down Payment Amou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table:formula="of:=[.D7]/[.D6]" office:value-type="percentage" office:value="0.512820512820513">
            <text:p>51.28%</text:p>
          </table:table-cell>
          <table:table-cell table:style-name="ce8" office:value-type="string">
            <text:p><text:s/>= Down Payment %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percentage" office:value="0.0354">
            <text:p>3.54%</text:p>
          </table:table-cell>
          <table:table-cell table:style-name="ce8" office:value-type="string">
            <text:p><text:s/>= Interest Rate /Y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currency" office:currency="USD" office:value="450">
            <text:p>$450.00</text:p>
          </table:table-cell>
          <table:table-cell table:style-name="ce8" office:value-type="string">
            <text:p><text:s/>= Monthly Payment $'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[.D78]" office:value-type="currency" office:currency="USD" office:value="0">
            <text:p>$0.00</text:p>
          </table:table-cell>
          <table:table-cell table:style-name="ce8" office:value-type="string">
            <text:p><text:s/>= Balloon Payment $'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formula="of:=[.D10]+[.D11]" office:value-type="currency" office:currency="USD" office:value="450">
            <text:p>$450.00</text:p>
          </table:table-cell>
          <table:table-cell table:style-name="ce8" office:value-type="string">
            <text:p><text:s/>= Last Paym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eg of Month</text:p>
          </table:table-cell>
          <table:table-cell table:number-columns-repeated="2" office:value-type="string">
            <text:p>End of Month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>
            <text:p>Month</text:p>
          </table:table-cell>
          <table:table-cell office:value-type="string">
            <text:p>Loan Amount</text:p>
          </table:table-cell>
          <table:table-cell office:value-type="string">
            <text:p>Interest</text:p>
          </table:table-cell>
          <table:table-cell office:value-type="string">
            <text:p>Paym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0">
            <text:p>0</text:p>
          </table:table-cell>
          <table:table-cell table:formula="of:=[.D6]-[.D7]" office:value-type="currency" office:currency="USD" office:value="8550">
            <text:p>$8,550.00</text:p>
          </table:table-cell>
          <table:table-cell table:formula="of:=[.D17]*[.$D$9]/12" office:value-type="currency" office:currency="USD" office:value="25.2225">
            <text:p>$25.22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formula="of:=[.D17]+[.E17]-[.F17]" office:value-type="currency" office:currency="USD" office:value="8125.2225">
            <text:p>$8,125.22</text:p>
          </table:table-cell>
          <table:table-cell table:formula="of:=[.D18]*[.$D$9]/12" office:value-type="currency" office:currency="USD" office:value="23.969406375">
            <text:p>$23.97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">
            <text:p>2</text:p>
          </table:table-cell>
          <table:table-cell table:formula="of:=[.D18]+[.E18]-[.F18]" office:value-type="currency" office:currency="USD" office:value="7699.191906375">
            <text:p>$7,699.19</text:p>
          </table:table-cell>
          <table:table-cell table:formula="of:=[.D19]*[.$D$9]/12" office:value-type="currency" office:currency="USD" office:value="22.7126161238063">
            <text:p>$22.71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">
            <text:p>3</text:p>
          </table:table-cell>
          <table:table-cell table:formula="of:=[.D19]+[.E19]-[.F19]" office:value-type="currency" office:currency="USD" office:value="7271.90452249881">
            <text:p>$7,271.90</text:p>
          </table:table-cell>
          <table:table-cell table:formula="of:=[.D20]*[.$D$9]/12" office:value-type="currency" office:currency="USD" office:value="21.4521183413715">
            <text:p>$21.45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">
            <text:p>4</text:p>
          </table:table-cell>
          <table:table-cell table:formula="of:=[.D20]+[.E20]-[.F20]" office:value-type="currency" office:currency="USD" office:value="6843.35664084018">
            <text:p>$6,843.36</text:p>
          </table:table-cell>
          <table:table-cell table:formula="of:=[.D21]*[.$D$9]/12" office:value-type="currency" office:currency="USD" office:value="20.1879020904785">
            <text:p>$20.19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table:formula="of:=[.D21]+[.E21]-[.F21]" office:value-type="currency" office:currency="USD" office:value="6413.54454293066">
            <text:p>$6,413.54</text:p>
          </table:table-cell>
          <table:table-cell table:formula="of:=[.D22]*[.$D$9]/12" office:value-type="currency" office:currency="USD" office:value="18.9199564016454">
            <text:p>$18.92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">
            <text:p>6</text:p>
          </table:table-cell>
          <table:table-cell table:formula="of:=[.D22]+[.E22]-[.F22]" office:value-type="currency" office:currency="USD" office:value="5982.4644993323">
            <text:p>$5,982.46</text:p>
          </table:table-cell>
          <table:table-cell table:formula="of:=[.D23]*[.$D$9]/12" office:value-type="currency" office:currency="USD" office:value="17.6482702730303">
            <text:p>$17.65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">
            <text:p>7</text:p>
          </table:table-cell>
          <table:table-cell table:formula="of:=[.D23]+[.E23]-[.F23]" office:value-type="currency" office:currency="USD" office:value="5550.11276960533">
            <text:p>$5,550.11</text:p>
          </table:table-cell>
          <table:table-cell table:formula="of:=[.D24]*[.$D$9]/12" office:value-type="currency" office:currency="USD" office:value="16.3728326703357">
            <text:p>$16.37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">
            <text:p>8</text:p>
          </table:table-cell>
          <table:table-cell table:formula="of:=[.D24]+[.E24]-[.F24]" office:value-type="currency" office:currency="USD" office:value="5116.48560227567">
            <text:p>$5,116.49</text:p>
          </table:table-cell>
          <table:table-cell table:formula="of:=[.D25]*[.$D$9]/12" office:value-type="currency" office:currency="USD" office:value="15.0936325267132">
            <text:p>$15.09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">
            <text:p>9</text:p>
          </table:table-cell>
          <table:table-cell table:formula="of:=[.D25]+[.E25]-[.F25]" office:value-type="currency" office:currency="USD" office:value="4681.57923480238">
            <text:p>$4,681.58</text:p>
          </table:table-cell>
          <table:table-cell table:formula="of:=[.D26]*[.$D$9]/12" office:value-type="currency" office:currency="USD" office:value="13.810658742667">
            <text:p>$13.81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">
            <text:p>10</text:p>
          </table:table-cell>
          <table:table-cell table:formula="of:=[.D26]+[.E26]-[.F26]" office:value-type="currency" office:currency="USD" office:value="4245.38989354505">
            <text:p>$4,245.39</text:p>
          </table:table-cell>
          <table:table-cell table:formula="of:=[.D27]*[.$D$9]/12" office:value-type="currency" office:currency="USD" office:value="12.5239001859579">
            <text:p>$12.52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">
            <text:p>11</text:p>
          </table:table-cell>
          <table:table-cell table:formula="of:=[.D27]+[.E27]-[.F27]" office:value-type="currency" office:currency="USD" office:value="3807.91379373101">
            <text:p>$3,807.91</text:p>
          </table:table-cell>
          <table:table-cell table:formula="of:=[.D28]*[.$D$9]/12" office:value-type="currency" office:currency="USD" office:value="11.2333456915065">
            <text:p>$11.23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">
            <text:p>12</text:p>
          </table:table-cell>
          <table:table-cell table:formula="of:=[.D28]+[.E28]-[.F28]" office:value-type="currency" office:currency="USD" office:value="3369.14713942251">
            <text:p>$3,369.15</text:p>
          </table:table-cell>
          <table:table-cell table:formula="of:=[.D29]*[.$D$9]/12" office:value-type="currency" office:currency="USD" office:value="9.93898406129641">
            <text:p>$9.94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">
            <text:p>13</text:p>
          </table:table-cell>
          <table:table-cell table:formula="of:=[.D29]+[.E29]-[.F29]" office:value-type="currency" office:currency="USD" office:value="2929.08612348381">
            <text:p>$2,929.09</text:p>
          </table:table-cell>
          <table:table-cell table:formula="of:=[.D30]*[.$D$9]/12" office:value-type="currency" office:currency="USD" office:value="8.64080406427724">
            <text:p>$8.64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">
            <text:p>14</text:p>
          </table:table-cell>
          <table:table-cell table:formula="of:=[.D30]+[.E30]-[.F30]" office:value-type="currency" office:currency="USD" office:value="2487.72692754809">
            <text:p>$2,487.73</text:p>
          </table:table-cell>
          <table:table-cell table:formula="of:=[.D31]*[.$D$9]/12" office:value-type="currency" office:currency="USD" office:value="7.33879443626686">
            <text:p>$7.34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">
            <text:p>15</text:p>
          </table:table-cell>
          <table:table-cell table:formula="of:=[.D31]+[.E31]-[.F31]" office:value-type="currency" office:currency="USD" office:value="2045.06572198435">
            <text:p>$2,045.07</text:p>
          </table:table-cell>
          <table:table-cell table:formula="of:=[.D32]*[.$D$9]/12" office:value-type="currency" office:currency="USD" office:value="6.03294387985384">
            <text:p>$6.03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">
            <text:p>16</text:p>
          </table:table-cell>
          <table:table-cell table:formula="of:=[.D32]+[.E32]-[.F32]" office:value-type="currency" office:currency="USD" office:value="1601.09866586421">
            <text:p>$1,601.10</text:p>
          </table:table-cell>
          <table:table-cell table:formula="of:=[.D33]*[.$D$9]/12" office:value-type="currency" office:currency="USD" office:value="4.72324106429941">
            <text:p>$4.72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">
            <text:p>17</text:p>
          </table:table-cell>
          <table:table-cell table:formula="of:=[.D33]+[.E33]-[.F33]" office:value-type="currency" office:currency="USD" office:value="1155.82190692851">
            <text:p>$1,155.82</text:p>
          </table:table-cell>
          <table:table-cell table:formula="of:=[.D34]*[.$D$9]/12" office:value-type="currency" office:currency="USD" office:value="3.4096746254391">
            <text:p>$3.41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">
            <text:p>18</text:p>
          </table:table-cell>
          <table:table-cell table:formula="of:=[.D34]+[.E34]-[.F34]" office:value-type="currency" office:currency="USD" office:value="709.231581553946">
            <text:p>$709.23</text:p>
          </table:table-cell>
          <table:table-cell table:formula="of:=[.D35]*[.$D$9]/12" office:value-type="currency" office:currency="USD" office:value="2.09223316558414">
            <text:p>$2.09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">
            <text:p>19</text:p>
          </table:table-cell>
          <table:table-cell table:formula="of:=[.D35]+[.E35]-[.F35]" office:value-type="currency" office:currency="USD" office:value="261.32381471953">
            <text:p>$261.32</text:p>
          </table:table-cell>
          <table:table-cell table:formula="of:=[.D36]*[.$D$9]/12" office:value-type="currency" office:currency="USD" office:value="0.770905253422615">
            <text:p>$0.77</text:p>
          </table:table-cell>
          <table:table-cell table:formula="of:=[.$D$10]" office:value-type="currency" office:currency="USD" office:value="450">
            <text:p>$450.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">
            <text:p>20</text:p>
          </table:table-cell>
          <table:table-cell table:formula="of:=[.D36]+[.E36]-[.F36]" office:value-type="currency" office:currency="USD" office:value="-187.905280027047">
            <text:p>-$187.9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5">
            <text:p>2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37">
            <text:p>37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style-name="ce8" office:value-type="string">
            <text:p>Total Interest Owed</text:p>
          </table:table-cell>
          <table:table-cell table:formula="of:=SUM([.E17:.E53])" office:value-type="currency" office:currency="USD" office:value="262.094719972952">
            <text:p>$262.09</text:p>
          </table:table-cell>
          <table:table-cell table:number-columns-repeated="1019"/>
        </table:table-row>
        <table:table-row table:style-name="ro1" table:number-rows-repeated="20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/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style-name="ce8"/>
          <table:table-cell table:number-columns-repeated="1020"/>
        </table:table-row>
        <table:table-row table:style-name="ro1" table:number-rows-repeated="298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10481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meLoanCalculator" table:style-name="ta1" table:print="false">
        <table:table-column table:style-name="co1" table:number-columns-repeated="3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8" table:default-cell-style-name="ce5"/>
        <table:table-row table:style-name="ro1" table:number-rows-repeated="2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8" office:value-type="string">
            <text:p>Home Loan Calculator</text:p>
          </table:table-cell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ce5" table:formula="of:=[.$D$6]+[.$E$380]" office:value-type="currency" office:currency="USD" office:value="611968.005217467">
            <text:p>$611,968.01</text:p>
          </table:table-cell>
          <table:table-cell table:style-name="ce5" office:value-type="string">
            <text:p><text:s/>= Total Cost of House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table:style-name="ce9" office:value-type="currency" office:currency="USD" office:value="350000">
            <text:p>$350,000.00</text:p>
          </table:table-cell>
          <table:table-cell table:style-name="ce8" office:value-type="string">
            <text:p><text:s/>= Purchase Price $'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percentage" office:value="0.2">
            <text:p>20.00%</text:p>
          </table:table-cell>
          <table:table-cell table:style-name="ce8" office:value-type="string">
            <text:p><text:s/>= Down Payment %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percentage" office:value="0.05">
            <text:p>5.00%</text:p>
          </table:table-cell>
          <table:table-cell table:style-name="ce8" office:value-type="string">
            <text:p><text:s/>= Interest Rate /Y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currency" office:currency="USD" office:value="1501.31">
            <text:p>$1,501.31</text:p>
          </table:table-cell>
          <table:table-cell table:style-name="ce8" office:value-type="string">
            <text:p><text:s/>= Monthly Payment $'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table:formula="of:=[.D377]" office:value-type="currency" office:currency="USD" office:value="-4.90478253164201">
            <text:p>-$4.90</text:p>
          </table:table-cell>
          <table:table-cell table:style-name="ce8" office:value-type="string">
            <text:p><text:s/>= Balloon Payment $'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formula="of:=[.D9]+[.D10]" office:value-type="currency" office:currency="USD" office:value="1496.40521746836">
            <text:p>$1,496.41</text:p>
          </table:table-cell>
          <table:table-cell table:style-name="ce8" office:value-type="string">
            <text:p><text:s/>= Last Paym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eg of Month</text:p>
          </table:table-cell>
          <table:table-cell table:number-columns-repeated="2" office:value-type="string">
            <text:p>End of Month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>
            <text:p>Month</text:p>
          </table:table-cell>
          <table:table-cell office:value-type="string">
            <text:p>Loan Amount</text:p>
          </table:table-cell>
          <table:table-cell office:value-type="string">
            <text:p>Interest</text:p>
          </table:table-cell>
          <table:table-cell office:value-type="string">
            <text:p>Paym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float" office:value="0">
            <text:p>0</text:p>
          </table:table-cell>
          <table:table-cell table:formula="of:=[.$D$6]*(1-[.$D$7])" office:value-type="currency" office:currency="USD" office:value="280000">
            <text:p>$280,000.00</text:p>
          </table:table-cell>
          <table:table-cell table:formula="of:=[.D16]*[.$D$8]/12" office:value-type="currency" office:currency="USD" office:value="1166.66666666667">
            <text:p>$1,166.6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formula="of:=[.D16]+[.E16]-[.F16]" office:value-type="currency" office:currency="USD" office:value="279665.356666667">
            <text:p>$279,665.36</text:p>
          </table:table-cell>
          <table:table-cell table:formula="of:=[.D17]*[.$D$8]/12" office:value-type="currency" office:currency="USD" office:value="1165.27231944444">
            <text:p>$1,165.2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">
            <text:p>2</text:p>
          </table:table-cell>
          <table:table-cell table:formula="of:=[.D17]+[.E17]-[.F17]" office:value-type="currency" office:currency="USD" office:value="279329.318986111">
            <text:p>$279,329.32</text:p>
          </table:table-cell>
          <table:table-cell table:formula="of:=[.D18]*[.$D$8]/12" office:value-type="currency" office:currency="USD" office:value="1163.87216244213">
            <text:p>$1,163.8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">
            <text:p>3</text:p>
          </table:table-cell>
          <table:table-cell table:formula="of:=[.D18]+[.E18]-[.F18]" office:value-type="currency" office:currency="USD" office:value="278991.881148553">
            <text:p>$278,991.88</text:p>
          </table:table-cell>
          <table:table-cell table:formula="of:=[.D19]*[.$D$8]/12" office:value-type="currency" office:currency="USD" office:value="1162.46617145231">
            <text:p>$1,162.4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">
            <text:p>4</text:p>
          </table:table-cell>
          <table:table-cell table:formula="of:=[.D19]+[.E19]-[.F19]" office:value-type="currency" office:currency="USD" office:value="278653.037320006">
            <text:p>$278,653.04</text:p>
          </table:table-cell>
          <table:table-cell table:formula="of:=[.D20]*[.$D$8]/12" office:value-type="currency" office:currency="USD" office:value="1161.05432216669">
            <text:p>$1,161.0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/>
          <table:table-cell/>
          <table:table-cell table:style-name="ce6" office:value-type="float" office:value="5">
            <text:p>5</text:p>
          </table:table-cell>
          <table:table-cell table:formula="of:=[.D20]+[.E20]-[.F20]" office:value-type="currency" office:currency="USD" office:value="278312.781642172">
            <text:p>$278,312.78</text:p>
          </table:table-cell>
          <table:table-cell table:formula="of:=[.D21]*[.$D$8]/12" office:value-type="currency" office:currency="USD" office:value="1159.63659017572">
            <text:p>$1,159.6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">
            <text:p>6</text:p>
          </table:table-cell>
          <table:table-cell table:formula="of:=[.D21]+[.E21]-[.F21]" office:value-type="currency" office:currency="USD" office:value="277971.108232348">
            <text:p>$277,971.11</text:p>
          </table:table-cell>
          <table:table-cell table:formula="of:=[.D22]*[.$D$8]/12" office:value-type="currency" office:currency="USD" office:value="1158.21295096812">
            <text:p>$1,158.2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">
            <text:p>7</text:p>
          </table:table-cell>
          <table:table-cell table:formula="of:=[.D22]+[.E22]-[.F22]" office:value-type="currency" office:currency="USD" office:value="277628.011183316">
            <text:p>$277,628.01</text:p>
          </table:table-cell>
          <table:table-cell table:formula="of:=[.D23]*[.$D$8]/12" office:value-type="currency" office:currency="USD" office:value="1156.78337993048">
            <text:p>$1,156.7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">
            <text:p>8</text:p>
          </table:table-cell>
          <table:table-cell table:formula="of:=[.D23]+[.E23]-[.F23]" office:value-type="currency" office:currency="USD" office:value="277283.484563247">
            <text:p>$277,283.48</text:p>
          </table:table-cell>
          <table:table-cell table:formula="of:=[.D24]*[.$D$8]/12" office:value-type="currency" office:currency="USD" office:value="1155.34785234686">
            <text:p>$1,155.3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">
            <text:p>9</text:p>
          </table:table-cell>
          <table:table-cell table:formula="of:=[.D24]+[.E24]-[.F24]" office:value-type="currency" office:currency="USD" office:value="276937.522415593">
            <text:p>$276,937.52</text:p>
          </table:table-cell>
          <table:table-cell table:formula="of:=[.D25]*[.$D$8]/12" office:value-type="currency" office:currency="USD" office:value="1153.90634339831">
            <text:p>$1,153.9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">
            <text:p>10</text:p>
          </table:table-cell>
          <table:table-cell table:formula="of:=[.D25]+[.E25]-[.F25]" office:value-type="currency" office:currency="USD" office:value="276590.118758992">
            <text:p>$276,590.12</text:p>
          </table:table-cell>
          <table:table-cell table:formula="of:=[.D26]*[.$D$8]/12" office:value-type="currency" office:currency="USD" office:value="1152.45882816247">
            <text:p>$1,152.4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">
            <text:p>11</text:p>
          </table:table-cell>
          <table:table-cell table:formula="of:=[.D26]+[.E26]-[.F26]" office:value-type="currency" office:currency="USD" office:value="276241.267587154">
            <text:p>$276,241.27</text:p>
          </table:table-cell>
          <table:table-cell table:formula="of:=[.D27]*[.$D$8]/12" office:value-type="currency" office:currency="USD" office:value="1151.00528161314">
            <text:p>$1,151.0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">
            <text:p>12</text:p>
          </table:table-cell>
          <table:table-cell table:formula="of:=[.D27]+[.E27]-[.F27]" office:value-type="currency" office:currency="USD" office:value="275890.962868767">
            <text:p>$275,890.96</text:p>
          </table:table-cell>
          <table:table-cell table:formula="of:=[.D28]*[.$D$8]/12" office:value-type="currency" office:currency="USD" office:value="1149.54567861986">
            <text:p>$1,149.5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">
            <text:p>13</text:p>
          </table:table-cell>
          <table:table-cell table:formula="of:=[.D28]+[.E28]-[.F28]" office:value-type="currency" office:currency="USD" office:value="275539.198547387">
            <text:p>$275,539.20</text:p>
          </table:table-cell>
          <table:table-cell table:formula="of:=[.D29]*[.$D$8]/12" office:value-type="currency" office:currency="USD" office:value="1148.07999394745">
            <text:p>$1,148.0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">
            <text:p>14</text:p>
          </table:table-cell>
          <table:table-cell table:formula="of:=[.D29]+[.E29]-[.F29]" office:value-type="currency" office:currency="USD" office:value="275185.968541335">
            <text:p>$275,185.97</text:p>
          </table:table-cell>
          <table:table-cell table:formula="of:=[.D30]*[.$D$8]/12" office:value-type="currency" office:currency="USD" office:value="1146.60820225556">
            <text:p>$1,146.6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">
            <text:p>15</text:p>
          </table:table-cell>
          <table:table-cell table:formula="of:=[.D30]+[.E30]-[.F30]" office:value-type="currency" office:currency="USD" office:value="274831.26674359">
            <text:p>$274,831.27</text:p>
          </table:table-cell>
          <table:table-cell table:formula="of:=[.D31]*[.$D$8]/12" office:value-type="currency" office:currency="USD" office:value="1145.13027809829">
            <text:p>$1,145.1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">
            <text:p>16</text:p>
          </table:table-cell>
          <table:table-cell table:formula="of:=[.D31]+[.E31]-[.F31]" office:value-type="currency" office:currency="USD" office:value="274475.087021689">
            <text:p>$274,475.09</text:p>
          </table:table-cell>
          <table:table-cell table:formula="of:=[.D32]*[.$D$8]/12" office:value-type="currency" office:currency="USD" office:value="1143.6461959237">
            <text:p>$1,143.6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">
            <text:p>17</text:p>
          </table:table-cell>
          <table:table-cell table:formula="of:=[.D32]+[.E32]-[.F32]" office:value-type="currency" office:currency="USD" office:value="274117.423217612">
            <text:p>$274,117.42</text:p>
          </table:table-cell>
          <table:table-cell table:formula="of:=[.D33]*[.$D$8]/12" office:value-type="currency" office:currency="USD" office:value="1142.15593007338">
            <text:p>$1,142.1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">
            <text:p>18</text:p>
          </table:table-cell>
          <table:table-cell table:formula="of:=[.D33]+[.E33]-[.F33]" office:value-type="currency" office:currency="USD" office:value="273758.269147686">
            <text:p>$273,758.27</text:p>
          </table:table-cell>
          <table:table-cell table:formula="of:=[.D34]*[.$D$8]/12" office:value-type="currency" office:currency="USD" office:value="1140.65945478202">
            <text:p>$1,140.6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">
            <text:p>19</text:p>
          </table:table-cell>
          <table:table-cell table:formula="of:=[.D34]+[.E34]-[.F34]" office:value-type="currency" office:currency="USD" office:value="273397.618602468">
            <text:p>$273,397.62</text:p>
          </table:table-cell>
          <table:table-cell table:formula="of:=[.D35]*[.$D$8]/12" office:value-type="currency" office:currency="USD" office:value="1139.15674417695">
            <text:p>$1,139.1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">
            <text:p>20</text:p>
          </table:table-cell>
          <table:table-cell table:formula="of:=[.D35]+[.E35]-[.F35]" office:value-type="currency" office:currency="USD" office:value="273035.465346645">
            <text:p>$273,035.47</text:p>
          </table:table-cell>
          <table:table-cell table:formula="of:=[.D36]*[.$D$8]/12" office:value-type="currency" office:currency="USD" office:value="1137.64777227769">
            <text:p>$1,137.6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">
            <text:p>21</text:p>
          </table:table-cell>
          <table:table-cell table:formula="of:=[.D36]+[.E36]-[.F36]" office:value-type="currency" office:currency="USD" office:value="272671.803118922">
            <text:p>$272,671.80</text:p>
          </table:table-cell>
          <table:table-cell table:formula="of:=[.D37]*[.$D$8]/12" office:value-type="currency" office:currency="USD" office:value="1136.13251299551">
            <text:p>$1,136.1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">
            <text:p>22</text:p>
          </table:table-cell>
          <table:table-cell table:formula="of:=[.D37]+[.E37]-[.F37]" office:value-type="currency" office:currency="USD" office:value="272306.625631918">
            <text:p>$272,306.63</text:p>
          </table:table-cell>
          <table:table-cell table:formula="of:=[.D38]*[.$D$8]/12" office:value-type="currency" office:currency="USD" office:value="1134.61094013299">
            <text:p>$1,134.6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">
            <text:p>23</text:p>
          </table:table-cell>
          <table:table-cell table:formula="of:=[.D38]+[.E38]-[.F38]" office:value-type="currency" office:currency="USD" office:value="271939.926572051">
            <text:p>$271,939.93</text:p>
          </table:table-cell>
          <table:table-cell table:formula="of:=[.D39]*[.$D$8]/12" office:value-type="currency" office:currency="USD" office:value="1133.08302738355">
            <text:p>$1,133.0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">
            <text:p>24</text:p>
          </table:table-cell>
          <table:table-cell table:formula="of:=[.D39]+[.E39]-[.F39]" office:value-type="currency" office:currency="USD" office:value="271571.699599434">
            <text:p>$271,571.70</text:p>
          </table:table-cell>
          <table:table-cell table:formula="of:=[.D40]*[.$D$8]/12" office:value-type="currency" office:currency="USD" office:value="1131.54874833098">
            <text:p>$1,131.5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">
            <text:p>25</text:p>
          </table:table-cell>
          <table:table-cell table:formula="of:=[.D40]+[.E40]-[.F40]" office:value-type="currency" office:currency="USD" office:value="271201.938347765">
            <text:p>$271,201.94</text:p>
          </table:table-cell>
          <table:table-cell table:formula="of:=[.D41]*[.$D$8]/12" office:value-type="currency" office:currency="USD" office:value="1130.00807644902">
            <text:p>$1,130.0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">
            <text:p>26</text:p>
          </table:table-cell>
          <table:table-cell table:formula="of:=[.D41]+[.E41]-[.F41]" office:value-type="currency" office:currency="USD" office:value="270830.636424214">
            <text:p>$270,830.64</text:p>
          </table:table-cell>
          <table:table-cell table:formula="of:=[.D42]*[.$D$8]/12" office:value-type="currency" office:currency="USD" office:value="1128.46098510089">
            <text:p>$1,128.4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">
            <text:p>27</text:p>
          </table:table-cell>
          <table:table-cell table:formula="of:=[.D42]+[.E42]-[.F42]" office:value-type="currency" office:currency="USD" office:value="270457.787409315">
            <text:p>$270,457.79</text:p>
          </table:table-cell>
          <table:table-cell table:formula="of:=[.D43]*[.$D$8]/12" office:value-type="currency" office:currency="USD" office:value="1126.90744753881">
            <text:p>$1,126.9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">
            <text:p>28</text:p>
          </table:table-cell>
          <table:table-cell table:formula="of:=[.D43]+[.E43]-[.F43]" office:value-type="currency" office:currency="USD" office:value="270083.384856854">
            <text:p>$270,083.38</text:p>
          </table:table-cell>
          <table:table-cell table:formula="of:=[.D44]*[.$D$8]/12" office:value-type="currency" office:currency="USD" office:value="1125.34743690356">
            <text:p>$1,125.3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">
            <text:p>29</text:p>
          </table:table-cell>
          <table:table-cell table:formula="of:=[.D44]+[.E44]-[.F44]" office:value-type="currency" office:currency="USD" office:value="269707.422293758">
            <text:p>$269,707.42</text:p>
          </table:table-cell>
          <table:table-cell table:formula="of:=[.D45]*[.$D$8]/12" office:value-type="currency" office:currency="USD" office:value="1123.78092622399">
            <text:p>$1,123.7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">
            <text:p>30</text:p>
          </table:table-cell>
          <table:table-cell table:formula="of:=[.D45]+[.E45]-[.F45]" office:value-type="currency" office:currency="USD" office:value="269329.893219982">
            <text:p>$269,329.89</text:p>
          </table:table-cell>
          <table:table-cell table:formula="of:=[.D46]*[.$D$8]/12" office:value-type="currency" office:currency="USD" office:value="1122.20788841659">
            <text:p>$1,122.2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">
            <text:p>31</text:p>
          </table:table-cell>
          <table:table-cell table:formula="of:=[.D46]+[.E46]-[.F46]" office:value-type="currency" office:currency="USD" office:value="268950.791108398">
            <text:p>$268,950.79</text:p>
          </table:table-cell>
          <table:table-cell table:formula="of:=[.D47]*[.$D$8]/12" office:value-type="currency" office:currency="USD" office:value="1120.62829628499">
            <text:p>$1,120.6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">
            <text:p>32</text:p>
          </table:table-cell>
          <table:table-cell table:formula="of:=[.D47]+[.E47]-[.F47]" office:value-type="currency" office:currency="USD" office:value="268570.109404683">
            <text:p>$268,570.11</text:p>
          </table:table-cell>
          <table:table-cell table:formula="of:=[.D48]*[.$D$8]/12" office:value-type="currency" office:currency="USD" office:value="1119.04212251951">
            <text:p>$1,119.0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">
            <text:p>33</text:p>
          </table:table-cell>
          <table:table-cell table:formula="of:=[.D48]+[.E48]-[.F48]" office:value-type="currency" office:currency="USD" office:value="268187.841527203">
            <text:p>$268,187.84</text:p>
          </table:table-cell>
          <table:table-cell table:formula="of:=[.D49]*[.$D$8]/12" office:value-type="currency" office:currency="USD" office:value="1117.44933969668">
            <text:p>$1,117.4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">
            <text:p>34</text:p>
          </table:table-cell>
          <table:table-cell table:formula="of:=[.D49]+[.E49]-[.F49]" office:value-type="currency" office:currency="USD" office:value="267803.9808669">
            <text:p>$267,803.98</text:p>
          </table:table-cell>
          <table:table-cell table:formula="of:=[.D50]*[.$D$8]/12" office:value-type="currency" office:currency="USD" office:value="1115.84992027875">
            <text:p>$1,115.8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">
            <text:p>35</text:p>
          </table:table-cell>
          <table:table-cell table:formula="of:=[.D50]+[.E50]-[.F50]" office:value-type="currency" office:currency="USD" office:value="267418.520787178">
            <text:p>$267,418.52</text:p>
          </table:table-cell>
          <table:table-cell table:formula="of:=[.D51]*[.$D$8]/12" office:value-type="currency" office:currency="USD" office:value="1114.24383661324">
            <text:p>$1,114.2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6">
            <text:p>36</text:p>
          </table:table-cell>
          <table:table-cell table:formula="of:=[.D51]+[.E51]-[.F51]" office:value-type="currency" office:currency="USD" office:value="267031.454623792">
            <text:p>$267,031.45</text:p>
          </table:table-cell>
          <table:table-cell table:formula="of:=[.D52]*[.$D$8]/12" office:value-type="currency" office:currency="USD" office:value="1112.63106093246">
            <text:p>$1,112.6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7">
            <text:p>37</text:p>
          </table:table-cell>
          <table:table-cell table:formula="of:=[.D52]+[.E52]-[.F52]" office:value-type="currency" office:currency="USD" office:value="266642.775684724">
            <text:p>$266,642.78</text:p>
          </table:table-cell>
          <table:table-cell table:formula="of:=[.D53]*[.$D$8]/12" office:value-type="currency" office:currency="USD" office:value="1111.01156535302">
            <text:p>$1,111.0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8">
            <text:p>38</text:p>
          </table:table-cell>
          <table:table-cell table:formula="of:=[.D53]+[.E53]-[.F53]" office:value-type="currency" office:currency="USD" office:value="266252.477250077">
            <text:p>$266,252.48</text:p>
          </table:table-cell>
          <table:table-cell table:formula="of:=[.D54]*[.$D$8]/12" office:value-type="currency" office:currency="USD" office:value="1109.38532187532">
            <text:p>$1,109.3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9">
            <text:p>39</text:p>
          </table:table-cell>
          <table:table-cell table:formula="of:=[.D54]+[.E54]-[.F54]" office:value-type="currency" office:currency="USD" office:value="265860.552571952">
            <text:p>$265,860.55</text:p>
          </table:table-cell>
          <table:table-cell table:formula="of:=[.D55]*[.$D$8]/12" office:value-type="currency" office:currency="USD" office:value="1107.75230238314">
            <text:p>$1,107.7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0">
            <text:p>40</text:p>
          </table:table-cell>
          <table:table-cell table:formula="of:=[.D55]+[.E55]-[.F55]" office:value-type="currency" office:currency="USD" office:value="265466.994874336">
            <text:p>$265,466.99</text:p>
          </table:table-cell>
          <table:table-cell table:formula="of:=[.D56]*[.$D$8]/12" office:value-type="currency" office:currency="USD" office:value="1106.11247864306">
            <text:p>$1,106.1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1">
            <text:p>41</text:p>
          </table:table-cell>
          <table:table-cell table:formula="of:=[.D56]+[.E56]-[.F56]" office:value-type="currency" office:currency="USD" office:value="265071.797352979">
            <text:p>$265,071.80</text:p>
          </table:table-cell>
          <table:table-cell table:formula="of:=[.D57]*[.$D$8]/12" office:value-type="currency" office:currency="USD" office:value="1104.46582230408">
            <text:p>$1,104.4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2">
            <text:p>42</text:p>
          </table:table-cell>
          <table:table-cell table:formula="of:=[.D57]+[.E57]-[.F57]" office:value-type="currency" office:currency="USD" office:value="264674.953175283">
            <text:p>$264,674.95</text:p>
          </table:table-cell>
          <table:table-cell table:formula="of:=[.D58]*[.$D$8]/12" office:value-type="currency" office:currency="USD" office:value="1102.81230489701">
            <text:p>$1,102.8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3">
            <text:p>43</text:p>
          </table:table-cell>
          <table:table-cell table:formula="of:=[.D58]+[.E58]-[.F58]" office:value-type="currency" office:currency="USD" office:value="264276.45548018">
            <text:p>$264,276.46</text:p>
          </table:table-cell>
          <table:table-cell table:formula="of:=[.D59]*[.$D$8]/12" office:value-type="currency" office:currency="USD" office:value="1101.15189783408">
            <text:p>$1,101.1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4">
            <text:p>44</text:p>
          </table:table-cell>
          <table:table-cell table:formula="of:=[.D59]+[.E59]-[.F59]" office:value-type="currency" office:currency="USD" office:value="263876.297378014">
            <text:p>$263,876.30</text:p>
          </table:table-cell>
          <table:table-cell table:formula="of:=[.D60]*[.$D$8]/12" office:value-type="currency" office:currency="USD" office:value="1099.48457240839">
            <text:p>$1,099.4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5">
            <text:p>45</text:p>
          </table:table-cell>
          <table:table-cell table:formula="of:=[.D60]+[.E60]-[.F60]" office:value-type="currency" office:currency="USD" office:value="263474.471950422">
            <text:p>$263,474.47</text:p>
          </table:table-cell>
          <table:table-cell table:formula="of:=[.D61]*[.$D$8]/12" office:value-type="currency" office:currency="USD" office:value="1097.81029979343">
            <text:p>$1,097.8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6">
            <text:p>46</text:p>
          </table:table-cell>
          <table:table-cell table:formula="of:=[.D61]+[.E61]-[.F61]" office:value-type="currency" office:currency="USD" office:value="263070.972250216">
            <text:p>$263,070.97</text:p>
          </table:table-cell>
          <table:table-cell table:formula="of:=[.D62]*[.$D$8]/12" office:value-type="currency" office:currency="USD" office:value="1096.12905104257">
            <text:p>$1,096.1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7">
            <text:p>47</text:p>
          </table:table-cell>
          <table:table-cell table:formula="of:=[.D62]+[.E62]-[.F62]" office:value-type="currency" office:currency="USD" office:value="262665.791301258">
            <text:p>$262,665.79</text:p>
          </table:table-cell>
          <table:table-cell table:formula="of:=[.D63]*[.$D$8]/12" office:value-type="currency" office:currency="USD" office:value="1094.44079708858">
            <text:p>$1,094.4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8">
            <text:p>48</text:p>
          </table:table-cell>
          <table:table-cell table:formula="of:=[.D63]+[.E63]-[.F63]" office:value-type="currency" office:currency="USD" office:value="262258.922098347">
            <text:p>$262,258.92</text:p>
          </table:table-cell>
          <table:table-cell table:formula="of:=[.D64]*[.$D$8]/12" office:value-type="currency" office:currency="USD" office:value="1092.74550874311">
            <text:p>$1,092.7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49">
            <text:p>49</text:p>
          </table:table-cell>
          <table:table-cell table:formula="of:=[.D64]+[.E64]-[.F64]" office:value-type="currency" office:currency="USD" office:value="261850.35760709">
            <text:p>$261,850.36</text:p>
          </table:table-cell>
          <table:table-cell table:formula="of:=[.D65]*[.$D$8]/12" office:value-type="currency" office:currency="USD" office:value="1091.04315669621">
            <text:p>$1,091.0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0">
            <text:p>50</text:p>
          </table:table-cell>
          <table:table-cell table:formula="of:=[.D65]+[.E65]-[.F65]" office:value-type="currency" office:currency="USD" office:value="261440.090763786">
            <text:p>$261,440.09</text:p>
          </table:table-cell>
          <table:table-cell table:formula="of:=[.D66]*[.$D$8]/12" office:value-type="currency" office:currency="USD" office:value="1089.33371151577">
            <text:p>$1,089.3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1">
            <text:p>51</text:p>
          </table:table-cell>
          <table:table-cell table:formula="of:=[.D66]+[.E66]-[.F66]" office:value-type="currency" office:currency="USD" office:value="261028.114475302">
            <text:p>$261,028.11</text:p>
          </table:table-cell>
          <table:table-cell table:formula="of:=[.D67]*[.$D$8]/12" office:value-type="currency" office:currency="USD" office:value="1087.61714364709">
            <text:p>$1,087.6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2">
            <text:p>52</text:p>
          </table:table-cell>
          <table:table-cell table:formula="of:=[.D67]+[.E67]-[.F67]" office:value-type="currency" office:currency="USD" office:value="260614.421618949">
            <text:p>$260,614.42</text:p>
          </table:table-cell>
          <table:table-cell table:formula="of:=[.D68]*[.$D$8]/12" office:value-type="currency" office:currency="USD" office:value="1085.89342341229">
            <text:p>$1,085.8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3">
            <text:p>53</text:p>
          </table:table-cell>
          <table:table-cell table:formula="of:=[.D68]+[.E68]-[.F68]" office:value-type="currency" office:currency="USD" office:value="260199.005042361">
            <text:p>$260,199.01</text:p>
          </table:table-cell>
          <table:table-cell table:formula="of:=[.D69]*[.$D$8]/12" office:value-type="currency" office:currency="USD" office:value="1084.16252100984">
            <text:p>$1,084.1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4">
            <text:p>54</text:p>
          </table:table-cell>
          <table:table-cell table:formula="of:=[.D69]+[.E69]-[.F69]" office:value-type="currency" office:currency="USD" office:value="259781.857563371">
            <text:p>$259,781.86</text:p>
          </table:table-cell>
          <table:table-cell table:formula="of:=[.D70]*[.$D$8]/12" office:value-type="currency" office:currency="USD" office:value="1082.42440651405">
            <text:p>$1,082.4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5">
            <text:p>55</text:p>
          </table:table-cell>
          <table:table-cell table:formula="of:=[.D70]+[.E70]-[.F70]" office:value-type="currency" office:currency="USD" office:value="259362.971969885">
            <text:p>$259,362.97</text:p>
          </table:table-cell>
          <table:table-cell table:formula="of:=[.D71]*[.$D$8]/12" office:value-type="currency" office:currency="USD" office:value="1080.67904987452">
            <text:p>$1,080.6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6">
            <text:p>56</text:p>
          </table:table-cell>
          <table:table-cell table:formula="of:=[.D71]+[.E71]-[.F71]" office:value-type="currency" office:currency="USD" office:value="258942.34101976">
            <text:p>$258,942.34</text:p>
          </table:table-cell>
          <table:table-cell table:formula="of:=[.D72]*[.$D$8]/12" office:value-type="currency" office:currency="USD" office:value="1078.92642091566">
            <text:p>$1,078.9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7">
            <text:p>57</text:p>
          </table:table-cell>
          <table:table-cell table:formula="of:=[.D72]+[.E72]-[.F72]" office:value-type="currency" office:currency="USD" office:value="258519.957440675">
            <text:p>$258,519.96</text:p>
          </table:table-cell>
          <table:table-cell table:formula="of:=[.D73]*[.$D$8]/12" office:value-type="currency" office:currency="USD" office:value="1077.16648933615">
            <text:p>$1,077.1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8">
            <text:p>58</text:p>
          </table:table-cell>
          <table:table-cell table:formula="of:=[.D73]+[.E73]-[.F73]" office:value-type="currency" office:currency="USD" office:value="258095.813930011">
            <text:p>$258,095.81</text:p>
          </table:table-cell>
          <table:table-cell table:formula="of:=[.D74]*[.$D$8]/12" office:value-type="currency" office:currency="USD" office:value="1075.39922470838">
            <text:p>$1,075.4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59">
            <text:p>59</text:p>
          </table:table-cell>
          <table:table-cell table:formula="of:=[.D74]+[.E74]-[.F74]" office:value-type="currency" office:currency="USD" office:value="257669.90315472">
            <text:p>$257,669.90</text:p>
          </table:table-cell>
          <table:table-cell table:formula="of:=[.D75]*[.$D$8]/12" office:value-type="currency" office:currency="USD" office:value="1073.624596478">
            <text:p>$1,073.6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0">
            <text:p>60</text:p>
          </table:table-cell>
          <table:table-cell table:formula="of:=[.D75]+[.E75]-[.F75]" office:value-type="currency" office:currency="USD" office:value="257242.217751198">
            <text:p>$257,242.22</text:p>
          </table:table-cell>
          <table:table-cell table:formula="of:=[.D76]*[.$D$8]/12" office:value-type="currency" office:currency="USD" office:value="1071.84257396332">
            <text:p>$1,071.8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1">
            <text:p>61</text:p>
          </table:table-cell>
          <table:table-cell table:formula="of:=[.D76]+[.E76]-[.F76]" office:value-type="currency" office:currency="USD" office:value="256812.750325161">
            <text:p>$256,812.75</text:p>
          </table:table-cell>
          <table:table-cell table:formula="of:=[.D77]*[.$D$8]/12" office:value-type="currency" office:currency="USD" office:value="1070.05312635484">
            <text:p>$1,070.0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2">
            <text:p>62</text:p>
          </table:table-cell>
          <table:table-cell table:formula="of:=[.D77]+[.E77]-[.F77]" office:value-type="currency" office:currency="USD" office:value="256381.493451516">
            <text:p>$256,381.49</text:p>
          </table:table-cell>
          <table:table-cell table:formula="of:=[.D78]*[.$D$8]/12" office:value-type="currency" office:currency="USD" office:value="1068.25622271465">
            <text:p>$1,068.2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3">
            <text:p>63</text:p>
          </table:table-cell>
          <table:table-cell table:formula="of:=[.D78]+[.E78]-[.F78]" office:value-type="currency" office:currency="USD" office:value="255948.439674231">
            <text:p>$255,948.44</text:p>
          </table:table-cell>
          <table:table-cell table:formula="of:=[.D79]*[.$D$8]/12" office:value-type="currency" office:currency="USD" office:value="1066.45183197596">
            <text:p>$1,066.4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4">
            <text:p>64</text:p>
          </table:table-cell>
          <table:table-cell table:formula="of:=[.D79]+[.E79]-[.F79]" office:value-type="currency" office:currency="USD" office:value="255513.581506207">
            <text:p>$255,513.58</text:p>
          </table:table-cell>
          <table:table-cell table:formula="of:=[.D80]*[.$D$8]/12" office:value-type="currency" office:currency="USD" office:value="1064.63992294253">
            <text:p>$1,064.6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5">
            <text:p>65</text:p>
          </table:table-cell>
          <table:table-cell table:formula="of:=[.D80]+[.E80]-[.F80]" office:value-type="currency" office:currency="USD" office:value="255076.911429149">
            <text:p>$255,076.91</text:p>
          </table:table-cell>
          <table:table-cell table:formula="of:=[.D81]*[.$D$8]/12" office:value-type="currency" office:currency="USD" office:value="1062.82046428812">
            <text:p>$1,062.8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6">
            <text:p>66</text:p>
          </table:table-cell>
          <table:table-cell table:formula="of:=[.D81]+[.E81]-[.F81]" office:value-type="currency" office:currency="USD" office:value="254638.421893437">
            <text:p>$254,638.42</text:p>
          </table:table-cell>
          <table:table-cell table:formula="of:=[.D82]*[.$D$8]/12" office:value-type="currency" office:currency="USD" office:value="1060.99342455599">
            <text:p>$1,060.9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7">
            <text:p>67</text:p>
          </table:table-cell>
          <table:table-cell table:formula="of:=[.D82]+[.E82]-[.F82]" office:value-type="currency" office:currency="USD" office:value="254198.105317993">
            <text:p>$254,198.11</text:p>
          </table:table-cell>
          <table:table-cell table:formula="of:=[.D83]*[.$D$8]/12" office:value-type="currency" office:currency="USD" office:value="1059.15877215831">
            <text:p>$1,059.1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8">
            <text:p>68</text:p>
          </table:table-cell>
          <table:table-cell table:formula="of:=[.D83]+[.E83]-[.F83]" office:value-type="currency" office:currency="USD" office:value="253755.954090151">
            <text:p>$253,755.95</text:p>
          </table:table-cell>
          <table:table-cell table:formula="of:=[.D84]*[.$D$8]/12" office:value-type="currency" office:currency="USD" office:value="1057.31647537563">
            <text:p>$1,057.3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69">
            <text:p>69</text:p>
          </table:table-cell>
          <table:table-cell table:formula="of:=[.D84]+[.E84]-[.F84]" office:value-type="currency" office:currency="USD" office:value="253311.960565527">
            <text:p>$253,311.96</text:p>
          </table:table-cell>
          <table:table-cell table:formula="of:=[.D85]*[.$D$8]/12" office:value-type="currency" office:currency="USD" office:value="1055.46650235636">
            <text:p>$1,055.4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0">
            <text:p>70</text:p>
          </table:table-cell>
          <table:table-cell table:formula="of:=[.D85]+[.E85]-[.F85]" office:value-type="currency" office:currency="USD" office:value="252866.117067883">
            <text:p>$252,866.12</text:p>
          </table:table-cell>
          <table:table-cell table:formula="of:=[.D86]*[.$D$8]/12" office:value-type="currency" office:currency="USD" office:value="1053.60882111618">
            <text:p>$1,053.6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1">
            <text:p>71</text:p>
          </table:table-cell>
          <table:table-cell table:formula="of:=[.D86]+[.E86]-[.F86]" office:value-type="currency" office:currency="USD" office:value="252418.415889">
            <text:p>$252,418.42</text:p>
          </table:table-cell>
          <table:table-cell table:formula="of:=[.D87]*[.$D$8]/12" office:value-type="currency" office:currency="USD" office:value="1051.7433995375">
            <text:p>$1,051.7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2">
            <text:p>72</text:p>
          </table:table-cell>
          <table:table-cell table:formula="of:=[.D87]+[.E87]-[.F87]" office:value-type="currency" office:currency="USD" office:value="251968.849288537">
            <text:p>$251,968.85</text:p>
          </table:table-cell>
          <table:table-cell table:formula="of:=[.D88]*[.$D$8]/12" office:value-type="currency" office:currency="USD" office:value="1049.8702053689">
            <text:p>$1,049.8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3">
            <text:p>73</text:p>
          </table:table-cell>
          <table:table-cell table:formula="of:=[.D88]+[.E88]-[.F88]" office:value-type="currency" office:currency="USD" office:value="251517.409493906">
            <text:p>$251,517.41</text:p>
          </table:table-cell>
          <table:table-cell table:formula="of:=[.D89]*[.$D$8]/12" office:value-type="currency" office:currency="USD" office:value="1047.98920622461">
            <text:p>$1,047.9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4">
            <text:p>74</text:p>
          </table:table-cell>
          <table:table-cell table:formula="of:=[.D89]+[.E89]-[.F89]" office:value-type="currency" office:currency="USD" office:value="251064.088700131">
            <text:p>$251,064.09</text:p>
          </table:table-cell>
          <table:table-cell table:formula="of:=[.D90]*[.$D$8]/12" office:value-type="currency" office:currency="USD" office:value="1046.10036958388">
            <text:p>$1,046.1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5">
            <text:p>75</text:p>
          </table:table-cell>
          <table:table-cell table:formula="of:=[.D90]+[.E90]-[.F90]" office:value-type="currency" office:currency="USD" office:value="250608.879069715">
            <text:p>$250,608.88</text:p>
          </table:table-cell>
          <table:table-cell table:formula="of:=[.D91]*[.$D$8]/12" office:value-type="currency" office:currency="USD" office:value="1044.20366279048">
            <text:p>$1,044.2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6">
            <text:p>76</text:p>
          </table:table-cell>
          <table:table-cell table:formula="of:=[.D91]+[.E91]-[.F91]" office:value-type="currency" office:currency="USD" office:value="250151.772732505">
            <text:p>$250,151.77</text:p>
          </table:table-cell>
          <table:table-cell table:formula="of:=[.D92]*[.$D$8]/12" office:value-type="currency" office:currency="USD" office:value="1042.2990530521">
            <text:p>$1,042.3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7">
            <text:p>77</text:p>
          </table:table-cell>
          <table:table-cell table:formula="of:=[.D92]+[.E92]-[.F92]" office:value-type="currency" office:currency="USD" office:value="249692.761785557">
            <text:p>$249,692.76</text:p>
          </table:table-cell>
          <table:table-cell table:formula="of:=[.D93]*[.$D$8]/12" office:value-type="currency" office:currency="USD" office:value="1040.38650743982">
            <text:p>$1,040.3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8">
            <text:p>78</text:p>
          </table:table-cell>
          <table:table-cell table:formula="of:=[.D93]+[.E93]-[.F93]" office:value-type="currency" office:currency="USD" office:value="249231.838292997">
            <text:p>$249,231.84</text:p>
          </table:table-cell>
          <table:table-cell table:formula="of:=[.D94]*[.$D$8]/12" office:value-type="currency" office:currency="USD" office:value="1038.46599288749">
            <text:p>$1,038.4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79">
            <text:p>79</text:p>
          </table:table-cell>
          <table:table-cell table:formula="of:=[.D94]+[.E94]-[.F94]" office:value-type="currency" office:currency="USD" office:value="248768.994285884">
            <text:p>$248,768.99</text:p>
          </table:table-cell>
          <table:table-cell table:formula="of:=[.D95]*[.$D$8]/12" office:value-type="currency" office:currency="USD" office:value="1036.53747619119">
            <text:p>$1,036.5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0">
            <text:p>80</text:p>
          </table:table-cell>
          <table:table-cell table:formula="of:=[.D95]+[.E95]-[.F95]" office:value-type="currency" office:currency="USD" office:value="248304.221762076">
            <text:p>$248,304.22</text:p>
          </table:table-cell>
          <table:table-cell table:formula="of:=[.D96]*[.$D$8]/12" office:value-type="currency" office:currency="USD" office:value="1034.60092400865">
            <text:p>$1,034.6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1">
            <text:p>81</text:p>
          </table:table-cell>
          <table:table-cell table:formula="of:=[.D96]+[.E96]-[.F96]" office:value-type="currency" office:currency="USD" office:value="247837.512686084">
            <text:p>$247,837.51</text:p>
          </table:table-cell>
          <table:table-cell table:formula="of:=[.D97]*[.$D$8]/12" office:value-type="currency" office:currency="USD" office:value="1032.65630285868">
            <text:p>$1,032.6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2">
            <text:p>82</text:p>
          </table:table-cell>
          <table:table-cell table:formula="of:=[.D97]+[.E97]-[.F97]" office:value-type="currency" office:currency="USD" office:value="247368.858988943">
            <text:p>$247,368.86</text:p>
          </table:table-cell>
          <table:table-cell table:formula="of:=[.D98]*[.$D$8]/12" office:value-type="currency" office:currency="USD" office:value="1030.7035791206">
            <text:p>$1,030.7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3">
            <text:p>83</text:p>
          </table:table-cell>
          <table:table-cell table:formula="of:=[.D98]+[.E98]-[.F98]" office:value-type="currency" office:currency="USD" office:value="246898.252568064">
            <text:p>$246,898.25</text:p>
          </table:table-cell>
          <table:table-cell table:formula="of:=[.D99]*[.$D$8]/12" office:value-type="currency" office:currency="USD" office:value="1028.7427190336">
            <text:p>$1,028.7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4">
            <text:p>84</text:p>
          </table:table-cell>
          <table:table-cell table:formula="of:=[.D99]+[.E99]-[.F99]" office:value-type="currency" office:currency="USD" office:value="246425.685287097">
            <text:p>$246,425.69</text:p>
          </table:table-cell>
          <table:table-cell table:formula="of:=[.D100]*[.$D$8]/12" office:value-type="currency" office:currency="USD" office:value="1026.77368869624">
            <text:p>$1,026.7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5">
            <text:p>85</text:p>
          </table:table-cell>
          <table:table-cell table:formula="of:=[.D100]+[.E100]-[.F100]" office:value-type="currency" office:currency="USD" office:value="245951.148975793">
            <text:p>$245,951.15</text:p>
          </table:table-cell>
          <table:table-cell table:formula="of:=[.D101]*[.$D$8]/12" office:value-type="currency" office:currency="USD" office:value="1024.79645406581">
            <text:p>$1,024.8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6">
            <text:p>86</text:p>
          </table:table-cell>
          <table:table-cell table:formula="of:=[.D101]+[.E101]-[.F101]" office:value-type="currency" office:currency="USD" office:value="245474.635429859">
            <text:p>$245,474.64</text:p>
          </table:table-cell>
          <table:table-cell table:formula="of:=[.D102]*[.$D$8]/12" office:value-type="currency" office:currency="USD" office:value="1022.81098095775">
            <text:p>$1,022.8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7">
            <text:p>87</text:p>
          </table:table-cell>
          <table:table-cell table:formula="of:=[.D102]+[.E102]-[.F102]" office:value-type="currency" office:currency="USD" office:value="244996.136410817">
            <text:p>$244,996.14</text:p>
          </table:table-cell>
          <table:table-cell table:formula="of:=[.D103]*[.$D$8]/12" office:value-type="currency" office:currency="USD" office:value="1020.81723504507">
            <text:p>$1,020.8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8">
            <text:p>88</text:p>
          </table:table-cell>
          <table:table-cell table:formula="of:=[.D103]+[.E103]-[.F103]" office:value-type="currency" office:currency="USD" office:value="244515.643645862">
            <text:p>$244,515.64</text:p>
          </table:table-cell>
          <table:table-cell table:formula="of:=[.D104]*[.$D$8]/12" office:value-type="currency" office:currency="USD" office:value="1018.81518185776">
            <text:p>$1,018.8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89">
            <text:p>89</text:p>
          </table:table-cell>
          <table:table-cell table:formula="of:=[.D104]+[.E104]-[.F104]" office:value-type="currency" office:currency="USD" office:value="244033.14882772">
            <text:p>$244,033.15</text:p>
          </table:table-cell>
          <table:table-cell table:formula="of:=[.D105]*[.$D$8]/12" office:value-type="currency" office:currency="USD" office:value="1016.80478678217">
            <text:p>$1,016.8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0">
            <text:p>90</text:p>
          </table:table-cell>
          <table:table-cell table:formula="of:=[.D105]+[.E105]-[.F105]" office:value-type="currency" office:currency="USD" office:value="243548.643614502">
            <text:p>$243,548.64</text:p>
          </table:table-cell>
          <table:table-cell table:formula="of:=[.D106]*[.$D$8]/12" office:value-type="currency" office:currency="USD" office:value="1014.78601506043">
            <text:p>$1,014.7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1">
            <text:p>91</text:p>
          </table:table-cell>
          <table:table-cell table:formula="of:=[.D106]+[.E106]-[.F106]" office:value-type="currency" office:currency="USD" office:value="243062.119629562">
            <text:p>$243,062.12</text:p>
          </table:table-cell>
          <table:table-cell table:formula="of:=[.D107]*[.$D$8]/12" office:value-type="currency" office:currency="USD" office:value="1012.75883178984">
            <text:p>$1,012.7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2">
            <text:p>92</text:p>
          </table:table-cell>
          <table:table-cell table:formula="of:=[.D107]+[.E107]-[.F107]" office:value-type="currency" office:currency="USD" office:value="242573.568461352">
            <text:p>$242,573.57</text:p>
          </table:table-cell>
          <table:table-cell table:formula="of:=[.D108]*[.$D$8]/12" office:value-type="currency" office:currency="USD" office:value="1010.7232019223">
            <text:p>$1,010.7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3">
            <text:p>93</text:p>
          </table:table-cell>
          <table:table-cell table:formula="of:=[.D108]+[.E108]-[.F108]" office:value-type="currency" office:currency="USD" office:value="242082.981663275">
            <text:p>$242,082.98</text:p>
          </table:table-cell>
          <table:table-cell table:formula="of:=[.D109]*[.$D$8]/12" office:value-type="currency" office:currency="USD" office:value="1008.67909026364">
            <text:p>$1,008.6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4">
            <text:p>94</text:p>
          </table:table-cell>
          <table:table-cell table:formula="of:=[.D109]+[.E109]-[.F109]" office:value-type="currency" office:currency="USD" office:value="241590.350753538">
            <text:p>$241,590.35</text:p>
          </table:table-cell>
          <table:table-cell table:formula="of:=[.D110]*[.$D$8]/12" office:value-type="currency" office:currency="USD" office:value="1006.62646147308">
            <text:p>$1,006.6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5">
            <text:p>95</text:p>
          </table:table-cell>
          <table:table-cell table:formula="of:=[.D110]+[.E110]-[.F110]" office:value-type="currency" office:currency="USD" office:value="241095.667215011">
            <text:p>$241,095.67</text:p>
          </table:table-cell>
          <table:table-cell table:formula="of:=[.D111]*[.$D$8]/12" office:value-type="currency" office:currency="USD" office:value="1004.56528006255">
            <text:p>$1,004.5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6">
            <text:p>96</text:p>
          </table:table-cell>
          <table:table-cell table:formula="of:=[.D111]+[.E111]-[.F111]" office:value-type="currency" office:currency="USD" office:value="240598.922495074">
            <text:p>$240,598.92</text:p>
          </table:table-cell>
          <table:table-cell table:formula="of:=[.D112]*[.$D$8]/12" office:value-type="currency" office:currency="USD" office:value="1002.49551039614">
            <text:p>$1,002.5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7">
            <text:p>97</text:p>
          </table:table-cell>
          <table:table-cell table:formula="of:=[.D112]+[.E112]-[.F112]" office:value-type="currency" office:currency="USD" office:value="240100.10800547">
            <text:p>$240,100.11</text:p>
          </table:table-cell>
          <table:table-cell table:formula="of:=[.D113]*[.$D$8]/12" office:value-type="currency" office:currency="USD" office:value="1000.41711668946">
            <text:p>$1,000.4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8">
            <text:p>98</text:p>
          </table:table-cell>
          <table:table-cell table:formula="of:=[.D113]+[.E113]-[.F113]" office:value-type="currency" office:currency="USD" office:value="239599.215122159">
            <text:p>$239,599.22</text:p>
          </table:table-cell>
          <table:table-cell table:formula="of:=[.D114]*[.$D$8]/12" office:value-type="currency" office:currency="USD" office:value="998.330063008998">
            <text:p>$998.3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99">
            <text:p>99</text:p>
          </table:table-cell>
          <table:table-cell table:formula="of:=[.D114]+[.E114]-[.F114]" office:value-type="currency" office:currency="USD" office:value="239096.235185168">
            <text:p>$239,096.24</text:p>
          </table:table-cell>
          <table:table-cell table:formula="of:=[.D115]*[.$D$8]/12" office:value-type="currency" office:currency="USD" office:value="996.234313271535">
            <text:p>$996.2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0">
            <text:p>100</text:p>
          </table:table-cell>
          <table:table-cell table:formula="of:=[.D115]+[.E115]-[.F115]" office:value-type="currency" office:currency="USD" office:value="238591.15949844">
            <text:p>$238,591.16</text:p>
          </table:table-cell>
          <table:table-cell table:formula="of:=[.D116]*[.$D$8]/12" office:value-type="currency" office:currency="USD" office:value="994.1298312435">
            <text:p>$994.1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1">
            <text:p>101</text:p>
          </table:table-cell>
          <table:table-cell table:formula="of:=[.D116]+[.E116]-[.F116]" office:value-type="currency" office:currency="USD" office:value="238083.979329684">
            <text:p>$238,083.98</text:p>
          </table:table-cell>
          <table:table-cell table:formula="of:=[.D117]*[.$D$8]/12" office:value-type="currency" office:currency="USD" office:value="992.016580540348">
            <text:p>$992.0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2">
            <text:p>102</text:p>
          </table:table-cell>
          <table:table-cell table:formula="of:=[.D117]+[.E117]-[.F117]" office:value-type="currency" office:currency="USD" office:value="237574.685910224">
            <text:p>$237,574.69</text:p>
          </table:table-cell>
          <table:table-cell table:formula="of:=[.D118]*[.$D$8]/12" office:value-type="currency" office:currency="USD" office:value="989.894524625933">
            <text:p>$989.8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3">
            <text:p>103</text:p>
          </table:table-cell>
          <table:table-cell table:formula="of:=[.D118]+[.E118]-[.F118]" office:value-type="currency" office:currency="USD" office:value="237063.27043485">
            <text:p>$237,063.27</text:p>
          </table:table-cell>
          <table:table-cell table:formula="of:=[.D119]*[.$D$8]/12" office:value-type="currency" office:currency="USD" office:value="987.763626811874">
            <text:p>$987.7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4">
            <text:p>104</text:p>
          </table:table-cell>
          <table:table-cell table:formula="of:=[.D119]+[.E119]-[.F119]" office:value-type="currency" office:currency="USD" office:value="236549.724061662">
            <text:p>$236,549.72</text:p>
          </table:table-cell>
          <table:table-cell table:formula="of:=[.D120]*[.$D$8]/12" office:value-type="currency" office:currency="USD" office:value="985.623850256924">
            <text:p>$985.6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5">
            <text:p>105</text:p>
          </table:table-cell>
          <table:table-cell table:formula="of:=[.D120]+[.E120]-[.F120]" office:value-type="currency" office:currency="USD" office:value="236034.037911919">
            <text:p>$236,034.04</text:p>
          </table:table-cell>
          <table:table-cell table:formula="of:=[.D121]*[.$D$8]/12" office:value-type="currency" office:currency="USD" office:value="983.475157966328">
            <text:p>$983.4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6">
            <text:p>106</text:p>
          </table:table-cell>
          <table:table-cell table:formula="of:=[.D121]+[.E121]-[.F121]" office:value-type="currency" office:currency="USD" office:value="235516.203069885">
            <text:p>$235,516.20</text:p>
          </table:table-cell>
          <table:table-cell table:formula="of:=[.D122]*[.$D$8]/12" office:value-type="currency" office:currency="USD" office:value="981.317512791187">
            <text:p>$981.3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7">
            <text:p>107</text:p>
          </table:table-cell>
          <table:table-cell table:formula="of:=[.D122]+[.E122]-[.F122]" office:value-type="currency" office:currency="USD" office:value="234996.210582676">
            <text:p>$234,996.21</text:p>
          </table:table-cell>
          <table:table-cell table:formula="of:=[.D123]*[.$D$8]/12" office:value-type="currency" office:currency="USD" office:value="979.150877427817">
            <text:p>$979.1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8">
            <text:p>108</text:p>
          </table:table-cell>
          <table:table-cell table:formula="of:=[.D123]+[.E123]-[.F123]" office:value-type="currency" office:currency="USD" office:value="234474.051460104">
            <text:p>$234,474.05</text:p>
          </table:table-cell>
          <table:table-cell table:formula="of:=[.D124]*[.$D$8]/12" office:value-type="currency" office:currency="USD" office:value="976.9752144171">
            <text:p>$976.9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09">
            <text:p>109</text:p>
          </table:table-cell>
          <table:table-cell table:formula="of:=[.D124]+[.E124]-[.F124]" office:value-type="currency" office:currency="USD" office:value="233949.716674521">
            <text:p>$233,949.72</text:p>
          </table:table-cell>
          <table:table-cell table:formula="of:=[.D125]*[.$D$8]/12" office:value-type="currency" office:currency="USD" office:value="974.790486143838">
            <text:p>$974.7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0">
            <text:p>110</text:p>
          </table:table-cell>
          <table:table-cell table:formula="of:=[.D125]+[.E125]-[.F125]" office:value-type="currency" office:currency="USD" office:value="233423.197160665">
            <text:p>$233,423.20</text:p>
          </table:table-cell>
          <table:table-cell table:formula="of:=[.D126]*[.$D$8]/12" office:value-type="currency" office:currency="USD" office:value="972.596654836104">
            <text:p>$972.6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1">
            <text:p>111</text:p>
          </table:table-cell>
          <table:table-cell table:formula="of:=[.D126]+[.E126]-[.F126]" office:value-type="currency" office:currency="USD" office:value="232894.483815501">
            <text:p>$232,894.48</text:p>
          </table:table-cell>
          <table:table-cell table:formula="of:=[.D127]*[.$D$8]/12" office:value-type="currency" office:currency="USD" office:value="970.393682564588">
            <text:p>$970.3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2">
            <text:p>112</text:p>
          </table:table-cell>
          <table:table-cell table:formula="of:=[.D127]+[.E127]-[.F127]" office:value-type="currency" office:currency="USD" office:value="232363.567498066">
            <text:p>$232,363.57</text:p>
          </table:table-cell>
          <table:table-cell table:formula="of:=[.D128]*[.$D$8]/12" office:value-type="currency" office:currency="USD" office:value="968.18153124194">
            <text:p>$968.1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3">
            <text:p>113</text:p>
          </table:table-cell>
          <table:table-cell table:formula="of:=[.D128]+[.E128]-[.F128]" office:value-type="currency" office:currency="USD" office:value="231830.439029308">
            <text:p>$231,830.44</text:p>
          </table:table-cell>
          <table:table-cell table:formula="of:=[.D129]*[.$D$8]/12" office:value-type="currency" office:currency="USD" office:value="965.960162622115">
            <text:p>$965.9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4">
            <text:p>114</text:p>
          </table:table-cell>
          <table:table-cell table:formula="of:=[.D129]+[.E129]-[.F129]" office:value-type="currency" office:currency="USD" office:value="231295.08919193">
            <text:p>$231,295.09</text:p>
          </table:table-cell>
          <table:table-cell table:formula="of:=[.D130]*[.$D$8]/12" office:value-type="currency" office:currency="USD" office:value="963.729538299707">
            <text:p>$963.7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5">
            <text:p>115</text:p>
          </table:table-cell>
          <table:table-cell table:formula="of:=[.D130]+[.E130]-[.F130]" office:value-type="currency" office:currency="USD" office:value="230757.508730229">
            <text:p>$230,757.51</text:p>
          </table:table-cell>
          <table:table-cell table:formula="of:=[.D131]*[.$D$8]/12" office:value-type="currency" office:currency="USD" office:value="961.489619709289">
            <text:p>$961.4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6">
            <text:p>116</text:p>
          </table:table-cell>
          <table:table-cell table:formula="of:=[.D131]+[.E131]-[.F131]" office:value-type="currency" office:currency="USD" office:value="230217.688349939">
            <text:p>$230,217.69</text:p>
          </table:table-cell>
          <table:table-cell table:formula="of:=[.D132]*[.$D$8]/12" office:value-type="currency" office:currency="USD" office:value="959.240368124745">
            <text:p>$959.2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7">
            <text:p>117</text:p>
          </table:table-cell>
          <table:table-cell table:formula="of:=[.D132]+[.E132]-[.F132]" office:value-type="currency" office:currency="USD" office:value="229675.618718063">
            <text:p>$229,675.62</text:p>
          </table:table-cell>
          <table:table-cell table:formula="of:=[.D133]*[.$D$8]/12" office:value-type="currency" office:currency="USD" office:value="956.981744658598">
            <text:p>$956.9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8">
            <text:p>118</text:p>
          </table:table-cell>
          <table:table-cell table:formula="of:=[.D133]+[.E133]-[.F133]" office:value-type="currency" office:currency="USD" office:value="229131.290462722">
            <text:p>$229,131.29</text:p>
          </table:table-cell>
          <table:table-cell table:formula="of:=[.D134]*[.$D$8]/12" office:value-type="currency" office:currency="USD" office:value="954.713710261342">
            <text:p>$954.7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19">
            <text:p>119</text:p>
          </table:table-cell>
          <table:table-cell table:formula="of:=[.D134]+[.E134]-[.F134]" office:value-type="currency" office:currency="USD" office:value="228584.694172983">
            <text:p>$228,584.69</text:p>
          </table:table-cell>
          <table:table-cell table:formula="of:=[.D135]*[.$D$8]/12" office:value-type="currency" office:currency="USD" office:value="952.436225720764">
            <text:p>$952.4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0">
            <text:p>120</text:p>
          </table:table-cell>
          <table:table-cell table:formula="of:=[.D135]+[.E135]-[.F135]" office:value-type="currency" office:currency="USD" office:value="228035.820398704">
            <text:p>$228,035.82</text:p>
          </table:table-cell>
          <table:table-cell table:formula="of:=[.D136]*[.$D$8]/12" office:value-type="currency" office:currency="USD" office:value="950.149251661267">
            <text:p>$950.1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1">
            <text:p>121</text:p>
          </table:table-cell>
          <table:table-cell table:formula="of:=[.D136]+[.E136]-[.F136]" office:value-type="currency" office:currency="USD" office:value="227484.659650365">
            <text:p>$227,484.66</text:p>
          </table:table-cell>
          <table:table-cell table:formula="of:=[.D137]*[.$D$8]/12" office:value-type="currency" office:currency="USD" office:value="947.852748543189">
            <text:p>$947.8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2">
            <text:p>122</text:p>
          </table:table-cell>
          <table:table-cell table:formula="of:=[.D137]+[.E137]-[.F137]" office:value-type="currency" office:currency="USD" office:value="226931.202398909">
            <text:p>$226,931.20</text:p>
          </table:table-cell>
          <table:table-cell table:formula="of:=[.D138]*[.$D$8]/12" office:value-type="currency" office:currency="USD" office:value="945.546676662119">
            <text:p>$945.5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3">
            <text:p>123</text:p>
          </table:table-cell>
          <table:table-cell table:formula="of:=[.D138]+[.E138]-[.F138]" office:value-type="currency" office:currency="USD" office:value="226375.439075571">
            <text:p>$226,375.44</text:p>
          </table:table-cell>
          <table:table-cell table:formula="of:=[.D139]*[.$D$8]/12" office:value-type="currency" office:currency="USD" office:value="943.230996148211">
            <text:p>$943.2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4">
            <text:p>124</text:p>
          </table:table-cell>
          <table:table-cell table:formula="of:=[.D139]+[.E139]-[.F139]" office:value-type="currency" office:currency="USD" office:value="225817.360071719">
            <text:p>$225,817.36</text:p>
          </table:table-cell>
          <table:table-cell table:formula="of:=[.D140]*[.$D$8]/12" office:value-type="currency" office:currency="USD" office:value="940.905666965496">
            <text:p>$940.9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5">
            <text:p>125</text:p>
          </table:table-cell>
          <table:table-cell table:formula="of:=[.D140]+[.E140]-[.F140]" office:value-type="currency" office:currency="USD" office:value="225256.955738684">
            <text:p>$225,256.96</text:p>
          </table:table-cell>
          <table:table-cell table:formula="of:=[.D141]*[.$D$8]/12" office:value-type="currency" office:currency="USD" office:value="938.570648911185">
            <text:p>$938.5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6">
            <text:p>126</text:p>
          </table:table-cell>
          <table:table-cell table:formula="of:=[.D141]+[.E141]-[.F141]" office:value-type="currency" office:currency="USD" office:value="224694.216387596">
            <text:p>$224,694.22</text:p>
          </table:table-cell>
          <table:table-cell table:formula="of:=[.D142]*[.$D$8]/12" office:value-type="currency" office:currency="USD" office:value="936.225901614982">
            <text:p>$936.2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7">
            <text:p>127</text:p>
          </table:table-cell>
          <table:table-cell table:formula="of:=[.D142]+[.E142]-[.F142]" office:value-type="currency" office:currency="USD" office:value="224129.132289211">
            <text:p>$224,129.13</text:p>
          </table:table-cell>
          <table:table-cell table:formula="of:=[.D143]*[.$D$8]/12" office:value-type="currency" office:currency="USD" office:value="933.871384538378">
            <text:p>$933.8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8">
            <text:p>128</text:p>
          </table:table-cell>
          <table:table-cell table:formula="of:=[.D143]+[.E143]-[.F143]" office:value-type="currency" office:currency="USD" office:value="223561.693673749">
            <text:p>$223,561.69</text:p>
          </table:table-cell>
          <table:table-cell table:formula="of:=[.D144]*[.$D$8]/12" office:value-type="currency" office:currency="USD" office:value="931.507056973954">
            <text:p>$931.5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29">
            <text:p>129</text:p>
          </table:table-cell>
          <table:table-cell table:formula="of:=[.D144]+[.E144]-[.F144]" office:value-type="currency" office:currency="USD" office:value="222991.890730723">
            <text:p>$222,991.89</text:p>
          </table:table-cell>
          <table:table-cell table:formula="of:=[.D145]*[.$D$8]/12" office:value-type="currency" office:currency="USD" office:value="929.132878044679">
            <text:p>$929.1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0">
            <text:p>130</text:p>
          </table:table-cell>
          <table:table-cell table:formula="of:=[.D145]+[.E145]-[.F145]" office:value-type="currency" office:currency="USD" office:value="222419.713608768">
            <text:p>$222,419.71</text:p>
          </table:table-cell>
          <table:table-cell table:formula="of:=[.D146]*[.$D$8]/12" office:value-type="currency" office:currency="USD" office:value="926.748806703199">
            <text:p>$926.7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1">
            <text:p>131</text:p>
          </table:table-cell>
          <table:table-cell table:formula="of:=[.D146]+[.E146]-[.F146]" office:value-type="currency" office:currency="USD" office:value="221845.152415471">
            <text:p>$221,845.15</text:p>
          </table:table-cell>
          <table:table-cell table:formula="of:=[.D147]*[.$D$8]/12" office:value-type="currency" office:currency="USD" office:value="924.354801731129">
            <text:p>$924.3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2">
            <text:p>132</text:p>
          </table:table-cell>
          <table:table-cell table:formula="of:=[.D147]+[.E147]-[.F147]" office:value-type="currency" office:currency="USD" office:value="221268.197217202">
            <text:p>$221,268.20</text:p>
          </table:table-cell>
          <table:table-cell table:formula="of:=[.D148]*[.$D$8]/12" office:value-type="currency" office:currency="USD" office:value="921.950821738341">
            <text:p>$921.9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3">
            <text:p>133</text:p>
          </table:table-cell>
          <table:table-cell table:formula="of:=[.D148]+[.E148]-[.F148]" office:value-type="currency" office:currency="USD" office:value="220688.83803894">
            <text:p>$220,688.84</text:p>
          </table:table-cell>
          <table:table-cell table:formula="of:=[.D149]*[.$D$8]/12" office:value-type="currency" office:currency="USD" office:value="919.536825162251">
            <text:p>$919.5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4">
            <text:p>134</text:p>
          </table:table-cell>
          <table:table-cell table:formula="of:=[.D149]+[.E149]-[.F149]" office:value-type="currency" office:currency="USD" office:value="220107.064864103">
            <text:p>$220,107.06</text:p>
          </table:table-cell>
          <table:table-cell table:formula="of:=[.D150]*[.$D$8]/12" office:value-type="currency" office:currency="USD" office:value="917.112770267094">
            <text:p>$917.1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5">
            <text:p>135</text:p>
          </table:table-cell>
          <table:table-cell table:formula="of:=[.D150]+[.E150]-[.F150]" office:value-type="currency" office:currency="USD" office:value="219522.86763437">
            <text:p>$219,522.87</text:p>
          </table:table-cell>
          <table:table-cell table:formula="of:=[.D151]*[.$D$8]/12" office:value-type="currency" office:currency="USD" office:value="914.678615143207">
            <text:p>$914.6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6">
            <text:p>136</text:p>
          </table:table-cell>
          <table:table-cell table:formula="of:=[.D151]+[.E151]-[.F151]" office:value-type="currency" office:currency="USD" office:value="218936.236249513">
            <text:p>$218,936.24</text:p>
          </table:table-cell>
          <table:table-cell table:formula="of:=[.D152]*[.$D$8]/12" office:value-type="currency" office:currency="USD" office:value="912.234317706304">
            <text:p>$912.2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7">
            <text:p>137</text:p>
          </table:table-cell>
          <table:table-cell table:formula="of:=[.D152]+[.E152]-[.F152]" office:value-type="currency" office:currency="USD" office:value="218347.160567219">
            <text:p>$218,347.16</text:p>
          </table:table-cell>
          <table:table-cell table:formula="of:=[.D153]*[.$D$8]/12" office:value-type="currency" office:currency="USD" office:value="909.779835696747">
            <text:p>$909.7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8">
            <text:p>138</text:p>
          </table:table-cell>
          <table:table-cell table:formula="of:=[.D153]+[.E153]-[.F153]" office:value-type="currency" office:currency="USD" office:value="217755.630402916">
            <text:p>$217,755.63</text:p>
          </table:table-cell>
          <table:table-cell table:formula="of:=[.D154]*[.$D$8]/12" office:value-type="currency" office:currency="USD" office:value="907.315126678816">
            <text:p>$907.3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39">
            <text:p>139</text:p>
          </table:table-cell>
          <table:table-cell table:formula="of:=[.D154]+[.E154]-[.F154]" office:value-type="currency" office:currency="USD" office:value="217161.635529595">
            <text:p>$217,161.64</text:p>
          </table:table-cell>
          <table:table-cell table:formula="of:=[.D155]*[.$D$8]/12" office:value-type="currency" office:currency="USD" office:value="904.840148039978">
            <text:p>$904.8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0">
            <text:p>140</text:p>
          </table:table-cell>
          <table:table-cell table:formula="of:=[.D155]+[.E155]-[.F155]" office:value-type="currency" office:currency="USD" office:value="216565.165677635">
            <text:p>$216,565.17</text:p>
          </table:table-cell>
          <table:table-cell table:formula="of:=[.D156]*[.$D$8]/12" office:value-type="currency" office:currency="USD" office:value="902.354856990145">
            <text:p>$902.3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1">
            <text:p>141</text:p>
          </table:table-cell>
          <table:table-cell table:formula="of:=[.D156]+[.E156]-[.F156]" office:value-type="currency" office:currency="USD" office:value="215966.210534625">
            <text:p>$215,966.21</text:p>
          </table:table-cell>
          <table:table-cell table:formula="of:=[.D157]*[.$D$8]/12" office:value-type="currency" office:currency="USD" office:value="899.859210560937">
            <text:p>$899.8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2">
            <text:p>142</text:p>
          </table:table-cell>
          <table:table-cell table:formula="of:=[.D157]+[.E157]-[.F157]" office:value-type="currency" office:currency="USD" office:value="215364.759745186">
            <text:p>$215,364.76</text:p>
          </table:table-cell>
          <table:table-cell table:formula="of:=[.D158]*[.$D$8]/12" office:value-type="currency" office:currency="USD" office:value="897.353165604941">
            <text:p>$897.3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3">
            <text:p>143</text:p>
          </table:table-cell>
          <table:table-cell table:formula="of:=[.D158]+[.E158]-[.F158]" office:value-type="currency" office:currency="USD" office:value="214760.802910791">
            <text:p>$214,760.80</text:p>
          </table:table-cell>
          <table:table-cell table:formula="of:=[.D159]*[.$D$8]/12" office:value-type="currency" office:currency="USD" office:value="894.836678794961">
            <text:p>$894.8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4">
            <text:p>144</text:p>
          </table:table-cell>
          <table:table-cell table:formula="of:=[.D159]+[.E159]-[.F159]" office:value-type="currency" office:currency="USD" office:value="214154.329589586">
            <text:p>$214,154.33</text:p>
          </table:table-cell>
          <table:table-cell table:formula="of:=[.D160]*[.$D$8]/12" office:value-type="currency" office:currency="USD" office:value="892.309706623274">
            <text:p>$892.3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5">
            <text:p>145</text:p>
          </table:table-cell>
          <table:table-cell table:formula="of:=[.D160]+[.E160]-[.F160]" office:value-type="currency" office:currency="USD" office:value="213545.329296209">
            <text:p>$213,545.33</text:p>
          </table:table-cell>
          <table:table-cell table:formula="of:=[.D161]*[.$D$8]/12" office:value-type="currency" office:currency="USD" office:value="889.772205400871">
            <text:p>$889.7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6">
            <text:p>146</text:p>
          </table:table-cell>
          <table:table-cell table:formula="of:=[.D161]+[.E161]-[.F161]" office:value-type="currency" office:currency="USD" office:value="212933.79150161">
            <text:p>$212,933.79</text:p>
          </table:table-cell>
          <table:table-cell table:formula="of:=[.D162]*[.$D$8]/12" office:value-type="currency" office:currency="USD" office:value="887.224131256708">
            <text:p>$887.2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7">
            <text:p>147</text:p>
          </table:table-cell>
          <table:table-cell table:formula="of:=[.D162]+[.E162]-[.F162]" office:value-type="currency" office:currency="USD" office:value="212319.705632867">
            <text:p>$212,319.71</text:p>
          </table:table-cell>
          <table:table-cell table:formula="of:=[.D163]*[.$D$8]/12" office:value-type="currency" office:currency="USD" office:value="884.665440136944">
            <text:p>$884.6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8">
            <text:p>148</text:p>
          </table:table-cell>
          <table:table-cell table:formula="of:=[.D163]+[.E163]-[.F163]" office:value-type="currency" office:currency="USD" office:value="211703.061073004">
            <text:p>$211,703.06</text:p>
          </table:table-cell>
          <table:table-cell table:formula="of:=[.D164]*[.$D$8]/12" office:value-type="currency" office:currency="USD" office:value="882.096087804181">
            <text:p>$882.1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49">
            <text:p>149</text:p>
          </table:table-cell>
          <table:table-cell table:formula="of:=[.D164]+[.E164]-[.F164]" office:value-type="currency" office:currency="USD" office:value="211083.847160808">
            <text:p>$211,083.85</text:p>
          </table:table-cell>
          <table:table-cell table:formula="of:=[.D165]*[.$D$8]/12" office:value-type="currency" office:currency="USD" office:value="879.516029836699">
            <text:p>$879.5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0">
            <text:p>150</text:p>
          </table:table-cell>
          <table:table-cell table:formula="of:=[.D165]+[.E165]-[.F165]" office:value-type="currency" office:currency="USD" office:value="210462.053190644">
            <text:p>$210,462.05</text:p>
          </table:table-cell>
          <table:table-cell table:formula="of:=[.D166]*[.$D$8]/12" office:value-type="currency" office:currency="USD" office:value="876.925221627685">
            <text:p>$876.9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1">
            <text:p>151</text:p>
          </table:table-cell>
          <table:table-cell table:formula="of:=[.D166]+[.E166]-[.F166]" office:value-type="currency" office:currency="USD" office:value="209837.668412272">
            <text:p>$209,837.67</text:p>
          </table:table-cell>
          <table:table-cell table:formula="of:=[.D167]*[.$D$8]/12" office:value-type="currency" office:currency="USD" office:value="874.323618384467">
            <text:p>$874.3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2">
            <text:p>152</text:p>
          </table:table-cell>
          <table:table-cell table:formula="of:=[.D167]+[.E167]-[.F167]" office:value-type="currency" office:currency="USD" office:value="209210.682030657">
            <text:p>$209,210.68</text:p>
          </table:table-cell>
          <table:table-cell table:formula="of:=[.D168]*[.$D$8]/12" office:value-type="currency" office:currency="USD" office:value="871.711175127736">
            <text:p>$871.7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3">
            <text:p>153</text:p>
          </table:table-cell>
          <table:table-cell table:formula="of:=[.D168]+[.E168]-[.F168]" office:value-type="currency" office:currency="USD" office:value="208581.083205784">
            <text:p>$208,581.08</text:p>
          </table:table-cell>
          <table:table-cell table:formula="of:=[.D169]*[.$D$8]/12" office:value-type="currency" office:currency="USD" office:value="869.087846690768">
            <text:p>$869.0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4">
            <text:p>154</text:p>
          </table:table-cell>
          <table:table-cell table:formula="of:=[.D169]+[.E169]-[.F169]" office:value-type="currency" office:currency="USD" office:value="207948.861052475">
            <text:p>$207,948.86</text:p>
          </table:table-cell>
          <table:table-cell table:formula="of:=[.D170]*[.$D$8]/12" office:value-type="currency" office:currency="USD" office:value="866.453587718646">
            <text:p>$866.4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5">
            <text:p>155</text:p>
          </table:table-cell>
          <table:table-cell table:formula="of:=[.D170]+[.E170]-[.F170]" office:value-type="currency" office:currency="USD" office:value="207314.004640194">
            <text:p>$207,314.00</text:p>
          </table:table-cell>
          <table:table-cell table:formula="of:=[.D171]*[.$D$8]/12" office:value-type="currency" office:currency="USD" office:value="863.808352667474">
            <text:p>$863.8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6">
            <text:p>156</text:p>
          </table:table-cell>
          <table:table-cell table:formula="of:=[.D171]+[.E171]-[.F171]" office:value-type="currency" office:currency="USD" office:value="206676.502992861">
            <text:p>$206,676.50</text:p>
          </table:table-cell>
          <table:table-cell table:formula="of:=[.D172]*[.$D$8]/12" office:value-type="currency" office:currency="USD" office:value="861.152095803588">
            <text:p>$861.1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7">
            <text:p>157</text:p>
          </table:table-cell>
          <table:table-cell table:formula="of:=[.D172]+[.E172]-[.F172]" office:value-type="currency" office:currency="USD" office:value="206036.345088665">
            <text:p>$206,036.35</text:p>
          </table:table-cell>
          <table:table-cell table:formula="of:=[.D173]*[.$D$8]/12" office:value-type="currency" office:currency="USD" office:value="858.48477120277">
            <text:p>$858.4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8">
            <text:p>158</text:p>
          </table:table-cell>
          <table:table-cell table:formula="of:=[.D173]+[.E173]-[.F173]" office:value-type="currency" office:currency="USD" office:value="205393.519859868">
            <text:p>$205,393.52</text:p>
          </table:table-cell>
          <table:table-cell table:formula="of:=[.D174]*[.$D$8]/12" office:value-type="currency" office:currency="USD" office:value="855.806332749448">
            <text:p>$855.8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59">
            <text:p>159</text:p>
          </table:table-cell>
          <table:table-cell table:formula="of:=[.D174]+[.E174]-[.F174]" office:value-type="currency" office:currency="USD" office:value="204748.016192617">
            <text:p>$204,748.02</text:p>
          </table:table-cell>
          <table:table-cell table:formula="of:=[.D175]*[.$D$8]/12" office:value-type="currency" office:currency="USD" office:value="853.116734135904">
            <text:p>$853.1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0">
            <text:p>160</text:p>
          </table:table-cell>
          <table:table-cell table:formula="of:=[.D175]+[.E175]-[.F175]" office:value-type="currency" office:currency="USD" office:value="204099.822926753">
            <text:p>$204,099.82</text:p>
          </table:table-cell>
          <table:table-cell table:formula="of:=[.D176]*[.$D$8]/12" office:value-type="currency" office:currency="USD" office:value="850.415928861471">
            <text:p>$850.4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1">
            <text:p>161</text:p>
          </table:table-cell>
          <table:table-cell table:formula="of:=[.D176]+[.E176]-[.F176]" office:value-type="currency" office:currency="USD" office:value="203448.928855614">
            <text:p>$203,448.93</text:p>
          </table:table-cell>
          <table:table-cell table:formula="of:=[.D177]*[.$D$8]/12" office:value-type="currency" office:currency="USD" office:value="847.703870231727">
            <text:p>$847.7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2">
            <text:p>162</text:p>
          </table:table-cell>
          <table:table-cell table:formula="of:=[.D177]+[.E177]-[.F177]" office:value-type="currency" office:currency="USD" office:value="202795.322725846">
            <text:p>$202,795.32</text:p>
          </table:table-cell>
          <table:table-cell table:formula="of:=[.D178]*[.$D$8]/12" office:value-type="currency" office:currency="USD" office:value="844.980511357692">
            <text:p>$844.9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3">
            <text:p>163</text:p>
          </table:table-cell>
          <table:table-cell table:formula="of:=[.D178]+[.E178]-[.F178]" office:value-type="currency" office:currency="USD" office:value="202138.993237204">
            <text:p>$202,138.99</text:p>
          </table:table-cell>
          <table:table-cell table:formula="of:=[.D179]*[.$D$8]/12" office:value-type="currency" office:currency="USD" office:value="842.245805155016">
            <text:p>$842.2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4">
            <text:p>164</text:p>
          </table:table-cell>
          <table:table-cell table:formula="of:=[.D179]+[.E179]-[.F179]" office:value-type="currency" office:currency="USD" office:value="201479.929042359">
            <text:p>$201,479.93</text:p>
          </table:table-cell>
          <table:table-cell table:formula="of:=[.D180]*[.$D$8]/12" office:value-type="currency" office:currency="USD" office:value="839.499704343162">
            <text:p>$839.5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5">
            <text:p>165</text:p>
          </table:table-cell>
          <table:table-cell table:formula="of:=[.D180]+[.E180]-[.F180]" office:value-type="currency" office:currency="USD" office:value="200818.118746702">
            <text:p>$200,818.12</text:p>
          </table:table-cell>
          <table:table-cell table:formula="of:=[.D181]*[.$D$8]/12" office:value-type="currency" office:currency="USD" office:value="836.742161444592">
            <text:p>$836.7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6">
            <text:p>166</text:p>
          </table:table-cell>
          <table:table-cell table:formula="of:=[.D181]+[.E181]-[.F181]" office:value-type="currency" office:currency="USD" office:value="200153.550908147">
            <text:p>$200,153.55</text:p>
          </table:table-cell>
          <table:table-cell table:formula="of:=[.D182]*[.$D$8]/12" office:value-type="currency" office:currency="USD" office:value="833.973128783944">
            <text:p>$833.9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7">
            <text:p>167</text:p>
          </table:table-cell>
          <table:table-cell table:formula="of:=[.D182]+[.E182]-[.F182]" office:value-type="currency" office:currency="USD" office:value="199486.214036931">
            <text:p>$199,486.21</text:p>
          </table:table-cell>
          <table:table-cell table:formula="of:=[.D183]*[.$D$8]/12" office:value-type="currency" office:currency="USD" office:value="831.192558487211">
            <text:p>$831.1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8">
            <text:p>168</text:p>
          </table:table-cell>
          <table:table-cell table:formula="of:=[.D183]+[.E183]-[.F183]" office:value-type="currency" office:currency="USD" office:value="198816.096595418">
            <text:p>$198,816.10</text:p>
          </table:table-cell>
          <table:table-cell table:formula="of:=[.D184]*[.$D$8]/12" office:value-type="currency" office:currency="USD" office:value="828.400402480907">
            <text:p>$828.4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69">
            <text:p>169</text:p>
          </table:table-cell>
          <table:table-cell table:formula="of:=[.D184]+[.E184]-[.F184]" office:value-type="currency" office:currency="USD" office:value="198143.186997899">
            <text:p>$198,143.19</text:p>
          </table:table-cell>
          <table:table-cell table:formula="of:=[.D185]*[.$D$8]/12" office:value-type="currency" office:currency="USD" office:value="825.596612491244">
            <text:p>$825.6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0">
            <text:p>170</text:p>
          </table:table-cell>
          <table:table-cell table:formula="of:=[.D185]+[.E185]-[.F185]" office:value-type="currency" office:currency="USD" office:value="197467.47361039">
            <text:p>$197,467.47</text:p>
          </table:table-cell>
          <table:table-cell table:formula="of:=[.D186]*[.$D$8]/12" office:value-type="currency" office:currency="USD" office:value="822.781140043291">
            <text:p>$822.7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1">
            <text:p>171</text:p>
          </table:table-cell>
          <table:table-cell table:formula="of:=[.D186]+[.E186]-[.F186]" office:value-type="currency" office:currency="USD" office:value="196788.944750433">
            <text:p>$196,788.94</text:p>
          </table:table-cell>
          <table:table-cell table:formula="of:=[.D187]*[.$D$8]/12" office:value-type="currency" office:currency="USD" office:value="819.953936460138">
            <text:p>$819.9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2">
            <text:p>172</text:p>
          </table:table-cell>
          <table:table-cell table:formula="of:=[.D187]+[.E187]-[.F187]" office:value-type="currency" office:currency="USD" office:value="196107.588686893">
            <text:p>$196,107.59</text:p>
          </table:table-cell>
          <table:table-cell table:formula="of:=[.D188]*[.$D$8]/12" office:value-type="currency" office:currency="USD" office:value="817.114952862056">
            <text:p>$817.1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3">
            <text:p>173</text:p>
          </table:table-cell>
          <table:table-cell table:formula="of:=[.D188]+[.E188]-[.F188]" office:value-type="currency" office:currency="USD" office:value="195423.393639755">
            <text:p>$195,423.39</text:p>
          </table:table-cell>
          <table:table-cell table:formula="of:=[.D189]*[.$D$8]/12" office:value-type="currency" office:currency="USD" office:value="814.264140165647">
            <text:p>$814.2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4">
            <text:p>174</text:p>
          </table:table-cell>
          <table:table-cell table:formula="of:=[.D189]+[.E189]-[.F189]" office:value-type="currency" office:currency="USD" office:value="194736.347779921">
            <text:p>$194,736.35</text:p>
          </table:table-cell>
          <table:table-cell table:formula="of:=[.D190]*[.$D$8]/12" office:value-type="currency" office:currency="USD" office:value="811.401449083004">
            <text:p>$811.4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5">
            <text:p>175</text:p>
          </table:table-cell>
          <table:table-cell table:formula="of:=[.D190]+[.E190]-[.F190]" office:value-type="currency" office:currency="USD" office:value="194046.439229004">
            <text:p>$194,046.44</text:p>
          </table:table-cell>
          <table:table-cell table:formula="of:=[.D191]*[.$D$8]/12" office:value-type="currency" office:currency="USD" office:value="808.52683012085">
            <text:p>$808.5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6">
            <text:p>176</text:p>
          </table:table-cell>
          <table:table-cell table:formula="of:=[.D191]+[.E191]-[.F191]" office:value-type="currency" office:currency="USD" office:value="193353.656059125">
            <text:p>$193,353.66</text:p>
          </table:table-cell>
          <table:table-cell table:formula="of:=[.D192]*[.$D$8]/12" office:value-type="currency" office:currency="USD" office:value="805.640233579687">
            <text:p>$805.6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7">
            <text:p>177</text:p>
          </table:table-cell>
          <table:table-cell table:formula="of:=[.D192]+[.E192]-[.F192]" office:value-type="currency" office:currency="USD" office:value="192657.986292705">
            <text:p>$192,657.99</text:p>
          </table:table-cell>
          <table:table-cell table:formula="of:=[.D193]*[.$D$8]/12" office:value-type="currency" office:currency="USD" office:value="802.741609552936">
            <text:p>$802.7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8">
            <text:p>178</text:p>
          </table:table-cell>
          <table:table-cell table:formula="of:=[.D193]+[.E193]-[.F193]" office:value-type="currency" office:currency="USD" office:value="191959.417902258">
            <text:p>$191,959.42</text:p>
          </table:table-cell>
          <table:table-cell table:formula="of:=[.D194]*[.$D$8]/12" office:value-type="currency" office:currency="USD" office:value="799.830907926073">
            <text:p>$799.8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79">
            <text:p>179</text:p>
          </table:table-cell>
          <table:table-cell table:formula="of:=[.D194]+[.E194]-[.F194]" office:value-type="currency" office:currency="USD" office:value="191257.938810184">
            <text:p>$191,257.94</text:p>
          </table:table-cell>
          <table:table-cell table:formula="of:=[.D195]*[.$D$8]/12" office:value-type="currency" office:currency="USD" office:value="796.908078375765">
            <text:p>$796.9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0">
            <text:p>180</text:p>
          </table:table-cell>
          <table:table-cell table:formula="of:=[.D195]+[.E195]-[.F195]" office:value-type="currency" office:currency="USD" office:value="190553.536888559">
            <text:p>$190,553.54</text:p>
          </table:table-cell>
          <table:table-cell table:formula="of:=[.D196]*[.$D$8]/12" office:value-type="currency" office:currency="USD" office:value="793.973070368997">
            <text:p>$793.9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1">
            <text:p>181</text:p>
          </table:table-cell>
          <table:table-cell table:formula="of:=[.D196]+[.E196]-[.F196]" office:value-type="currency" office:currency="USD" office:value="189846.199958928">
            <text:p>$189,846.20</text:p>
          </table:table-cell>
          <table:table-cell table:formula="of:=[.D197]*[.$D$8]/12" office:value-type="currency" office:currency="USD" office:value="791.025833162201">
            <text:p>$791.0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2">
            <text:p>182</text:p>
          </table:table-cell>
          <table:table-cell table:formula="of:=[.D197]+[.E197]-[.F197]" office:value-type="currency" office:currency="USD" office:value="189135.915792091">
            <text:p>$189,135.92</text:p>
          </table:table-cell>
          <table:table-cell table:formula="of:=[.D198]*[.$D$8]/12" office:value-type="currency" office:currency="USD" office:value="788.066315800377">
            <text:p>$788.0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3">
            <text:p>183</text:p>
          </table:table-cell>
          <table:table-cell table:formula="of:=[.D198]+[.E198]-[.F198]" office:value-type="currency" office:currency="USD" office:value="188422.672107891">
            <text:p>$188,422.67</text:p>
          </table:table-cell>
          <table:table-cell table:formula="of:=[.D199]*[.$D$8]/12" office:value-type="currency" office:currency="USD" office:value="785.094467116212">
            <text:p>$785.0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4">
            <text:p>184</text:p>
          </table:table-cell>
          <table:table-cell table:formula="of:=[.D199]+[.E199]-[.F199]" office:value-type="currency" office:currency="USD" office:value="187706.456575007">
            <text:p>$187,706.46</text:p>
          </table:table-cell>
          <table:table-cell table:formula="of:=[.D200]*[.$D$8]/12" office:value-type="currency" office:currency="USD" office:value="782.110235729197">
            <text:p>$782.1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5">
            <text:p>185</text:p>
          </table:table-cell>
          <table:table-cell table:formula="of:=[.D200]+[.E200]-[.F200]" office:value-type="currency" office:currency="USD" office:value="186987.256810736">
            <text:p>$186,987.26</text:p>
          </table:table-cell>
          <table:table-cell table:formula="of:=[.D201]*[.$D$8]/12" office:value-type="currency" office:currency="USD" office:value="779.113570044735">
            <text:p>$779.1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6">
            <text:p>186</text:p>
          </table:table-cell>
          <table:table-cell table:formula="of:=[.D201]+[.E201]-[.F201]" office:value-type="currency" office:currency="USD" office:value="186265.060380781">
            <text:p>$186,265.06</text:p>
          </table:table-cell>
          <table:table-cell table:formula="of:=[.D202]*[.$D$8]/12" office:value-type="currency" office:currency="USD" office:value="776.104418253255">
            <text:p>$776.1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7">
            <text:p>187</text:p>
          </table:table-cell>
          <table:table-cell table:formula="of:=[.D202]+[.E202]-[.F202]" office:value-type="currency" office:currency="USD" office:value="185539.854799034">
            <text:p>$185,539.85</text:p>
          </table:table-cell>
          <table:table-cell table:formula="of:=[.D203]*[.$D$8]/12" office:value-type="currency" office:currency="USD" office:value="773.08272832931">
            <text:p>$773.0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8">
            <text:p>188</text:p>
          </table:table-cell>
          <table:table-cell table:formula="of:=[.D203]+[.E203]-[.F203]" office:value-type="currency" office:currency="USD" office:value="184811.627527364">
            <text:p>$184,811.63</text:p>
          </table:table-cell>
          <table:table-cell table:formula="of:=[.D204]*[.$D$8]/12" office:value-type="currency" office:currency="USD" office:value="770.048448030682">
            <text:p>$770.0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89">
            <text:p>189</text:p>
          </table:table-cell>
          <table:table-cell table:formula="of:=[.D204]+[.E204]-[.F204]" office:value-type="currency" office:currency="USD" office:value="184080.365975394">
            <text:p>$184,080.37</text:p>
          </table:table-cell>
          <table:table-cell table:formula="of:=[.D205]*[.$D$8]/12" office:value-type="currency" office:currency="USD" office:value="767.001524897476">
            <text:p>$767.0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0">
            <text:p>190</text:p>
          </table:table-cell>
          <table:table-cell table:formula="of:=[.D205]+[.E205]-[.F205]" office:value-type="currency" office:currency="USD" office:value="183346.057500292">
            <text:p>$183,346.06</text:p>
          </table:table-cell>
          <table:table-cell table:formula="of:=[.D206]*[.$D$8]/12" office:value-type="currency" office:currency="USD" office:value="763.941906251216">
            <text:p>$763.9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1">
            <text:p>191</text:p>
          </table:table-cell>
          <table:table-cell table:formula="of:=[.D206]+[.E206]-[.F206]" office:value-type="currency" office:currency="USD" office:value="182608.689406543">
            <text:p>$182,608.69</text:p>
          </table:table-cell>
          <table:table-cell table:formula="of:=[.D207]*[.$D$8]/12" office:value-type="currency" office:currency="USD" office:value="760.869539193929">
            <text:p>$760.8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2">
            <text:p>192</text:p>
          </table:table-cell>
          <table:table-cell table:formula="of:=[.D207]+[.E207]-[.F207]" office:value-type="currency" office:currency="USD" office:value="181868.248945737">
            <text:p>$181,868.25</text:p>
          </table:table-cell>
          <table:table-cell table:formula="of:=[.D208]*[.$D$8]/12" office:value-type="currency" office:currency="USD" office:value="757.784370607237">
            <text:p>$757.7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3">
            <text:p>193</text:p>
          </table:table-cell>
          <table:table-cell table:formula="of:=[.D208]+[.E208]-[.F208]" office:value-type="currency" office:currency="USD" office:value="181124.723316344">
            <text:p>$181,124.72</text:p>
          </table:table-cell>
          <table:table-cell table:formula="of:=[.D209]*[.$D$8]/12" office:value-type="currency" office:currency="USD" office:value="754.686347151434">
            <text:p>$754.6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4">
            <text:p>194</text:p>
          </table:table-cell>
          <table:table-cell table:formula="of:=[.D209]+[.E209]-[.F209]" office:value-type="currency" office:currency="USD" office:value="180378.099663496">
            <text:p>$180,378.10</text:p>
          </table:table-cell>
          <table:table-cell table:formula="of:=[.D210]*[.$D$8]/12" office:value-type="currency" office:currency="USD" office:value="751.575415264565">
            <text:p>$751.5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5">
            <text:p>195</text:p>
          </table:table-cell>
          <table:table-cell table:formula="of:=[.D210]+[.E210]-[.F210]" office:value-type="currency" office:currency="USD" office:value="179628.36507876">
            <text:p>$179,628.37</text:p>
          </table:table-cell>
          <table:table-cell table:formula="of:=[.D211]*[.$D$8]/12" office:value-type="currency" office:currency="USD" office:value="748.451521161501">
            <text:p>$748.4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6">
            <text:p>196</text:p>
          </table:table-cell>
          <table:table-cell table:formula="of:=[.D211]+[.E211]-[.F211]" office:value-type="currency" office:currency="USD" office:value="178875.506599922">
            <text:p>$178,875.51</text:p>
          </table:table-cell>
          <table:table-cell table:formula="of:=[.D212]*[.$D$8]/12" office:value-type="currency" office:currency="USD" office:value="745.314610833007">
            <text:p>$745.3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7">
            <text:p>197</text:p>
          </table:table-cell>
          <table:table-cell table:formula="of:=[.D212]+[.E212]-[.F212]" office:value-type="currency" office:currency="USD" office:value="178119.511210755">
            <text:p>$178,119.51</text:p>
          </table:table-cell>
          <table:table-cell table:formula="of:=[.D213]*[.$D$8]/12" office:value-type="currency" office:currency="USD" office:value="742.164630044811">
            <text:p>$742.1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8">
            <text:p>198</text:p>
          </table:table-cell>
          <table:table-cell table:formula="of:=[.D213]+[.E213]-[.F213]" office:value-type="currency" office:currency="USD" office:value="177360.3658408">
            <text:p>$177,360.37</text:p>
          </table:table-cell>
          <table:table-cell table:formula="of:=[.D214]*[.$D$8]/12" office:value-type="currency" office:currency="USD" office:value="739.001524336665">
            <text:p>$739.0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199">
            <text:p>199</text:p>
          </table:table-cell>
          <table:table-cell table:formula="of:=[.D214]+[.E214]-[.F214]" office:value-type="currency" office:currency="USD" office:value="176598.057365136">
            <text:p>$176,598.06</text:p>
          </table:table-cell>
          <table:table-cell table:formula="of:=[.D215]*[.$D$8]/12" office:value-type="currency" office:currency="USD" office:value="735.825239021401">
            <text:p>$735.8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0">
            <text:p>200</text:p>
          </table:table-cell>
          <table:table-cell table:formula="of:=[.D215]+[.E215]-[.F215]" office:value-type="currency" office:currency="USD" office:value="175832.572604158">
            <text:p>$175,832.57</text:p>
          </table:table-cell>
          <table:table-cell table:formula="of:=[.D216]*[.$D$8]/12" office:value-type="currency" office:currency="USD" office:value="732.63571918399">
            <text:p>$732.6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1">
            <text:p>201</text:p>
          </table:table-cell>
          <table:table-cell table:formula="of:=[.D216]+[.E216]-[.F216]" office:value-type="currency" office:currency="USD" office:value="175063.898323342">
            <text:p>$175,063.90</text:p>
          </table:table-cell>
          <table:table-cell table:formula="of:=[.D217]*[.$D$8]/12" office:value-type="currency" office:currency="USD" office:value="729.43290968059">
            <text:p>$729.4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2">
            <text:p>202</text:p>
          </table:table-cell>
          <table:table-cell table:formula="of:=[.D217]+[.E217]-[.F217]" office:value-type="currency" office:currency="USD" office:value="174292.021233022">
            <text:p>$174,292.02</text:p>
          </table:table-cell>
          <table:table-cell table:formula="of:=[.D218]*[.$D$8]/12" office:value-type="currency" office:currency="USD" office:value="726.216755137592">
            <text:p>$726.2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3">
            <text:p>203</text:p>
          </table:table-cell>
          <table:table-cell table:formula="of:=[.D218]+[.E218]-[.F218]" office:value-type="currency" office:currency="USD" office:value="173516.92798816">
            <text:p>$173,516.93</text:p>
          </table:table-cell>
          <table:table-cell table:formula="of:=[.D219]*[.$D$8]/12" office:value-type="currency" office:currency="USD" office:value="722.987199950666">
            <text:p>$722.9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4">
            <text:p>204</text:p>
          </table:table-cell>
          <table:table-cell table:formula="of:=[.D219]+[.E219]-[.F219]" office:value-type="currency" office:currency="USD" office:value="172738.60518811">
            <text:p>$172,738.61</text:p>
          </table:table-cell>
          <table:table-cell table:formula="of:=[.D220]*[.$D$8]/12" office:value-type="currency" office:currency="USD" office:value="719.744188283794">
            <text:p>$719.7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5">
            <text:p>205</text:p>
          </table:table-cell>
          <table:table-cell table:formula="of:=[.D220]+[.E220]-[.F220]" office:value-type="currency" office:currency="USD" office:value="171957.039376394">
            <text:p>$171,957.04</text:p>
          </table:table-cell>
          <table:table-cell table:formula="of:=[.D221]*[.$D$8]/12" office:value-type="currency" office:currency="USD" office:value="716.487664068309">
            <text:p>$716.4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6">
            <text:p>206</text:p>
          </table:table-cell>
          <table:table-cell table:formula="of:=[.D221]+[.E221]-[.F221]" office:value-type="currency" office:currency="USD" office:value="171172.217040463">
            <text:p>$171,172.22</text:p>
          </table:table-cell>
          <table:table-cell table:formula="of:=[.D222]*[.$D$8]/12" office:value-type="currency" office:currency="USD" office:value="713.217571001927">
            <text:p>$713.2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7">
            <text:p>207</text:p>
          </table:table-cell>
          <table:table-cell table:formula="of:=[.D222]+[.E222]-[.F222]" office:value-type="currency" office:currency="USD" office:value="170384.124611465">
            <text:p>$170,384.12</text:p>
          </table:table-cell>
          <table:table-cell table:formula="of:=[.D223]*[.$D$8]/12" office:value-type="currency" office:currency="USD" office:value="709.933852547769">
            <text:p>$709.9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8">
            <text:p>208</text:p>
          </table:table-cell>
          <table:table-cell table:formula="of:=[.D223]+[.E223]-[.F223]" office:value-type="currency" office:currency="USD" office:value="169592.748464012">
            <text:p>$169,592.75</text:p>
          </table:table-cell>
          <table:table-cell table:formula="of:=[.D224]*[.$D$8]/12" office:value-type="currency" office:currency="USD" office:value="706.636451933385">
            <text:p>$706.6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09">
            <text:p>209</text:p>
          </table:table-cell>
          <table:table-cell table:formula="of:=[.D224]+[.E224]-[.F224]" office:value-type="currency" office:currency="USD" office:value="168798.074915946">
            <text:p>$168,798.07</text:p>
          </table:table-cell>
          <table:table-cell table:formula="of:=[.D225]*[.$D$8]/12" office:value-type="currency" office:currency="USD" office:value="703.325312149774">
            <text:p>$703.3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0">
            <text:p>210</text:p>
          </table:table-cell>
          <table:table-cell table:formula="of:=[.D225]+[.E225]-[.F225]" office:value-type="currency" office:currency="USD" office:value="168000.090228095">
            <text:p>$168,000.09</text:p>
          </table:table-cell>
          <table:table-cell table:formula="of:=[.D226]*[.$D$8]/12" office:value-type="currency" office:currency="USD" office:value="700.000375950398">
            <text:p>$700.0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1">
            <text:p>211</text:p>
          </table:table-cell>
          <table:table-cell table:formula="of:=[.D226]+[.E226]-[.F226]" office:value-type="currency" office:currency="USD" office:value="167198.780604046">
            <text:p>$167,198.78</text:p>
          </table:table-cell>
          <table:table-cell table:formula="of:=[.D227]*[.$D$8]/12" office:value-type="currency" office:currency="USD" office:value="696.661585850191">
            <text:p>$696.6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2">
            <text:p>212</text:p>
          </table:table-cell>
          <table:table-cell table:formula="of:=[.D227]+[.E227]-[.F227]" office:value-type="currency" office:currency="USD" office:value="166394.132189896">
            <text:p>$166,394.13</text:p>
          </table:table-cell>
          <table:table-cell table:formula="of:=[.D228]*[.$D$8]/12" office:value-type="currency" office:currency="USD" office:value="693.308884124567">
            <text:p>$693.3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3">
            <text:p>213</text:p>
          </table:table-cell>
          <table:table-cell table:formula="of:=[.D228]+[.E228]-[.F228]" office:value-type="currency" office:currency="USD" office:value="165586.131074021">
            <text:p>$165,586.13</text:p>
          </table:table-cell>
          <table:table-cell table:formula="of:=[.D229]*[.$D$8]/12" office:value-type="currency" office:currency="USD" office:value="689.942212808419">
            <text:p>$689.9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4">
            <text:p>214</text:p>
          </table:table-cell>
          <table:table-cell table:formula="of:=[.D229]+[.E229]-[.F229]" office:value-type="currency" office:currency="USD" office:value="164774.763286829">
            <text:p>$164,774.76</text:p>
          </table:table-cell>
          <table:table-cell table:formula="of:=[.D230]*[.$D$8]/12" office:value-type="currency" office:currency="USD" office:value="686.561513695121">
            <text:p>$686.5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5">
            <text:p>215</text:p>
          </table:table-cell>
          <table:table-cell table:formula="of:=[.D230]+[.E230]-[.F230]" office:value-type="currency" office:currency="USD" office:value="163960.014800524">
            <text:p>$163,960.01</text:p>
          </table:table-cell>
          <table:table-cell table:formula="of:=[.D231]*[.$D$8]/12" office:value-type="currency" office:currency="USD" office:value="683.166728335517">
            <text:p>$683.1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6">
            <text:p>216</text:p>
          </table:table-cell>
          <table:table-cell table:formula="of:=[.D231]+[.E231]-[.F231]" office:value-type="currency" office:currency="USD" office:value="163141.87152886">
            <text:p>$163,141.87</text:p>
          </table:table-cell>
          <table:table-cell table:formula="of:=[.D232]*[.$D$8]/12" office:value-type="currency" office:currency="USD" office:value="679.757798036915">
            <text:p>$679.7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7">
            <text:p>217</text:p>
          </table:table-cell>
          <table:table-cell table:formula="of:=[.D232]+[.E232]-[.F232]" office:value-type="currency" office:currency="USD" office:value="162320.319326897">
            <text:p>$162,320.32</text:p>
          </table:table-cell>
          <table:table-cell table:formula="of:=[.D233]*[.$D$8]/12" office:value-type="currency" office:currency="USD" office:value="676.334663862069">
            <text:p>$676.3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8">
            <text:p>218</text:p>
          </table:table-cell>
          <table:table-cell table:formula="of:=[.D233]+[.E233]-[.F233]" office:value-type="currency" office:currency="USD" office:value="161495.343990759">
            <text:p>$161,495.34</text:p>
          </table:table-cell>
          <table:table-cell table:formula="of:=[.D234]*[.$D$8]/12" office:value-type="currency" office:currency="USD" office:value="672.897266628161">
            <text:p>$672.9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19">
            <text:p>219</text:p>
          </table:table-cell>
          <table:table-cell table:formula="of:=[.D234]+[.E234]-[.F234]" office:value-type="currency" office:currency="USD" office:value="160666.931257387">
            <text:p>$160,666.93</text:p>
          </table:table-cell>
          <table:table-cell table:formula="of:=[.D235]*[.$D$8]/12" office:value-type="currency" office:currency="USD" office:value="669.445546905778">
            <text:p>$669.4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0">
            <text:p>220</text:p>
          </table:table-cell>
          <table:table-cell table:formula="of:=[.D235]+[.E235]-[.F235]" office:value-type="currency" office:currency="USD" office:value="159835.066804293">
            <text:p>$159,835.07</text:p>
          </table:table-cell>
          <table:table-cell table:formula="of:=[.D236]*[.$D$8]/12" office:value-type="currency" office:currency="USD" office:value="665.979445017886">
            <text:p>$665.9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1">
            <text:p>221</text:p>
          </table:table-cell>
          <table:table-cell table:formula="of:=[.D236]+[.E236]-[.F236]" office:value-type="currency" office:currency="USD" office:value="158999.73624931">
            <text:p>$158,999.74</text:p>
          </table:table-cell>
          <table:table-cell table:formula="of:=[.D237]*[.$D$8]/12" office:value-type="currency" office:currency="USD" office:value="662.498901038794">
            <text:p>$662.5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2">
            <text:p>222</text:p>
          </table:table-cell>
          <table:table-cell table:formula="of:=[.D237]+[.E237]-[.F237]" office:value-type="currency" office:currency="USD" office:value="158160.925150349">
            <text:p>$158,160.93</text:p>
          </table:table-cell>
          <table:table-cell table:formula="of:=[.D238]*[.$D$8]/12" office:value-type="currency" office:currency="USD" office:value="659.003854793122">
            <text:p>$659.0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3">
            <text:p>223</text:p>
          </table:table-cell>
          <table:table-cell table:formula="of:=[.D238]+[.E238]-[.F238]" office:value-type="currency" office:currency="USD" office:value="157318.619005142">
            <text:p>$157,318.62</text:p>
          </table:table-cell>
          <table:table-cell table:formula="of:=[.D239]*[.$D$8]/12" office:value-type="currency" office:currency="USD" office:value="655.49424585476">
            <text:p>$655.4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4">
            <text:p>224</text:p>
          </table:table-cell>
          <table:table-cell table:formula="of:=[.D239]+[.E239]-[.F239]" office:value-type="currency" office:currency="USD" office:value="156472.803250997">
            <text:p>$156,472.80</text:p>
          </table:table-cell>
          <table:table-cell table:formula="of:=[.D240]*[.$D$8]/12" office:value-type="currency" office:currency="USD" office:value="651.970013545821">
            <text:p>$651.9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5">
            <text:p>225</text:p>
          </table:table-cell>
          <table:table-cell table:formula="of:=[.D240]+[.E240]-[.F240]" office:value-type="currency" office:currency="USD" office:value="155623.463264543">
            <text:p>$155,623.46</text:p>
          </table:table-cell>
          <table:table-cell table:formula="of:=[.D241]*[.$D$8]/12" office:value-type="currency" office:currency="USD" office:value="648.431096935596">
            <text:p>$648.4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6">
            <text:p>226</text:p>
          </table:table-cell>
          <table:table-cell table:formula="of:=[.D241]+[.E241]-[.F241]" office:value-type="currency" office:currency="USD" office:value="154770.584361479">
            <text:p>$154,770.58</text:p>
          </table:table-cell>
          <table:table-cell table:formula="of:=[.D242]*[.$D$8]/12" office:value-type="currency" office:currency="USD" office:value="644.877434839494">
            <text:p>$644.8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7">
            <text:p>227</text:p>
          </table:table-cell>
          <table:table-cell table:formula="of:=[.D242]+[.E242]-[.F242]" office:value-type="currency" office:currency="USD" office:value="153914.151796318">
            <text:p>$153,914.15</text:p>
          </table:table-cell>
          <table:table-cell table:formula="of:=[.D243]*[.$D$8]/12" office:value-type="currency" office:currency="USD" office:value="641.308965817992">
            <text:p>$641.3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8">
            <text:p>228</text:p>
          </table:table-cell>
          <table:table-cell table:formula="of:=[.D243]+[.E243]-[.F243]" office:value-type="currency" office:currency="USD" office:value="153054.150762136">
            <text:p>$153,054.15</text:p>
          </table:table-cell>
          <table:table-cell table:formula="of:=[.D244]*[.$D$8]/12" office:value-type="currency" office:currency="USD" office:value="637.725628175567">
            <text:p>$637.7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29">
            <text:p>229</text:p>
          </table:table-cell>
          <table:table-cell table:formula="of:=[.D244]+[.E244]-[.F244]" office:value-type="currency" office:currency="USD" office:value="152190.566390312">
            <text:p>$152,190.57</text:p>
          </table:table-cell>
          <table:table-cell table:formula="of:=[.D245]*[.$D$8]/12" office:value-type="currency" office:currency="USD" office:value="634.127359959632">
            <text:p>$634.1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0">
            <text:p>230</text:p>
          </table:table-cell>
          <table:table-cell table:formula="of:=[.D245]+[.E245]-[.F245]" office:value-type="currency" office:currency="USD" office:value="151323.383750271">
            <text:p>$151,323.38</text:p>
          </table:table-cell>
          <table:table-cell table:formula="of:=[.D246]*[.$D$8]/12" office:value-type="currency" office:currency="USD" office:value="630.514098959464">
            <text:p>$630.5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1">
            <text:p>231</text:p>
          </table:table-cell>
          <table:table-cell table:formula="of:=[.D246]+[.E246]-[.F246]" office:value-type="currency" office:currency="USD" office:value="150452.587849231">
            <text:p>$150,452.59</text:p>
          </table:table-cell>
          <table:table-cell table:formula="of:=[.D247]*[.$D$8]/12" office:value-type="currency" office:currency="USD" office:value="626.885782705128">
            <text:p>$626.8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2">
            <text:p>232</text:p>
          </table:table-cell>
          <table:table-cell table:formula="of:=[.D247]+[.E247]-[.F247]" office:value-type="currency" office:currency="USD" office:value="149578.163631936">
            <text:p>$149,578.16</text:p>
          </table:table-cell>
          <table:table-cell table:formula="of:=[.D248]*[.$D$8]/12" office:value-type="currency" office:currency="USD" office:value="623.242348466399">
            <text:p>$623.2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3">
            <text:p>233</text:p>
          </table:table-cell>
          <table:table-cell table:formula="of:=[.D248]+[.E248]-[.F248]" office:value-type="currency" office:currency="USD" office:value="148700.095980402">
            <text:p>$148,700.10</text:p>
          </table:table-cell>
          <table:table-cell table:formula="of:=[.D249]*[.$D$8]/12" office:value-type="currency" office:currency="USD" office:value="619.583733251676">
            <text:p>$619.5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4">
            <text:p>234</text:p>
          </table:table-cell>
          <table:table-cell table:formula="of:=[.D249]+[.E249]-[.F249]" office:value-type="currency" office:currency="USD" office:value="147818.369713654">
            <text:p>$147,818.37</text:p>
          </table:table-cell>
          <table:table-cell table:formula="of:=[.D250]*[.$D$8]/12" office:value-type="currency" office:currency="USD" office:value="615.909873806891">
            <text:p>$615.9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5">
            <text:p>235</text:p>
          </table:table-cell>
          <table:table-cell table:formula="of:=[.D250]+[.E250]-[.F250]" office:value-type="currency" office:currency="USD" office:value="146932.969587461">
            <text:p>$146,932.97</text:p>
          </table:table-cell>
          <table:table-cell table:formula="of:=[.D251]*[.$D$8]/12" office:value-type="currency" office:currency="USD" office:value="612.22070661442">
            <text:p>$612.2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6">
            <text:p>236</text:p>
          </table:table-cell>
          <table:table-cell table:formula="of:=[.D251]+[.E251]-[.F251]" office:value-type="currency" office:currency="USD" office:value="146043.880294075">
            <text:p>$146,043.88</text:p>
          </table:table-cell>
          <table:table-cell table:formula="of:=[.D252]*[.$D$8]/12" office:value-type="currency" office:currency="USD" office:value="608.51616789198">
            <text:p>$608.5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7">
            <text:p>237</text:p>
          </table:table-cell>
          <table:table-cell table:formula="of:=[.D252]+[.E252]-[.F252]" office:value-type="currency" office:currency="USD" office:value="145151.086461967">
            <text:p>$145,151.09</text:p>
          </table:table-cell>
          <table:table-cell table:formula="of:=[.D253]*[.$D$8]/12" office:value-type="currency" office:currency="USD" office:value="604.79619359153">
            <text:p>$604.8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8">
            <text:p>238</text:p>
          </table:table-cell>
          <table:table-cell table:formula="of:=[.D253]+[.E253]-[.F253]" office:value-type="currency" office:currency="USD" office:value="144254.572655559">
            <text:p>$144,254.57</text:p>
          </table:table-cell>
          <table:table-cell table:formula="of:=[.D254]*[.$D$8]/12" office:value-type="currency" office:currency="USD" office:value="601.060719398161">
            <text:p>$601.0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39">
            <text:p>239</text:p>
          </table:table-cell>
          <table:table-cell table:formula="of:=[.D254]+[.E254]-[.F254]" office:value-type="currency" office:currency="USD" office:value="143354.323374957">
            <text:p>$143,354.32</text:p>
          </table:table-cell>
          <table:table-cell table:formula="of:=[.D255]*[.$D$8]/12" office:value-type="currency" office:currency="USD" office:value="597.309680728987">
            <text:p>$597.3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0">
            <text:p>240</text:p>
          </table:table-cell>
          <table:table-cell table:formula="of:=[.D255]+[.E255]-[.F255]" office:value-type="currency" office:currency="USD" office:value="142450.323055686">
            <text:p>$142,450.32</text:p>
          </table:table-cell>
          <table:table-cell table:formula="of:=[.D256]*[.$D$8]/12" office:value-type="currency" office:currency="USD" office:value="593.543012732025">
            <text:p>$593.5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1">
            <text:p>241</text:p>
          </table:table-cell>
          <table:table-cell table:formula="of:=[.D256]+[.E256]-[.F256]" office:value-type="currency" office:currency="USD" office:value="141542.556068418">
            <text:p>$141,542.56</text:p>
          </table:table-cell>
          <table:table-cell table:formula="of:=[.D257]*[.$D$8]/12" office:value-type="currency" office:currency="USD" office:value="589.760650285075">
            <text:p>$589.7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2">
            <text:p>242</text:p>
          </table:table-cell>
          <table:table-cell table:formula="of:=[.D257]+[.E257]-[.F257]" office:value-type="currency" office:currency="USD" office:value="140631.006718703">
            <text:p>$140,631.01</text:p>
          </table:table-cell>
          <table:table-cell table:formula="of:=[.D258]*[.$D$8]/12" office:value-type="currency" office:currency="USD" office:value="585.962527994596">
            <text:p>$585.9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3">
            <text:p>243</text:p>
          </table:table-cell>
          <table:table-cell table:formula="of:=[.D258]+[.E258]-[.F258]" office:value-type="currency" office:currency="USD" office:value="139715.659246698">
            <text:p>$139,715.66</text:p>
          </table:table-cell>
          <table:table-cell table:formula="of:=[.D259]*[.$D$8]/12" office:value-type="currency" office:currency="USD" office:value="582.148580194573">
            <text:p>$582.1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4">
            <text:p>244</text:p>
          </table:table-cell>
          <table:table-cell table:formula="of:=[.D259]+[.E259]-[.F259]" office:value-type="currency" office:currency="USD" office:value="138796.497826892">
            <text:p>$138,796.50</text:p>
          </table:table-cell>
          <table:table-cell table:formula="of:=[.D260]*[.$D$8]/12" office:value-type="currency" office:currency="USD" office:value="578.318740945384">
            <text:p>$578.3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5">
            <text:p>245</text:p>
          </table:table-cell>
          <table:table-cell table:formula="of:=[.D260]+[.E260]-[.F260]" office:value-type="currency" office:currency="USD" office:value="137873.506567838">
            <text:p>$137,873.51</text:p>
          </table:table-cell>
          <table:table-cell table:formula="of:=[.D261]*[.$D$8]/12" office:value-type="currency" office:currency="USD" office:value="574.472944032657">
            <text:p>$574.4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6">
            <text:p>246</text:p>
          </table:table-cell>
          <table:table-cell table:formula="of:=[.D261]+[.E261]-[.F261]" office:value-type="currency" office:currency="USD" office:value="136946.66951187">
            <text:p>$136,946.67</text:p>
          </table:table-cell>
          <table:table-cell table:formula="of:=[.D262]*[.$D$8]/12" office:value-type="currency" office:currency="USD" office:value="570.611122966126">
            <text:p>$570.6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7">
            <text:p>247</text:p>
          </table:table-cell>
          <table:table-cell table:formula="of:=[.D262]+[.E262]-[.F262]" office:value-type="currency" office:currency="USD" office:value="136015.970634836">
            <text:p>$136,015.97</text:p>
          </table:table-cell>
          <table:table-cell table:formula="of:=[.D263]*[.$D$8]/12" office:value-type="currency" office:currency="USD" office:value="566.733210978485">
            <text:p>$566.7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8">
            <text:p>248</text:p>
          </table:table-cell>
          <table:table-cell table:formula="of:=[.D263]+[.E263]-[.F263]" office:value-type="currency" office:currency="USD" office:value="135081.393845815">
            <text:p>$135,081.39</text:p>
          </table:table-cell>
          <table:table-cell table:formula="of:=[.D264]*[.$D$8]/12" office:value-type="currency" office:currency="USD" office:value="562.839141024229">
            <text:p>$562.8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49">
            <text:p>249</text:p>
          </table:table-cell>
          <table:table-cell table:formula="of:=[.D264]+[.E264]-[.F264]" office:value-type="currency" office:currency="USD" office:value="134142.922986839">
            <text:p>$134,142.92</text:p>
          </table:table-cell>
          <table:table-cell table:formula="of:=[.D265]*[.$D$8]/12" office:value-type="currency" office:currency="USD" office:value="558.928845778496">
            <text:p>$558.9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0">
            <text:p>250</text:p>
          </table:table-cell>
          <table:table-cell table:formula="of:=[.D265]+[.E265]-[.F265]" office:value-type="currency" office:currency="USD" office:value="133200.541832618">
            <text:p>$133,200.54</text:p>
          </table:table-cell>
          <table:table-cell table:formula="of:=[.D266]*[.$D$8]/12" office:value-type="currency" office:currency="USD" office:value="555.002257635907">
            <text:p>$555.0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1">
            <text:p>251</text:p>
          </table:table-cell>
          <table:table-cell table:formula="of:=[.D266]+[.E266]-[.F266]" office:value-type="currency" office:currency="USD" office:value="132254.234090253">
            <text:p>$132,254.23</text:p>
          </table:table-cell>
          <table:table-cell table:formula="of:=[.D267]*[.$D$8]/12" office:value-type="currency" office:currency="USD" office:value="551.05930870939">
            <text:p>$551.0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2">
            <text:p>252</text:p>
          </table:table-cell>
          <table:table-cell table:formula="of:=[.D267]+[.E267]-[.F267]" office:value-type="currency" office:currency="USD" office:value="131303.983398963">
            <text:p>$131,303.98</text:p>
          </table:table-cell>
          <table:table-cell table:formula="of:=[.D268]*[.$D$8]/12" office:value-type="currency" office:currency="USD" office:value="547.099930829012">
            <text:p>$547.1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3">
            <text:p>253</text:p>
          </table:table-cell>
          <table:table-cell table:formula="of:=[.D268]+[.E268]-[.F268]" office:value-type="currency" office:currency="USD" office:value="130349.773329792">
            <text:p>$130,349.77</text:p>
          </table:table-cell>
          <table:table-cell table:formula="of:=[.D269]*[.$D$8]/12" office:value-type="currency" office:currency="USD" office:value="543.1240555408">
            <text:p>$543.1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4">
            <text:p>254</text:p>
          </table:table-cell>
          <table:table-cell table:formula="of:=[.D269]+[.E269]-[.F269]" office:value-type="currency" office:currency="USD" office:value="129391.587385333">
            <text:p>$129,391.59</text:p>
          </table:table-cell>
          <table:table-cell table:formula="of:=[.D270]*[.$D$8]/12" office:value-type="currency" office:currency="USD" office:value="539.131614105553">
            <text:p>$539.1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5">
            <text:p>255</text:p>
          </table:table-cell>
          <table:table-cell table:formula="of:=[.D270]+[.E270]-[.F270]" office:value-type="currency" office:currency="USD" office:value="128429.408999438">
            <text:p>$128,429.41</text:p>
          </table:table-cell>
          <table:table-cell table:formula="of:=[.D271]*[.$D$8]/12" office:value-type="currency" office:currency="USD" office:value="535.122537497659">
            <text:p>$535.1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6">
            <text:p>256</text:p>
          </table:table-cell>
          <table:table-cell table:formula="of:=[.D271]+[.E271]-[.F271]" office:value-type="currency" office:currency="USD" office:value="127463.221536936">
            <text:p>$127,463.22</text:p>
          </table:table-cell>
          <table:table-cell table:formula="of:=[.D272]*[.$D$8]/12" office:value-type="currency" office:currency="USD" office:value="531.0967564039">
            <text:p>$531.1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7">
            <text:p>257</text:p>
          </table:table-cell>
          <table:table-cell table:formula="of:=[.D272]+[.E272]-[.F272]" office:value-type="currency" office:currency="USD" office:value="126493.00829334">
            <text:p>$126,493.01</text:p>
          </table:table-cell>
          <table:table-cell table:formula="of:=[.D273]*[.$D$8]/12" office:value-type="currency" office:currency="USD" office:value="527.054201222249">
            <text:p>$527.0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8">
            <text:p>258</text:p>
          </table:table-cell>
          <table:table-cell table:formula="of:=[.D273]+[.E273]-[.F273]" office:value-type="currency" office:currency="USD" office:value="125518.752494562">
            <text:p>$125,518.75</text:p>
          </table:table-cell>
          <table:table-cell table:formula="of:=[.D274]*[.$D$8]/12" office:value-type="currency" office:currency="USD" office:value="522.994802060675">
            <text:p>$522.9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59">
            <text:p>259</text:p>
          </table:table-cell>
          <table:table-cell table:formula="of:=[.D274]+[.E274]-[.F274]" office:value-type="currency" office:currency="USD" office:value="124540.437296623">
            <text:p>$124,540.44</text:p>
          </table:table-cell>
          <table:table-cell table:formula="of:=[.D275]*[.$D$8]/12" office:value-type="currency" office:currency="USD" office:value="518.918488735928">
            <text:p>$518.9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0">
            <text:p>260</text:p>
          </table:table-cell>
          <table:table-cell table:formula="of:=[.D275]+[.E275]-[.F275]" office:value-type="currency" office:currency="USD" office:value="123558.045785359">
            <text:p>$123,558.05</text:p>
          </table:table-cell>
          <table:table-cell table:formula="of:=[.D276]*[.$D$8]/12" office:value-type="currency" office:currency="USD" office:value="514.825190772328">
            <text:p>$514.8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1">
            <text:p>261</text:p>
          </table:table-cell>
          <table:table-cell table:formula="of:=[.D276]+[.E276]-[.F276]" office:value-type="currency" office:currency="USD" office:value="122571.560976131">
            <text:p>$122,571.56</text:p>
          </table:table-cell>
          <table:table-cell table:formula="of:=[.D277]*[.$D$8]/12" office:value-type="currency" office:currency="USD" office:value="510.714837400546">
            <text:p>$510.7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2">
            <text:p>262</text:p>
          </table:table-cell>
          <table:table-cell table:formula="of:=[.D277]+[.E277]-[.F277]" office:value-type="currency" office:currency="USD" office:value="121580.965813532">
            <text:p>$121,580.97</text:p>
          </table:table-cell>
          <table:table-cell table:formula="of:=[.D278]*[.$D$8]/12" office:value-type="currency" office:currency="USD" office:value="506.587357556382">
            <text:p>$506.5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3">
            <text:p>263</text:p>
          </table:table-cell>
          <table:table-cell table:formula="of:=[.D278]+[.E278]-[.F278]" office:value-type="currency" office:currency="USD" office:value="120586.243171088">
            <text:p>$120,586.24</text:p>
          </table:table-cell>
          <table:table-cell table:formula="of:=[.D279]*[.$D$8]/12" office:value-type="currency" office:currency="USD" office:value="502.442679879533">
            <text:p>$502.4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4">
            <text:p>264</text:p>
          </table:table-cell>
          <table:table-cell table:formula="of:=[.D279]+[.E279]-[.F279]" office:value-type="currency" office:currency="USD" office:value="119587.375850968">
            <text:p>$119,587.38</text:p>
          </table:table-cell>
          <table:table-cell table:formula="of:=[.D280]*[.$D$8]/12" office:value-type="currency" office:currency="USD" office:value="498.280732712365">
            <text:p>$498.2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5">
            <text:p>265</text:p>
          </table:table-cell>
          <table:table-cell table:formula="of:=[.D280]+[.E280]-[.F280]" office:value-type="currency" office:currency="USD" office:value="118584.34658368">
            <text:p>$118,584.35</text:p>
          </table:table-cell>
          <table:table-cell table:formula="of:=[.D281]*[.$D$8]/12" office:value-type="currency" office:currency="USD" office:value="494.101444098666">
            <text:p>$494.1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6">
            <text:p>266</text:p>
          </table:table-cell>
          <table:table-cell table:formula="of:=[.D281]+[.E281]-[.F281]" office:value-type="currency" office:currency="USD" office:value="117577.138027779">
            <text:p>$117,577.14</text:p>
          </table:table-cell>
          <table:table-cell table:formula="of:=[.D282]*[.$D$8]/12" office:value-type="currency" office:currency="USD" office:value="489.904741782411">
            <text:p>$489.9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7">
            <text:p>267</text:p>
          </table:table-cell>
          <table:table-cell table:formula="of:=[.D282]+[.E282]-[.F282]" office:value-type="currency" office:currency="USD" office:value="116565.732769561">
            <text:p>$116,565.73</text:p>
          </table:table-cell>
          <table:table-cell table:formula="of:=[.D283]*[.$D$8]/12" office:value-type="currency" office:currency="USD" office:value="485.690553206504">
            <text:p>$485.6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8">
            <text:p>268</text:p>
          </table:table-cell>
          <table:table-cell table:formula="of:=[.D283]+[.E283]-[.F283]" office:value-type="currency" office:currency="USD" office:value="115550.113322767">
            <text:p>$115,550.11</text:p>
          </table:table-cell>
          <table:table-cell table:formula="of:=[.D284]*[.$D$8]/12" office:value-type="currency" office:currency="USD" office:value="481.458805511531">
            <text:p>$481.4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69">
            <text:p>269</text:p>
          </table:table-cell>
          <table:table-cell table:formula="of:=[.D284]+[.E284]-[.F284]" office:value-type="currency" office:currency="USD" office:value="114530.262128279">
            <text:p>$114,530.26</text:p>
          </table:table-cell>
          <table:table-cell table:formula="of:=[.D285]*[.$D$8]/12" office:value-type="currency" office:currency="USD" office:value="477.209425534496">
            <text:p>$477.2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0">
            <text:p>270</text:p>
          </table:table-cell>
          <table:table-cell table:formula="of:=[.D285]+[.E285]-[.F285]" office:value-type="currency" office:currency="USD" office:value="113506.161553813">
            <text:p>$113,506.16</text:p>
          </table:table-cell>
          <table:table-cell table:formula="of:=[.D286]*[.$D$8]/12" office:value-type="currency" office:currency="USD" office:value="472.942339807556">
            <text:p>$472.9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1">
            <text:p>271</text:p>
          </table:table-cell>
          <table:table-cell table:formula="of:=[.D286]+[.E286]-[.F286]" office:value-type="currency" office:currency="USD" office:value="112477.793893621">
            <text:p>$112,477.79</text:p>
          </table:table-cell>
          <table:table-cell table:formula="of:=[.D287]*[.$D$8]/12" office:value-type="currency" office:currency="USD" office:value="468.657474556754">
            <text:p>$468.6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2">
            <text:p>272</text:p>
          </table:table-cell>
          <table:table-cell table:formula="of:=[.D287]+[.E287]-[.F287]" office:value-type="currency" office:currency="USD" office:value="111445.141368178">
            <text:p>$111,445.14</text:p>
          </table:table-cell>
          <table:table-cell table:formula="of:=[.D288]*[.$D$8]/12" office:value-type="currency" office:currency="USD" office:value="464.354755700741">
            <text:p>$464.3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3">
            <text:p>273</text:p>
          </table:table-cell>
          <table:table-cell table:formula="of:=[.D288]+[.E288]-[.F288]" office:value-type="currency" office:currency="USD" office:value="110408.186123879">
            <text:p>$110,408.19</text:p>
          </table:table-cell>
          <table:table-cell table:formula="of:=[.D289]*[.$D$8]/12" office:value-type="currency" office:currency="USD" office:value="460.034108849494">
            <text:p>$460.0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4">
            <text:p>274</text:p>
          </table:table-cell>
          <table:table-cell table:formula="of:=[.D289]+[.E289]-[.F289]" office:value-type="currency" office:currency="USD" office:value="109366.910232728">
            <text:p>$109,366.91</text:p>
          </table:table-cell>
          <table:table-cell table:formula="of:=[.D290]*[.$D$8]/12" office:value-type="currency" office:currency="USD" office:value="455.695459303033">
            <text:p>$455.7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5">
            <text:p>275</text:p>
          </table:table-cell>
          <table:table-cell table:formula="of:=[.D290]+[.E290]-[.F290]" office:value-type="currency" office:currency="USD" office:value="108321.295692031">
            <text:p>$108,321.30</text:p>
          </table:table-cell>
          <table:table-cell table:formula="of:=[.D291]*[.$D$8]/12" office:value-type="currency" office:currency="USD" office:value="451.338732050129">
            <text:p>$451.3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6">
            <text:p>276</text:p>
          </table:table-cell>
          <table:table-cell table:formula="of:=[.D291]+[.E291]-[.F291]" office:value-type="currency" office:currency="USD" office:value="107271.324424081">
            <text:p>$107,271.32</text:p>
          </table:table-cell>
          <table:table-cell table:formula="of:=[.D292]*[.$D$8]/12" office:value-type="currency" office:currency="USD" office:value="446.963851767005">
            <text:p>$446.9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7">
            <text:p>277</text:p>
          </table:table-cell>
          <table:table-cell table:formula="of:=[.D292]+[.E292]-[.F292]" office:value-type="currency" office:currency="USD" office:value="106216.978275848">
            <text:p>$106,216.98</text:p>
          </table:table-cell>
          <table:table-cell table:formula="of:=[.D293]*[.$D$8]/12" office:value-type="currency" office:currency="USD" office:value="442.570742816034">
            <text:p>$442.5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8">
            <text:p>278</text:p>
          </table:table-cell>
          <table:table-cell table:formula="of:=[.D293]+[.E293]-[.F293]" office:value-type="currency" office:currency="USD" office:value="105158.239018664">
            <text:p>$105,158.24</text:p>
          </table:table-cell>
          <table:table-cell table:formula="of:=[.D294]*[.$D$8]/12" office:value-type="currency" office:currency="USD" office:value="438.159329244434">
            <text:p>$438.1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79">
            <text:p>279</text:p>
          </table:table-cell>
          <table:table-cell table:formula="of:=[.D294]+[.E294]-[.F294]" office:value-type="currency" office:currency="USD" office:value="104095.088347909">
            <text:p>$104,095.09</text:p>
          </table:table-cell>
          <table:table-cell table:formula="of:=[.D295]*[.$D$8]/12" office:value-type="currency" office:currency="USD" office:value="433.729534782953">
            <text:p>$433.7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0">
            <text:p>280</text:p>
          </table:table-cell>
          <table:table-cell table:formula="of:=[.D295]+[.E295]-[.F295]" office:value-type="currency" office:currency="USD" office:value="103027.507882692">
            <text:p>$103,027.51</text:p>
          </table:table-cell>
          <table:table-cell table:formula="of:=[.D296]*[.$D$8]/12" office:value-type="currency" office:currency="USD" office:value="429.281282844549">
            <text:p>$429.2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1">
            <text:p>281</text:p>
          </table:table-cell>
          <table:table-cell table:formula="of:=[.D296]+[.E296]-[.F296]" office:value-type="currency" office:currency="USD" office:value="101955.479165536">
            <text:p>$101,955.48</text:p>
          </table:table-cell>
          <table:table-cell table:formula="of:=[.D297]*[.$D$8]/12" office:value-type="currency" office:currency="USD" office:value="424.814496523067">
            <text:p>$424.8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2">
            <text:p>282</text:p>
          </table:table-cell>
          <table:table-cell table:formula="of:=[.D297]+[.E297]-[.F297]" office:value-type="currency" office:currency="USD" office:value="100878.983662059">
            <text:p>$100,878.98</text:p>
          </table:table-cell>
          <table:table-cell table:formula="of:=[.D298]*[.$D$8]/12" office:value-type="currency" office:currency="USD" office:value="420.329098591914">
            <text:p>$420.3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3">
            <text:p>283</text:p>
          </table:table-cell>
          <table:table-cell table:formula="of:=[.D298]+[.E298]-[.F298]" office:value-type="currency" office:currency="USD" office:value="99798.0027606512">
            <text:p>$99,798.00</text:p>
          </table:table-cell>
          <table:table-cell table:formula="of:=[.D299]*[.$D$8]/12" office:value-type="currency" office:currency="USD" office:value="415.825011502713">
            <text:p>$415.8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4">
            <text:p>284</text:p>
          </table:table-cell>
          <table:table-cell table:formula="of:=[.D299]+[.E299]-[.F299]" office:value-type="currency" office:currency="USD" office:value="98712.5177721539">
            <text:p>$98,712.52</text:p>
          </table:table-cell>
          <table:table-cell table:formula="of:=[.D300]*[.$D$8]/12" office:value-type="currency" office:currency="USD" office:value="411.302157383974">
            <text:p>$411.3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5">
            <text:p>285</text:p>
          </table:table-cell>
          <table:table-cell table:formula="of:=[.D300]+[.E300]-[.F300]" office:value-type="currency" office:currency="USD" office:value="97622.5099295379">
            <text:p>$97,622.51</text:p>
          </table:table-cell>
          <table:table-cell table:formula="of:=[.D301]*[.$D$8]/12" office:value-type="currency" office:currency="USD" office:value="406.760458039741">
            <text:p>$406.7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6">
            <text:p>286</text:p>
          </table:table-cell>
          <table:table-cell table:formula="of:=[.D301]+[.E301]-[.F301]" office:value-type="currency" office:currency="USD" office:value="96527.9603875776">
            <text:p>$96,527.96</text:p>
          </table:table-cell>
          <table:table-cell table:formula="of:=[.D302]*[.$D$8]/12" office:value-type="currency" office:currency="USD" office:value="402.19983494824">
            <text:p>$402.2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7">
            <text:p>287</text:p>
          </table:table-cell>
          <table:table-cell table:formula="of:=[.D302]+[.E302]-[.F302]" office:value-type="currency" office:currency="USD" office:value="95428.8502225259">
            <text:p>$95,428.85</text:p>
          </table:table-cell>
          <table:table-cell table:formula="of:=[.D303]*[.$D$8]/12" office:value-type="currency" office:currency="USD" office:value="397.620209260524">
            <text:p>$397.6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8">
            <text:p>288</text:p>
          </table:table-cell>
          <table:table-cell table:formula="of:=[.D303]+[.E303]-[.F303]" office:value-type="currency" office:currency="USD" office:value="94325.1604317864">
            <text:p>$94,325.16</text:p>
          </table:table-cell>
          <table:table-cell table:formula="of:=[.D304]*[.$D$8]/12" office:value-type="currency" office:currency="USD" office:value="393.02150179911">
            <text:p>$393.0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89">
            <text:p>289</text:p>
          </table:table-cell>
          <table:table-cell table:formula="of:=[.D304]+[.E304]-[.F304]" office:value-type="currency" office:currency="USD" office:value="93216.8719335855">
            <text:p>$93,216.87</text:p>
          </table:table-cell>
          <table:table-cell table:formula="of:=[.D305]*[.$D$8]/12" office:value-type="currency" office:currency="USD" office:value="388.403633056606">
            <text:p>$388.4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0">
            <text:p>290</text:p>
          </table:table-cell>
          <table:table-cell table:formula="of:=[.D305]+[.E305]-[.F305]" office:value-type="currency" office:currency="USD" office:value="92103.9655666421">
            <text:p>$92,103.97</text:p>
          </table:table-cell>
          <table:table-cell table:formula="of:=[.D306]*[.$D$8]/12" office:value-type="currency" office:currency="USD" office:value="383.766523194342">
            <text:p>$383.7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1">
            <text:p>291</text:p>
          </table:table-cell>
          <table:table-cell table:formula="of:=[.D306]+[.E306]-[.F306]" office:value-type="currency" office:currency="USD" office:value="90986.4220898364">
            <text:p>$90,986.42</text:p>
          </table:table-cell>
          <table:table-cell table:formula="of:=[.D307]*[.$D$8]/12" office:value-type="currency" office:currency="USD" office:value="379.110092040985">
            <text:p>$379.1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2">
            <text:p>292</text:p>
          </table:table-cell>
          <table:table-cell table:formula="of:=[.D307]+[.E307]-[.F307]" office:value-type="currency" office:currency="USD" office:value="89864.2221818774">
            <text:p>$89,864.22</text:p>
          </table:table-cell>
          <table:table-cell table:formula="of:=[.D308]*[.$D$8]/12" office:value-type="currency" office:currency="USD" office:value="374.434259091156">
            <text:p>$374.4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3">
            <text:p>293</text:p>
          </table:table-cell>
          <table:table-cell table:formula="of:=[.D308]+[.E308]-[.F308]" office:value-type="currency" office:currency="USD" office:value="88737.3464409686">
            <text:p>$88,737.35</text:p>
          </table:table-cell>
          <table:table-cell table:formula="of:=[.D309]*[.$D$8]/12" office:value-type="currency" office:currency="USD" office:value="369.738943504036">
            <text:p>$369.7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4">
            <text:p>294</text:p>
          </table:table-cell>
          <table:table-cell table:formula="of:=[.D309]+[.E309]-[.F309]" office:value-type="currency" office:currency="USD" office:value="87605.7753844726">
            <text:p>$87,605.78</text:p>
          </table:table-cell>
          <table:table-cell table:formula="of:=[.D310]*[.$D$8]/12" office:value-type="currency" office:currency="USD" office:value="365.024064101969">
            <text:p>$365.0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5">
            <text:p>295</text:p>
          </table:table-cell>
          <table:table-cell table:formula="of:=[.D310]+[.E310]-[.F310]" office:value-type="currency" office:currency="USD" office:value="86469.4894485746">
            <text:p>$86,469.49</text:p>
          </table:table-cell>
          <table:table-cell table:formula="of:=[.D311]*[.$D$8]/12" office:value-type="currency" office:currency="USD" office:value="360.289539369061">
            <text:p>$360.2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6">
            <text:p>296</text:p>
          </table:table-cell>
          <table:table-cell table:formula="of:=[.D311]+[.E311]-[.F311]" office:value-type="currency" office:currency="USD" office:value="85328.4689879436">
            <text:p>$85,328.47</text:p>
          </table:table-cell>
          <table:table-cell table:formula="of:=[.D312]*[.$D$8]/12" office:value-type="currency" office:currency="USD" office:value="355.535287449765">
            <text:p>$355.5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7">
            <text:p>297</text:p>
          </table:table-cell>
          <table:table-cell table:formula="of:=[.D312]+[.E312]-[.F312]" office:value-type="currency" office:currency="USD" office:value="84182.6942753934">
            <text:p>$84,182.69</text:p>
          </table:table-cell>
          <table:table-cell table:formula="of:=[.D313]*[.$D$8]/12" office:value-type="currency" office:currency="USD" office:value="350.761226147473">
            <text:p>$350.7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8">
            <text:p>298</text:p>
          </table:table-cell>
          <table:table-cell table:formula="of:=[.D313]+[.E313]-[.F313]" office:value-type="currency" office:currency="USD" office:value="83032.1455015409">
            <text:p>$83,032.15</text:p>
          </table:table-cell>
          <table:table-cell table:formula="of:=[.D314]*[.$D$8]/12" office:value-type="currency" office:currency="USD" office:value="345.967272923087">
            <text:p>$345.9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299">
            <text:p>299</text:p>
          </table:table-cell>
          <table:table-cell table:formula="of:=[.D314]+[.E314]-[.F314]" office:value-type="currency" office:currency="USD" office:value="81876.802774464">
            <text:p>$81,876.80</text:p>
          </table:table-cell>
          <table:table-cell table:formula="of:=[.D315]*[.$D$8]/12" office:value-type="currency" office:currency="USD" office:value="341.1533448936">
            <text:p>$341.1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0">
            <text:p>300</text:p>
          </table:table-cell>
          <table:table-cell table:formula="of:=[.D315]+[.E315]-[.F315]" office:value-type="currency" office:currency="USD" office:value="80716.6461193576">
            <text:p>$80,716.65</text:p>
          </table:table-cell>
          <table:table-cell table:formula="of:=[.D316]*[.$D$8]/12" office:value-type="currency" office:currency="USD" office:value="336.319358830657">
            <text:p>$336.3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1">
            <text:p>301</text:p>
          </table:table-cell>
          <table:table-cell table:formula="of:=[.D316]+[.E316]-[.F316]" office:value-type="currency" office:currency="USD" office:value="79551.6554781882">
            <text:p>$79,551.66</text:p>
          </table:table-cell>
          <table:table-cell table:formula="of:=[.D317]*[.$D$8]/12" office:value-type="currency" office:currency="USD" office:value="331.465231159118">
            <text:p>$331.4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2">
            <text:p>302</text:p>
          </table:table-cell>
          <table:table-cell table:formula="of:=[.D317]+[.E317]-[.F317]" office:value-type="currency" office:currency="USD" office:value="78381.8107093474">
            <text:p>$78,381.81</text:p>
          </table:table-cell>
          <table:table-cell table:formula="of:=[.D318]*[.$D$8]/12" office:value-type="currency" office:currency="USD" office:value="326.590877955614">
            <text:p>$326.5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3">
            <text:p>303</text:p>
          </table:table-cell>
          <table:table-cell table:formula="of:=[.D318]+[.E318]-[.F318]" office:value-type="currency" office:currency="USD" office:value="77207.091587303">
            <text:p>$77,207.09</text:p>
          </table:table-cell>
          <table:table-cell table:formula="of:=[.D319]*[.$D$8]/12" office:value-type="currency" office:currency="USD" office:value="321.696214947096">
            <text:p>$321.7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4">
            <text:p>304</text:p>
          </table:table-cell>
          <table:table-cell table:formula="of:=[.D319]+[.E319]-[.F319]" office:value-type="currency" office:currency="USD" office:value="76027.4778022501">
            <text:p>$76,027.48</text:p>
          </table:table-cell>
          <table:table-cell table:formula="of:=[.D320]*[.$D$8]/12" office:value-type="currency" office:currency="USD" office:value="316.781157509375">
            <text:p>$316.7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5">
            <text:p>305</text:p>
          </table:table-cell>
          <table:table-cell table:formula="of:=[.D320]+[.E320]-[.F320]" office:value-type="currency" office:currency="USD" office:value="74842.9489597595">
            <text:p>$74,842.95</text:p>
          </table:table-cell>
          <table:table-cell table:formula="of:=[.D321]*[.$D$8]/12" office:value-type="currency" office:currency="USD" office:value="311.845620665664">
            <text:p>$311.8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6">
            <text:p>306</text:p>
          </table:table-cell>
          <table:table-cell table:formula="of:=[.D321]+[.E321]-[.F321]" office:value-type="currency" office:currency="USD" office:value="73653.4845804251">
            <text:p>$73,653.48</text:p>
          </table:table-cell>
          <table:table-cell table:formula="of:=[.D322]*[.$D$8]/12" office:value-type="currency" office:currency="USD" office:value="306.889519085105">
            <text:p>$306.8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7">
            <text:p>307</text:p>
          </table:table-cell>
          <table:table-cell table:formula="of:=[.D322]+[.E322]-[.F322]" office:value-type="currency" office:currency="USD" office:value="72459.0640995102">
            <text:p>$72,459.06</text:p>
          </table:table-cell>
          <table:table-cell table:formula="of:=[.D323]*[.$D$8]/12" office:value-type="currency" office:currency="USD" office:value="301.912767081293">
            <text:p>$301.9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8">
            <text:p>308</text:p>
          </table:table-cell>
          <table:table-cell table:formula="of:=[.D323]+[.E323]-[.F323]" office:value-type="currency" office:currency="USD" office:value="71259.6668665915">
            <text:p>$71,259.67</text:p>
          </table:table-cell>
          <table:table-cell table:formula="of:=[.D324]*[.$D$8]/12" office:value-type="currency" office:currency="USD" office:value="296.915278610798">
            <text:p>$296.9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09">
            <text:p>309</text:p>
          </table:table-cell>
          <table:table-cell table:formula="of:=[.D324]+[.E324]-[.F324]" office:value-type="currency" office:currency="USD" office:value="70055.2721452023">
            <text:p>$70,055.27</text:p>
          </table:table-cell>
          <table:table-cell table:formula="of:=[.D325]*[.$D$8]/12" office:value-type="currency" office:currency="USD" office:value="291.896967271676">
            <text:p>$291.9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0">
            <text:p>310</text:p>
          </table:table-cell>
          <table:table-cell table:formula="of:=[.D325]+[.E325]-[.F325]" office:value-type="currency" office:currency="USD" office:value="68845.859112474">
            <text:p>$68,845.86</text:p>
          </table:table-cell>
          <table:table-cell table:formula="of:=[.D326]*[.$D$8]/12" office:value-type="currency" office:currency="USD" office:value="286.857746301975">
            <text:p>$286.8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1">
            <text:p>311</text:p>
          </table:table-cell>
          <table:table-cell table:formula="of:=[.D326]+[.E326]-[.F326]" office:value-type="currency" office:currency="USD" office:value="67631.406858776">
            <text:p>$67,631.41</text:p>
          </table:table-cell>
          <table:table-cell table:formula="of:=[.D327]*[.$D$8]/12" office:value-type="currency" office:currency="USD" office:value="281.797528578233">
            <text:p>$281.8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2">
            <text:p>312</text:p>
          </table:table-cell>
          <table:table-cell table:formula="of:=[.D327]+[.E327]-[.F327]" office:value-type="currency" office:currency="USD" office:value="66411.8943873542">
            <text:p>$66,411.89</text:p>
          </table:table-cell>
          <table:table-cell table:formula="of:=[.D328]*[.$D$8]/12" office:value-type="currency" office:currency="USD" office:value="276.716226613976">
            <text:p>$276.7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3">
            <text:p>313</text:p>
          </table:table-cell>
          <table:table-cell table:formula="of:=[.D328]+[.E328]-[.F328]" office:value-type="currency" office:currency="USD" office:value="65187.3006139682">
            <text:p>$65,187.30</text:p>
          </table:table-cell>
          <table:table-cell table:formula="of:=[.D329]*[.$D$8]/12" office:value-type="currency" office:currency="USD" office:value="271.613752558201">
            <text:p>$271.6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4">
            <text:p>314</text:p>
          </table:table-cell>
          <table:table-cell table:formula="of:=[.D329]+[.E329]-[.F329]" office:value-type="currency" office:currency="USD" office:value="63957.6043665264">
            <text:p>$63,957.60</text:p>
          </table:table-cell>
          <table:table-cell table:formula="of:=[.D330]*[.$D$8]/12" office:value-type="currency" office:currency="USD" office:value="266.49001819386">
            <text:p>$266.4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5">
            <text:p>315</text:p>
          </table:table-cell>
          <table:table-cell table:formula="of:=[.D330]+[.E330]-[.F330]" office:value-type="currency" office:currency="USD" office:value="62722.7843847203">
            <text:p>$62,722.78</text:p>
          </table:table-cell>
          <table:table-cell table:formula="of:=[.D331]*[.$D$8]/12" office:value-type="currency" office:currency="USD" office:value="261.344934936334">
            <text:p>$261.3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6">
            <text:p>316</text:p>
          </table:table-cell>
          <table:table-cell table:formula="of:=[.D331]+[.E331]-[.F331]" office:value-type="currency" office:currency="USD" office:value="61482.8193196566">
            <text:p>$61,482.82</text:p>
          </table:table-cell>
          <table:table-cell table:formula="of:=[.D332]*[.$D$8]/12" office:value-type="currency" office:currency="USD" office:value="256.178413831902">
            <text:p>$256.1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7">
            <text:p>317</text:p>
          </table:table-cell>
          <table:table-cell table:formula="of:=[.D332]+[.E332]-[.F332]" office:value-type="currency" office:currency="USD" office:value="60237.6877334885">
            <text:p>$60,237.69</text:p>
          </table:table-cell>
          <table:table-cell table:formula="of:=[.D333]*[.$D$8]/12" office:value-type="currency" office:currency="USD" office:value="250.990365556202">
            <text:p>$250.9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8">
            <text:p>318</text:p>
          </table:table-cell>
          <table:table-cell table:formula="of:=[.D333]+[.E333]-[.F333]" office:value-type="currency" office:currency="USD" office:value="58987.3680990447">
            <text:p>$58,987.37</text:p>
          </table:table-cell>
          <table:table-cell table:formula="of:=[.D334]*[.$D$8]/12" office:value-type="currency" office:currency="USD" office:value="245.780700412686">
            <text:p>$245.7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19">
            <text:p>319</text:p>
          </table:table-cell>
          <table:table-cell table:formula="of:=[.D334]+[.E334]-[.F334]" office:value-type="currency" office:currency="USD" office:value="57731.8387994574">
            <text:p>$57,731.84</text:p>
          </table:table-cell>
          <table:table-cell table:formula="of:=[.D335]*[.$D$8]/12" office:value-type="currency" office:currency="USD" office:value="240.549328331072">
            <text:p>$240.5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0">
            <text:p>320</text:p>
          </table:table-cell>
          <table:table-cell table:formula="of:=[.D335]+[.E335]-[.F335]" office:value-type="currency" office:currency="USD" office:value="56471.0781277885">
            <text:p>$56,471.08</text:p>
          </table:table-cell>
          <table:table-cell table:formula="of:=[.D336]*[.$D$8]/12" office:value-type="currency" office:currency="USD" office:value="235.296158865785">
            <text:p>$235.3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1">
            <text:p>321</text:p>
          </table:table-cell>
          <table:table-cell table:formula="of:=[.D336]+[.E336]-[.F336]" office:value-type="currency" office:currency="USD" office:value="55205.0642866543">
            <text:p>$55,205.06</text:p>
          </table:table-cell>
          <table:table-cell table:formula="of:=[.D337]*[.$D$8]/12" office:value-type="currency" office:currency="USD" office:value="230.021101194393">
            <text:p>$230.0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2">
            <text:p>322</text:p>
          </table:table-cell>
          <table:table-cell table:formula="of:=[.D337]+[.E337]-[.F337]" office:value-type="currency" office:currency="USD" office:value="53933.7753878487">
            <text:p>$53,933.78</text:p>
          </table:table-cell>
          <table:table-cell table:formula="of:=[.D338]*[.$D$8]/12" office:value-type="currency" office:currency="USD" office:value="224.724064116036">
            <text:p>$224.7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3">
            <text:p>323</text:p>
          </table:table-cell>
          <table:table-cell table:formula="of:=[.D338]+[.E338]-[.F338]" office:value-type="currency" office:currency="USD" office:value="52657.1894519647">
            <text:p>$52,657.19</text:p>
          </table:table-cell>
          <table:table-cell table:formula="of:=[.D339]*[.$D$8]/12" office:value-type="currency" office:currency="USD" office:value="219.404956049853">
            <text:p>$219.4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4">
            <text:p>324</text:p>
          </table:table-cell>
          <table:table-cell table:formula="of:=[.D339]+[.E339]-[.F339]" office:value-type="currency" office:currency="USD" office:value="51375.2844080146">
            <text:p>$51,375.28</text:p>
          </table:table-cell>
          <table:table-cell table:formula="of:=[.D340]*[.$D$8]/12" office:value-type="currency" office:currency="USD" office:value="214.063685033394">
            <text:p>$214.0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5">
            <text:p>325</text:p>
          </table:table-cell>
          <table:table-cell table:formula="of:=[.D340]+[.E340]-[.F340]" office:value-type="currency" office:currency="USD" office:value="50088.0380930479">
            <text:p>$50,088.04</text:p>
          </table:table-cell>
          <table:table-cell table:formula="of:=[.D341]*[.$D$8]/12" office:value-type="currency" office:currency="USD" office:value="208.700158721033">
            <text:p>$208.7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6">
            <text:p>326</text:p>
          </table:table-cell>
          <table:table-cell table:formula="of:=[.D341]+[.E341]-[.F341]" office:value-type="currency" office:currency="USD" office:value="48795.428251769">
            <text:p>$48,795.43</text:p>
          </table:table-cell>
          <table:table-cell table:formula="of:=[.D342]*[.$D$8]/12" office:value-type="currency" office:currency="USD" office:value="203.314284382371">
            <text:p>$203.3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7">
            <text:p>327</text:p>
          </table:table-cell>
          <table:table-cell table:formula="of:=[.D342]+[.E342]-[.F342]" office:value-type="currency" office:currency="USD" office:value="47497.4325361514">
            <text:p>$47,497.43</text:p>
          </table:table-cell>
          <table:table-cell table:formula="of:=[.D343]*[.$D$8]/12" office:value-type="currency" office:currency="USD" office:value="197.905968900631">
            <text:p>$197.9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8">
            <text:p>328</text:p>
          </table:table-cell>
          <table:table-cell table:formula="of:=[.D343]+[.E343]-[.F343]" office:value-type="currency" office:currency="USD" office:value="46194.028505052">
            <text:p>$46,194.03</text:p>
          </table:table-cell>
          <table:table-cell table:formula="of:=[.D344]*[.$D$8]/12" office:value-type="currency" office:currency="USD" office:value="192.47511877105">
            <text:p>$192.4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29">
            <text:p>329</text:p>
          </table:table-cell>
          <table:table-cell table:formula="of:=[.D344]+[.E344]-[.F344]" office:value-type="currency" office:currency="USD" office:value="44885.193623823">
            <text:p>$44,885.19</text:p>
          </table:table-cell>
          <table:table-cell table:formula="of:=[.D345]*[.$D$8]/12" office:value-type="currency" office:currency="USD" office:value="187.021640099263">
            <text:p>$187.0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0">
            <text:p>330</text:p>
          </table:table-cell>
          <table:table-cell table:formula="of:=[.D345]+[.E345]-[.F345]" office:value-type="currency" office:currency="USD" office:value="43570.9052639223">
            <text:p>$43,570.91</text:p>
          </table:table-cell>
          <table:table-cell table:formula="of:=[.D346]*[.$D$8]/12" office:value-type="currency" office:currency="USD" office:value="181.545438599676">
            <text:p>$181.5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1">
            <text:p>331</text:p>
          </table:table-cell>
          <table:table-cell table:formula="of:=[.D346]+[.E346]-[.F346]" office:value-type="currency" office:currency="USD" office:value="42251.140702522">
            <text:p>$42,251.14</text:p>
          </table:table-cell>
          <table:table-cell table:formula="of:=[.D347]*[.$D$8]/12" office:value-type="currency" office:currency="USD" office:value="176.046419593842">
            <text:p>$176.0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2">
            <text:p>332</text:p>
          </table:table-cell>
          <table:table-cell table:formula="of:=[.D347]+[.E347]-[.F347]" office:value-type="currency" office:currency="USD" office:value="40925.8771221158">
            <text:p>$40,925.88</text:p>
          </table:table-cell>
          <table:table-cell table:formula="of:=[.D348]*[.$D$8]/12" office:value-type="currency" office:currency="USD" office:value="170.524488008816">
            <text:p>$170.5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3">
            <text:p>333</text:p>
          </table:table-cell>
          <table:table-cell table:formula="of:=[.D348]+[.E348]-[.F348]" office:value-type="currency" office:currency="USD" office:value="39595.0916101246">
            <text:p>$39,595.09</text:p>
          </table:table-cell>
          <table:table-cell table:formula="of:=[.D349]*[.$D$8]/12" office:value-type="currency" office:currency="USD" office:value="164.979548375519">
            <text:p>$164.9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4">
            <text:p>334</text:p>
          </table:table-cell>
          <table:table-cell table:formula="of:=[.D349]+[.E349]-[.F349]" office:value-type="currency" office:currency="USD" office:value="38258.7611585002">
            <text:p>$38,258.76</text:p>
          </table:table-cell>
          <table:table-cell table:formula="of:=[.D350]*[.$D$8]/12" office:value-type="currency" office:currency="USD" office:value="159.411504827084">
            <text:p>$159.4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5">
            <text:p>335</text:p>
          </table:table-cell>
          <table:table-cell table:formula="of:=[.D350]+[.E350]-[.F350]" office:value-type="currency" office:currency="USD" office:value="36916.8626633273">
            <text:p>$36,916.86</text:p>
          </table:table-cell>
          <table:table-cell table:formula="of:=[.D351]*[.$D$8]/12" office:value-type="currency" office:currency="USD" office:value="153.820261097197">
            <text:p>$153.8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6">
            <text:p>336</text:p>
          </table:table-cell>
          <table:table-cell table:formula="of:=[.D351]+[.E351]-[.F351]" office:value-type="currency" office:currency="USD" office:value="35569.3729244245">
            <text:p>$35,569.37</text:p>
          </table:table-cell>
          <table:table-cell table:formula="of:=[.D352]*[.$D$8]/12" office:value-type="currency" office:currency="USD" office:value="148.205720518435">
            <text:p>$148.2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7">
            <text:p>337</text:p>
          </table:table-cell>
          <table:table-cell table:formula="of:=[.D352]+[.E352]-[.F352]" office:value-type="currency" office:currency="USD" office:value="34216.2686449429">
            <text:p>$34,216.27</text:p>
          </table:table-cell>
          <table:table-cell table:formula="of:=[.D353]*[.$D$8]/12" office:value-type="currency" office:currency="USD" office:value="142.567786020595">
            <text:p>$142.5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8">
            <text:p>338</text:p>
          </table:table-cell>
          <table:table-cell table:formula="of:=[.D353]+[.E353]-[.F353]" office:value-type="currency" office:currency="USD" office:value="32857.5264309635">
            <text:p>$32,857.53</text:p>
          </table:table-cell>
          <table:table-cell table:formula="of:=[.D354]*[.$D$8]/12" office:value-type="currency" office:currency="USD" office:value="136.906360129015">
            <text:p>$136.9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39">
            <text:p>339</text:p>
          </table:table-cell>
          <table:table-cell table:formula="of:=[.D354]+[.E354]-[.F354]" office:value-type="currency" office:currency="USD" office:value="31493.1227910925">
            <text:p>$31,493.12</text:p>
          </table:table-cell>
          <table:table-cell table:formula="of:=[.D355]*[.$D$8]/12" office:value-type="currency" office:currency="USD" office:value="131.221344962885">
            <text:p>$131.2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0">
            <text:p>340</text:p>
          </table:table-cell>
          <table:table-cell table:formula="of:=[.D355]+[.E355]-[.F355]" office:value-type="currency" office:currency="USD" office:value="30123.0341360554">
            <text:p>$30,123.03</text:p>
          </table:table-cell>
          <table:table-cell table:formula="of:=[.D356]*[.$D$8]/12" office:value-type="currency" office:currency="USD" office:value="125.512642233564">
            <text:p>$125.5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1">
            <text:p>341</text:p>
          </table:table-cell>
          <table:table-cell table:formula="of:=[.D356]+[.E356]-[.F356]" office:value-type="currency" office:currency="USD" office:value="28747.236778289">
            <text:p>$28,747.24</text:p>
          </table:table-cell>
          <table:table-cell table:formula="of:=[.D357]*[.$D$8]/12" office:value-type="currency" office:currency="USD" office:value="119.780153242871">
            <text:p>$119.7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2">
            <text:p>342</text:p>
          </table:table-cell>
          <table:table-cell table:formula="of:=[.D357]+[.E357]-[.F357]" office:value-type="currency" office:currency="USD" office:value="27365.7069315318">
            <text:p>$27,365.71</text:p>
          </table:table-cell>
          <table:table-cell table:formula="of:=[.D358]*[.$D$8]/12" office:value-type="currency" office:currency="USD" office:value="114.023778881383">
            <text:p>$114.0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3">
            <text:p>343</text:p>
          </table:table-cell>
          <table:table-cell table:formula="of:=[.D358]+[.E358]-[.F358]" office:value-type="currency" office:currency="USD" office:value="25978.4207104132">
            <text:p>$25,978.42</text:p>
          </table:table-cell>
          <table:table-cell table:formula="of:=[.D359]*[.$D$8]/12" office:value-type="currency" office:currency="USD" office:value="108.243419626722">
            <text:p>$108.2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4">
            <text:p>344</text:p>
          </table:table-cell>
          <table:table-cell table:formula="of:=[.D359]+[.E359]-[.F359]" office:value-type="currency" office:currency="USD" office:value="24585.3541300399">
            <text:p>$24,585.35</text:p>
          </table:table-cell>
          <table:table-cell table:formula="of:=[.D360]*[.$D$8]/12" office:value-type="currency" office:currency="USD" office:value="102.438975541833">
            <text:p>$102.4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5">
            <text:p>345</text:p>
          </table:table-cell>
          <table:table-cell table:formula="of:=[.D360]+[.E360]-[.F360]" office:value-type="currency" office:currency="USD" office:value="23186.4831055818">
            <text:p>$23,186.48</text:p>
          </table:table-cell>
          <table:table-cell table:formula="of:=[.D361]*[.$D$8]/12" office:value-type="currency" office:currency="USD" office:value="96.6103462732574">
            <text:p>$96.6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6">
            <text:p>346</text:p>
          </table:table-cell>
          <table:table-cell table:formula="of:=[.D361]+[.E361]-[.F361]" office:value-type="currency" office:currency="USD" office:value="21781.783451855">
            <text:p>$21,781.78</text:p>
          </table:table-cell>
          <table:table-cell table:formula="of:=[.D362]*[.$D$8]/12" office:value-type="currency" office:currency="USD" office:value="90.7574310493959">
            <text:p>$90.76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7">
            <text:p>347</text:p>
          </table:table-cell>
          <table:table-cell table:formula="of:=[.D362]+[.E362]-[.F362]" office:value-type="currency" office:currency="USD" office:value="20371.2308829044">
            <text:p>$20,371.23</text:p>
          </table:table-cell>
          <table:table-cell table:formula="of:=[.D363]*[.$D$8]/12" office:value-type="currency" office:currency="USD" office:value="84.8801286787684">
            <text:p>$84.8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8">
            <text:p>348</text:p>
          </table:table-cell>
          <table:table-cell table:formula="of:=[.D363]+[.E363]-[.F363]" office:value-type="currency" office:currency="USD" office:value="18954.8010115832">
            <text:p>$18,954.80</text:p>
          </table:table-cell>
          <table:table-cell table:formula="of:=[.D364]*[.$D$8]/12" office:value-type="currency" office:currency="USD" office:value="78.9783375482632">
            <text:p>$78.98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49">
            <text:p>349</text:p>
          </table:table-cell>
          <table:table-cell table:formula="of:=[.D364]+[.E364]-[.F364]" office:value-type="currency" office:currency="USD" office:value="17532.4693491314">
            <text:p>$17,532.47</text:p>
          </table:table-cell>
          <table:table-cell table:formula="of:=[.D365]*[.$D$8]/12" office:value-type="currency" office:currency="USD" office:value="73.051955621381">
            <text:p>$73.0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0">
            <text:p>350</text:p>
          </table:table-cell>
          <table:table-cell table:formula="of:=[.D365]+[.E365]-[.F365]" office:value-type="currency" office:currency="USD" office:value="16104.2113047528">
            <text:p>$16,104.21</text:p>
          </table:table-cell>
          <table:table-cell table:formula="of:=[.D366]*[.$D$8]/12" office:value-type="currency" office:currency="USD" office:value="67.1008804364701">
            <text:p>$67.1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1">
            <text:p>351</text:p>
          </table:table-cell>
          <table:table-cell table:formula="of:=[.D366]+[.E366]-[.F366]" office:value-type="currency" office:currency="USD" office:value="14670.0021851893">
            <text:p>$14,670.00</text:p>
          </table:table-cell>
          <table:table-cell table:formula="of:=[.D367]*[.$D$8]/12" office:value-type="currency" office:currency="USD" office:value="61.1250091049554">
            <text:p>$61.13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2">
            <text:p>352</text:p>
          </table:table-cell>
          <table:table-cell table:formula="of:=[.D367]+[.E367]-[.F367]" office:value-type="currency" office:currency="USD" office:value="13229.8171942942">
            <text:p>$13,229.82</text:p>
          </table:table-cell>
          <table:table-cell table:formula="of:=[.D368]*[.$D$8]/12" office:value-type="currency" office:currency="USD" office:value="55.1242383095594">
            <text:p>$55.12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3">
            <text:p>353</text:p>
          </table:table-cell>
          <table:table-cell table:formula="of:=[.D368]+[.E368]-[.F368]" office:value-type="currency" office:currency="USD" office:value="11783.6314326038">
            <text:p>$11,783.63</text:p>
          </table:table-cell>
          <table:table-cell table:formula="of:=[.D369]*[.$D$8]/12" office:value-type="currency" office:currency="USD" office:value="49.0984643025159">
            <text:p>$49.10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4">
            <text:p>354</text:p>
          </table:table-cell>
          <table:table-cell table:formula="of:=[.D369]+[.E369]-[.F369]" office:value-type="currency" office:currency="USD" office:value="10331.4198969063">
            <text:p>$10,331.42</text:p>
          </table:table-cell>
          <table:table-cell table:formula="of:=[.D370]*[.$D$8]/12" office:value-type="currency" office:currency="USD" office:value="43.0475829037764">
            <text:p>$43.05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5">
            <text:p>355</text:p>
          </table:table-cell>
          <table:table-cell table:formula="of:=[.D370]+[.E370]-[.F370]" office:value-type="currency" office:currency="USD" office:value="8873.1574798101">
            <text:p>$8,873.16</text:p>
          </table:table-cell>
          <table:table-cell table:formula="of:=[.D371]*[.$D$8]/12" office:value-type="currency" office:currency="USD" office:value="36.9714894992088">
            <text:p>$36.9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6">
            <text:p>356</text:p>
          </table:table-cell>
          <table:table-cell table:formula="of:=[.D371]+[.E371]-[.F371]" office:value-type="currency" office:currency="USD" office:value="7408.81896930931">
            <text:p>$7,408.82</text:p>
          </table:table-cell>
          <table:table-cell table:formula="of:=[.D372]*[.$D$8]/12" office:value-type="currency" office:currency="USD" office:value="30.8700790387888">
            <text:p>$30.87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7">
            <text:p>357</text:p>
          </table:table-cell>
          <table:table-cell table:formula="of:=[.D372]+[.E372]-[.F372]" office:value-type="currency" office:currency="USD" office:value="5938.3790483481">
            <text:p>$5,938.38</text:p>
          </table:table-cell>
          <table:table-cell table:formula="of:=[.D373]*[.$D$8]/12" office:value-type="currency" office:currency="USD" office:value="24.7432460347837">
            <text:p>$24.74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8">
            <text:p>358</text:p>
          </table:table-cell>
          <table:table-cell table:formula="of:=[.D373]+[.E373]-[.F373]" office:value-type="currency" office:currency="USD" office:value="4461.81229438288">
            <text:p>$4,461.81</text:p>
          </table:table-cell>
          <table:table-cell table:formula="of:=[.D374]*[.$D$8]/12" office:value-type="currency" office:currency="USD" office:value="18.5908845599287">
            <text:p>$18.59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59">
            <text:p>359</text:p>
          </table:table-cell>
          <table:table-cell table:formula="of:=[.D374]+[.E374]-[.F374]" office:value-type="currency" office:currency="USD" office:value="2979.09317894281">
            <text:p>$2,979.09</text:p>
          </table:table-cell>
          <table:table-cell table:formula="of:=[.D375]*[.$D$8]/12" office:value-type="currency" office:currency="USD" office:value="12.412888245595">
            <text:p>$12.4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60">
            <text:p>360</text:p>
          </table:table-cell>
          <table:table-cell table:formula="of:=[.D375]+[.E375]-[.F375]" office:value-type="currency" office:currency="USD" office:value="1490.19606718841">
            <text:p>$1,490.20</text:p>
          </table:table-cell>
          <table:table-cell table:formula="of:=[.D376]*[.$D$8]/12" office:value-type="currency" office:currency="USD" office:value="6.20915027995169">
            <text:p>$6.21</text:p>
          </table:table-cell>
          <table:table-cell table:formula="of:=[.$D$9]" office:value-type="currency" office:currency="USD" office:value="1501.31">
            <text:p>$1,501.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 office:value-type="float" office:value="361">
            <text:p>361</text:p>
          </table:table-cell>
          <table:table-cell table:formula="of:=[.D376]+[.E376]-[.F376]" office:value-type="currency" office:currency="USD" office:value="-4.90478253164201">
            <text:p>-$4.9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>
            <text:p>Total Interest Owed</text:p>
          </table:table-cell>
          <table:table-cell table:formula="of:=SUM([.E16:.E376])" office:value-type="currency" office:currency="USD" office:value="261968.005217467">
            <text:p>$261,968.01</text:p>
          </table:table-cell>
          <table:table-cell table:number-columns-repeated="1019"/>
        </table:table-row>
        <table:table-row table:style-name="ro1" table:number-rows-repeated="10481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 Expenses" table:style-name="ta1" table:print="false">
        <office:forms form:automatic-focus="false" form:apply-design-mode="false"/>
        <table:table-column table:style-name="co8" table:default-cell-style-name="ce5"/>
        <table:table-column table:style-name="co9" table:default-cell-style-name="ce2"/>
        <table:table-column table:style-name="co10" table:default-cell-style-name="ce2"/>
        <table:table-column table:style-name="co5" table:default-cell-style-name="Default"/>
        <table:table-column table:style-name="co11" table:default-cell-style-name="ce2"/>
        <table:table-column table:style-name="co12" table:default-cell-style-name="ce2"/>
        <table:table-row table:style-name="ro2">
          <table:table-cell table:style-name="ce11" office:value-type="string" table:number-columns-spanned="6" table:number-rows-spanned="1">
            <text:p>Expenses</text:p>
          </table:table-cell>
          <table:covered-table-cell table:number-columns-repeated="2" table:style-name="Default"/>
          <table:covered-table-cell/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6" office:value-type="string" table:number-columns-spanned="2" table:number-rows-spanned="1">
            <text:p>Amount Spendable Monthly</text:p>
          </table:table-cell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</table:table-row>
        <table:table-row table:style-name="ro1">
          <table:table-cell table:style-name="Default" office:value-type="string">
            <text:p>Name</text:p>
          </table:table-cell>
          <table:table-cell table:style-name="ce1" office:value-type="string">
            <text:p>Minimum</text:p>
          </table:table-cell>
          <table:table-cell table:style-name="ce1" office:value-type="string">
            <text:p>Maximum </text:p>
          </table:table-cell>
          <table:table-cell/>
          <table:table-cell table:style-name="ce1" table:number-columns-repeated="2"/>
        </table:table-row>
        <table:table-row table:style-name="ro1">
          <table:table-cell table:style-name="ce8" office:value-type="string">
            <text:p>Utilities</text:p>
          </table:table-cell>
          <table:table-cell table:number-columns-repeated="2" office:value-type="currency" office:currency="USD" office:value="200">
            <text:p>$20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Internet/T.V.</text:p>
          </table:table-cell>
          <table:table-cell office:value-type="currency" office:currency="USD" office:value="70">
            <text:p>$70.00</text:p>
          </table:table-cell>
          <table:table-cell office:value-type="currency" office:currency="USD" office:value="50">
            <text:p>$5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Health Insurance</text:p>
          </table:table-cell>
          <table:table-cell office:value-type="currency" office:currency="USD" office:value="150">
            <text:p>$150.00</text:p>
          </table:table-cell>
          <table:table-cell office:value-type="currency" office:currency="USD" office:value="0">
            <text:p>$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Phone Bill</text:p>
          </table:table-cell>
          <table:table-cell table:number-columns-repeated="2" office:value-type="currency" office:currency="USD" office:value="50">
            <text:p>$50.0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5"/>
          <table:table-cell table:number-columns-repeated="2"/>
        </table:table-row>
        <table:table-row table:style-name="ro1">
          <table:table-cell office:value-type="string">
            <text:p>School</text:p>
          </table:table-cell>
          <table:table-cell office:value-type="currency" office:currency="USD" office:value="100">
            <text:p>$100.00</text:p>
          </table:table-cell>
          <table:table-cell office:value-type="currency" office:currency="USD" office:value="200">
            <text:p>$20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Car Payment/Insurance/Gas</text:p>
          </table:table-cell>
          <table:table-cell office:value-type="currency" office:currency="USD" office:value="90">
            <text:p>$90.00</text:p>
          </table:table-cell>
          <table:table-cell office:value-type="currency" office:currency="USD" office:value="0">
            <text:p>$0.0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Pet</text:p>
          </table:table-cell>
          <table:table-cell table:style-name="ce14" office:value-type="currency" office:currency="USD" office:value="30">
            <text:p>$30.00</text:p>
          </table:table-cell>
          <table:table-cell table:style-name="ce14" office:value-type="currency" office:currency="USD" office:value="50">
            <text:p>$50.00</text:p>
          </table:table-cell>
          <table:table-cell/>
          <table:table-cell table:style-name="ce14" table:number-columns-repeated="2"/>
        </table:table-row>
        <table:table-row table:style-name="ro1">
          <table:table-cell table:style-name="Default" table:number-columns-repeated="3"/>
          <table:table-cell table:style-name="ce5"/>
          <table:table-cell table:number-columns-repeated="2"/>
        </table:table-row>
        <table:table-row table:style-name="ro1">
          <table:table-cell office:value-type="string">
            <text:p>House Payment/Insurance 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Hygiene/Make-up</text:p>
          </table:table-cell>
          <table:table-cell office:value-type="currency" office:currency="USD" office:value="30">
            <text:p>$30.00</text:p>
          </table:table-cell>
          <table:table-cell office:value-type="currency" office:currency="USD" office:value="40">
            <text:p>$40.00</text:p>
          </table:table-cell>
          <table:table-cell table:number-columns-repeated="3"/>
        </table:table-row>
        <table:table-row table:style-name="ro1">
          <table:table-cell office:value-type="string">
            <text:p>Debt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Subscriptions 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Medicine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Credit Card Payment</text:p>
          </table:table-cell>
          <table:table-cell table:number-columns-repeated="2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5"/>
          <table:table-cell table:number-columns-repeated="2"/>
        </table:table-row>
        <table:table-row table:style-name="ro1">
          <table:table-cell table:style-name="ce12" office:value-type="string">
            <text:p>Total Needed</text:p>
          </table:table-cell>
          <table:table-cell table:style-name="Default" table:formula="of:=SUM([.B4:.B18])" office:value-type="currency" office:currency="USD" office:value="720">
            <text:p>$720.00</text:p>
          </table:table-cell>
          <table:table-cell table:style-name="Default" table:formula="of:=SUM([.C4:.C18])" office:value-type="currency" office:currency="USD" office:value="590">
            <text:p>$590.00</text:p>
          </table:table-cell>
          <table:table-cell table:style-name="ce12"/>
          <table:table-cell table:style-name="Default" table:number-columns-repeated="2"/>
        </table:table-row>
        <table:table-row table:style-name="ro1">
          <table:table-cell table:style-name="ce12" office:value-type="string">
            <text:p>Total Needed Yearly</text:p>
          </table:table-cell>
          <table:table-cell table:formula="of:=[.B20]*12" office:value-type="currency" office:currency="USD" office:value="8640">
            <text:p>$8,640.00</text:p>
          </table:table-cell>
          <table:table-cell table:formula="of:=[.C20]*12" office:value-type="currency" office:currency="USD" office:value="7080">
            <text:p>$7,080.0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ce15" office:value-type="string">
            <text:p>Part-time (20hrs)</text:p>
          </table:table-cell>
          <table:table-cell table:style-name="ce15" office:value-type="string">
            <text:p>Full-Time (40hrs)</text:p>
          </table:table-cell>
          <table:table-cell table:style-name="ce16"/>
          <table:table-cell table:style-name="ce15" table:number-columns-repeated="2"/>
        </table:table-row>
        <table:table-row table:style-name="ro1">
          <table:table-cell table:style-name="ce13" office:value-type="string">
            <text:p>Pay Check Monthly</text:p>
          </table:table-cell>
          <table:table-cell table:formula="of:=[Retirment.L36]" office:value-type="currency" office:currency="USD" office:value="6500">
            <text:p>$6,500.00</text:p>
          </table:table-cell>
          <table:table-cell table:formula="of:=[Retirment.S36]" office:value-type="currency" office:currency="USD" office:value="47300">
            <text:p>$47,300.00</text:p>
          </table:table-cell>
          <table:table-cell table:style-name="ce13"/>
          <table:table-cell table:number-columns-repeated="2"/>
        </table:table-row>
        <table:table-row table:style-name="ro1">
          <table:table-cell table:style-name="ce13" office:value-type="string">
            <text:p>Savings Monthly</text:p>
          </table:table-cell>
          <table:table-cell table:number-columns-repeated="5"/>
        </table:table-row>
      </table:table>
      <table:table table:name="Retirmen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ce1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4"/>
          <table:table-cell table:style-name="ce5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17" office:value-type="percentage" office:value="0.6">
            <text:p>60.00%</text:p>
          </table:table-cell>
          <table:table-cell table:style-name="ce5" office:value-type="string">
            <text:p><text:s/>= Percent Salary to save for retirement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4"/>
          <table:table-cell table:style-name="ce18" table:formula="of:=[.E5]-[.G10]-[HomeLoanCalculator.B21]" office:value-type="currency" office:currency="USD" office:value="8680">
            <text:p>$8,680.00</text:p>
          </table:table-cell>
          <table:table-cell table:style-name="ce5" office:value-type="string">
            <text:p><text:s/>= Extra Cash on Hand Yearly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number-columns-repeated="4"/>
          <table:table-cell table:style-name="ce17" office:value-type="percentage" office:value="0.04">
            <text:p>4.00%</text:p>
          </table:table-cell>
          <table:table-cell table:style-name="ce5" office:value-type="string">
            <text:p><text:s/>= Interest Rate</text:p>
          </table:table-cell>
          <table:table-cell table:number-columns-repeated="2"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table:style-name="ce18" table:formula="of:=[.J53]" office:value-type="currency" office:currency="USD" office:value="21700">
            <text:p>$21,700.00</text:p>
          </table:table-cell>
          <table:table-cell table:style-name="ce5" office:value-type="string">
            <text:p><text:s/>= Salary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table:formula="of:=[.$S$36]/[.$E$4]" office:value-type="currency" office:currency="USD" office:value="1182500">
            <text:p>$1,182,500.00</text:p>
          </table:table-cell>
          <table:table-cell table:style-name="ce8" office:value-type="string">
            <text:p><text:s/>= Savings Desir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6"/>
          <table:table-cell table:style-name="ce6" office:value-type="string">
            <text:p>Age</text:p>
          </table:table-cell>
          <table:table-cell table:style-name="ce6" office:value-type="string">
            <text:p>Year Working</text:p>
          </table:table-cell>
          <table:table-cell table:style-name="ce6" office:value-type="string">
            <text:p>Year </text:p>
          </table:table-cell>
          <table:table-cell table:style-name="ce6" office:value-type="string">
            <text:p>Purchase Price</text:p>
          </table:table-cell>
          <table:table-cell table:style-name="ce6" office:value-type="string">
            <text:p>Yearly gain of interest</text:p>
          </table:table-cell>
          <table:table-cell table:style-name="ce6" office:value-type="string">
            <text:p>Yearly Deposit</text:p>
          </table:table-cell>
          <table:table-cell table:style-name="ce6" office:value-type="string">
            <text:p>Extra Cash</text:p>
          </table:table-cell>
          <table:table-cell table:style-name="ce6" office:value-type="string" table:number-columns-spanned="4" table:number-rows-spanned="1">
            <text:p>Cleaning Shop</text:p>
          </table:table-cell>
          <table:covered-table-cell table:number-columns-repeated="3" table:style-name="ce6"/>
          <table:table-cell table:style-name="ce6"/>
          <table:table-cell table:style-name="ce6" office:value-type="string" table:number-columns-spanned="4" table:number-rows-spanned="1">
            <text:p>Job</text:p>
          </table:table-cell>
          <table:covered-table-cell table:number-columns-repeated="3" table:style-name="ce6"/>
          <table:table-cell table:style-name="ce6" table:number-columns-repeated="1007"/>
        </table:table-row>
        <table:table-row table:style-name="ro1">
          <table:table-cell table:style-name="ce6" table:number-columns-repeated="8"/>
          <table:table-cell table:style-name="ce6" office:value-type="string">
            <text:p>Bi-Weekly</text:p>
          </table:table-cell>
          <table:table-cell table:style-name="ce6" office:value-type="string">
            <text:p>Dollar/Hour</text:p>
          </table:table-cell>
          <table:table-cell table:style-name="ce6" office:value-type="string">
            <text:p>Hours Worked</text:p>
          </table:table-cell>
          <table:table-cell table:style-name="ce6" office:value-type="string">
            <text:p>Total</text:p>
          </table:table-cell>
          <table:table-cell table:style-name="ce6"/>
          <table:table-cell table:style-name="ce6" office:value-type="string">
            <text:p>Bi-Weekly</text:p>
          </table:table-cell>
          <table:table-cell table:style-name="ce6" office:value-type="string">
            <text:p>Dollar/Hour</text:p>
          </table:table-cell>
          <table:table-cell table:style-name="ce6" office:value-type="string">
            <text:p>Hours Worked</text:p>
          </table:table-cell>
          <table:table-cell table:style-name="ce6" office:value-type="string">
            <text:p>Total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22">
            <text:p>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017">
            <text:p>2017</text:p>
          </table:table-cell>
          <table:table-cell table:style-name="ce19" office:value-type="currency" office:currency="USD" office:value="0">
            <text:p>$0.00</text:p>
          </table:table-cell>
          <table:table-cell table:style-name="ce19" table:formula="of:=[.E10]*[.$E$4]" office:value-type="currency" office:currency="USD" office:value="0">
            <text:p>$0.00</text:p>
          </table:table-cell>
          <table:table-cell table:style-name="ce6" table:formula="of:=([.$E$5]*[.$E$2])+[.H10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">
            <text:p>1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0]*[.K10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">
            <text:p>1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0]*[.P10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23">
            <text:p>2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018">
            <text:p>2018</text:p>
          </table:table-cell>
          <table:table-cell table:style-name="ce19" table:formula="of:=[.G10]" office:value-type="currency" office:currency="USD" office:value="13020">
            <text:p>$13,020.00</text:p>
          </table:table-cell>
          <table:table-cell table:style-name="ce19" table:formula="of:=[.E11]*[.$E$4]" office:value-type="currency" office:currency="USD" office:value="520.8">
            <text:p>$520.80</text:p>
          </table:table-cell>
          <table:table-cell table:style-name="ce6" table:formula="of:=([.$E$5]*[.$E$2])+[.H11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2">
            <text:p>2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1]*[.K11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2">
            <text:p>2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1]*[.P11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24">
            <text:p>2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019">
            <text:p>2019</text:p>
          </table:table-cell>
          <table:table-cell table:style-name="ce19" table:formula="of:=[.E11]+[.F11]+[.G11]" office:value-type="currency" office:currency="USD" office:value="26560.8">
            <text:p>$26,560.80</text:p>
          </table:table-cell>
          <table:table-cell table:style-name="ce19" table:formula="of:=[.E12]*[.$E$4]" office:value-type="currency" office:currency="USD" office:value="1062.432">
            <text:p>$1,062.43</text:p>
          </table:table-cell>
          <table:table-cell table:style-name="ce6" table:formula="of:=([.$E$5]*[.$E$2])+[.H12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3">
            <text:p>3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2]*[.K12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3">
            <text:p>3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2]*[.P12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25">
            <text:p>2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020">
            <text:p>2020</text:p>
          </table:table-cell>
          <table:table-cell table:style-name="ce19" table:formula="of:=[.E12]+[.F12]+[.G12]" office:value-type="currency" office:currency="USD" office:value="40643.232">
            <text:p>$40,643.23</text:p>
          </table:table-cell>
          <table:table-cell table:style-name="ce19" table:formula="of:=[.E13]*[.$E$4]" office:value-type="currency" office:currency="USD" office:value="1625.72928">
            <text:p>$1,625.73</text:p>
          </table:table-cell>
          <table:table-cell table:style-name="ce6" table:formula="of:=([.$E$5]*[.$E$2])+[.H13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4">
            <text:p>4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3]*[.K13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4">
            <text:p>4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3]*[.P13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021">
            <text:p>2021</text:p>
          </table:table-cell>
          <table:table-cell table:style-name="ce19" table:formula="of:=[.E13]+[.F13]+[.G13]" office:value-type="currency" office:currency="USD" office:value="55288.96128">
            <text:p>$55,288.96</text:p>
          </table:table-cell>
          <table:table-cell table:style-name="ce19" table:formula="of:=[.E14]*[.$E$4]" office:value-type="currency" office:currency="USD" office:value="2211.5584512">
            <text:p>$2,211.56</text:p>
          </table:table-cell>
          <table:table-cell table:style-name="ce6" table:formula="of:=([.$E$5]*[.$E$2])+[.H14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5">
            <text:p>5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4]*[.K14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5">
            <text:p>5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4]*[.P14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022">
            <text:p>2022</text:p>
          </table:table-cell>
          <table:table-cell table:style-name="ce19" table:formula="of:=[.E14]+[.F14]+[.G14]" office:value-type="currency" office:currency="USD" office:value="70520.5197312">
            <text:p>$70,520.52</text:p>
          </table:table-cell>
          <table:table-cell table:style-name="ce19" table:formula="of:=[.E15]*[.$E$4]" office:value-type="currency" office:currency="USD" office:value="2820.820789248">
            <text:p>$2,820.82</text:p>
          </table:table-cell>
          <table:table-cell table:style-name="ce6" table:formula="of:=([.$E$5]*[.$E$2])+[.H15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6">
            <text:p>6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5]*[.K15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6">
            <text:p>6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5]*[.P15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28">
            <text:p>2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023">
            <text:p>2023</text:p>
          </table:table-cell>
          <table:table-cell table:style-name="ce19" table:formula="of:=[.E15]+[.F15]+[.G15]" office:value-type="currency" office:currency="USD" office:value="86361.340520448">
            <text:p>$86,361.34</text:p>
          </table:table-cell>
          <table:table-cell table:style-name="ce19" table:formula="of:=[.E16]*[.$E$4]" office:value-type="currency" office:currency="USD" office:value="3454.45362081792">
            <text:p>$3,454.45</text:p>
          </table:table-cell>
          <table:table-cell table:style-name="ce6" table:formula="of:=([.$E$5]*[.$E$2])+[.H16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7">
            <text:p>7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6]*[.K16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7">
            <text:p>7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6]*[.P16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29">
            <text:p>2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024">
            <text:p>2024</text:p>
          </table:table-cell>
          <table:table-cell table:style-name="ce19" table:formula="of:=[.E16]+[.F16]+[.G16]" office:value-type="currency" office:currency="USD" office:value="102835.794141266">
            <text:p>$102,835.79</text:p>
          </table:table-cell>
          <table:table-cell table:style-name="ce19" table:formula="of:=[.E17]*[.$E$4]" office:value-type="currency" office:currency="USD" office:value="4113.43176565064">
            <text:p>$4,113.43</text:p>
          </table:table-cell>
          <table:table-cell table:style-name="ce6" table:formula="of:=([.$E$5]*[.$E$2])+[.H17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8">
            <text:p>8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7]*[.K17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8">
            <text:p>8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7]*[.P17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0">
            <text:p>3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025">
            <text:p>2025</text:p>
          </table:table-cell>
          <table:table-cell table:style-name="ce19" table:formula="of:=[.E17]+[.F17]+[.G17]" office:value-type="currency" office:currency="USD" office:value="119969.225906917">
            <text:p>$119,969.23</text:p>
          </table:table-cell>
          <table:table-cell table:style-name="ce19" table:formula="of:=[.E18]*[.$E$4]" office:value-type="currency" office:currency="USD" office:value="4798.76903627666">
            <text:p>$4,798.77</text:p>
          </table:table-cell>
          <table:table-cell table:style-name="ce6" table:formula="of:=([.$E$5]*[.$E$2])+[.H18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9">
            <text:p>9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8]*[.K18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9">
            <text:p>9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8]*[.P18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1">
            <text:p>3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026">
            <text:p>2026</text:p>
          </table:table-cell>
          <table:table-cell table:style-name="ce19" table:formula="of:=[.E18]+[.F18]+[.G18]" office:value-type="currency" office:currency="USD" office:value="137787.994943193">
            <text:p>$137,787.99</text:p>
          </table:table-cell>
          <table:table-cell table:style-name="ce19" table:formula="of:=[.E19]*[.$E$4]" office:value-type="currency" office:currency="USD" office:value="5511.51979772773">
            <text:p>$5,511.52</text:p>
          </table:table-cell>
          <table:table-cell table:style-name="ce6" table:formula="of:=([.$E$5]*[.$E$2])+[.H19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0">
            <text:p>10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19]*[.K19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0">
            <text:p>10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19]*[.P19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2">
            <text:p>32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27">
            <text:p>2027</text:p>
          </table:table-cell>
          <table:table-cell table:style-name="ce19" table:formula="of:=[.E19]+[.F19]+[.G19]" office:value-type="currency" office:currency="USD" office:value="156319.514740921">
            <text:p>$156,319.51</text:p>
          </table:table-cell>
          <table:table-cell table:style-name="ce19" table:formula="of:=[.E20]*[.$E$4]" office:value-type="currency" office:currency="USD" office:value="6252.78058963684">
            <text:p>$6,252.78</text:p>
          </table:table-cell>
          <table:table-cell table:style-name="ce6" table:formula="of:=([.$E$5]*[.$E$2])+[.H20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1">
            <text:p>11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0]*[.K20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1">
            <text:p>11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0]*[.P20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3">
            <text:p>3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2028">
            <text:p>2028</text:p>
          </table:table-cell>
          <table:table-cell table:style-name="ce19" table:formula="of:=[.E20]+[.F20]+[.G20]" office:value-type="currency" office:currency="USD" office:value="175592.295330558">
            <text:p>$175,592.30</text:p>
          </table:table-cell>
          <table:table-cell table:style-name="ce19" table:formula="of:=[.E21]*[.$E$4]" office:value-type="currency" office:currency="USD" office:value="7023.69181322231">
            <text:p>$7,023.69</text:p>
          </table:table-cell>
          <table:table-cell table:style-name="ce6" table:formula="of:=([.$E$5]*[.$E$2])+[.H21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2">
            <text:p>12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1]*[.K21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2">
            <text:p>12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1]*[.P21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4">
            <text:p>3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029">
            <text:p>2029</text:p>
          </table:table-cell>
          <table:table-cell table:style-name="ce19" table:formula="of:=[.E21]+[.F21]+[.G21]" office:value-type="currency" office:currency="USD" office:value="195635.98714378">
            <text:p>$195,635.99</text:p>
          </table:table-cell>
          <table:table-cell table:style-name="ce19" table:formula="of:=[.E22]*[.$E$4]" office:value-type="currency" office:currency="USD" office:value="7825.4394857512">
            <text:p>$7,825.44</text:p>
          </table:table-cell>
          <table:table-cell table:style-name="ce6" table:formula="of:=([.$E$5]*[.$E$2])+[.H22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3">
            <text:p>13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2]*[.K22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3">
            <text:p>13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2]*[.P22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5">
            <text:p>3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030">
            <text:p>2030</text:p>
          </table:table-cell>
          <table:table-cell table:style-name="ce19" table:formula="of:=[.E22]+[.F22]+[.G22]" office:value-type="currency" office:currency="USD" office:value="216481.426629531">
            <text:p>$216,481.43</text:p>
          </table:table-cell>
          <table:table-cell table:style-name="ce19" table:formula="of:=[.E23]*[.$E$4]" office:value-type="currency" office:currency="USD" office:value="8659.25706518125">
            <text:p>$8,659.26</text:p>
          </table:table-cell>
          <table:table-cell table:style-name="ce6" table:formula="of:=([.$E$5]*[.$E$2])+[.H23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4">
            <text:p>14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3]*[.K23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4">
            <text:p>14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3]*[.P23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6">
            <text:p>3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2031">
            <text:p>2031</text:p>
          </table:table-cell>
          <table:table-cell table:style-name="ce19" table:formula="of:=[.E23]+[.F23]+[.G23]" office:value-type="currency" office:currency="USD" office:value="238160.683694713">
            <text:p>$238,160.68</text:p>
          </table:table-cell>
          <table:table-cell table:style-name="ce19" table:formula="of:=[.E24]*[.$E$4]" office:value-type="currency" office:currency="USD" office:value="9526.4273477885">
            <text:p>$9,526.43</text:p>
          </table:table-cell>
          <table:table-cell table:style-name="ce6" table:formula="of:=([.$E$5]*[.$E$2])+[.H24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5">
            <text:p>15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4]*[.K24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5">
            <text:p>15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4]*[.P24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7">
            <text:p>37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32">
            <text:p>2032</text:p>
          </table:table-cell>
          <table:table-cell table:style-name="ce19" table:formula="of:=[.E24]+[.F24]+[.G24]" office:value-type="currency" office:currency="USD" office:value="260707.111042501">
            <text:p>$260,707.11</text:p>
          </table:table-cell>
          <table:table-cell table:style-name="ce19" table:formula="of:=[.E25]*[.$E$4]" office:value-type="currency" office:currency="USD" office:value="10428.2844417">
            <text:p>$10,428.28</text:p>
          </table:table-cell>
          <table:table-cell table:style-name="ce6" table:formula="of:=([.$E$5]*[.$E$2])+[.H25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6">
            <text:p>16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5]*[.K25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6">
            <text:p>16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5]*[.P25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8">
            <text:p>38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033">
            <text:p>2033</text:p>
          </table:table-cell>
          <table:table-cell table:style-name="ce19" table:formula="of:=[.E25]+[.F25]+[.G25]" office:value-type="currency" office:currency="USD" office:value="284155.395484201">
            <text:p>$284,155.40</text:p>
          </table:table-cell>
          <table:table-cell table:style-name="ce19" table:formula="of:=[.E26]*[.$E$4]" office:value-type="currency" office:currency="USD" office:value="11366.215819368">
            <text:p>$11,366.22</text:p>
          </table:table-cell>
          <table:table-cell table:style-name="ce6" table:formula="of:=([.$E$5]*[.$E$2])+[.H26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7">
            <text:p>17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6]*[.K26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7">
            <text:p>17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6]*[.P26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39">
            <text:p>3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034">
            <text:p>2034</text:p>
          </table:table-cell>
          <table:table-cell table:style-name="ce19" table:formula="of:=[.E26]+[.F26]+[.G26]" office:value-type="currency" office:currency="USD" office:value="308541.611303569">
            <text:p>$308,541.61</text:p>
          </table:table-cell>
          <table:table-cell table:style-name="ce19" table:formula="of:=[.E27]*[.$E$4]" office:value-type="currency" office:currency="USD" office:value="12341.6644521428">
            <text:p>$12,341.66</text:p>
          </table:table-cell>
          <table:table-cell table:style-name="ce6" table:formula="of:=([.$E$5]*[.$E$2])+[.H27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8">
            <text:p>18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7]*[.K27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8">
            <text:p>18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7]*[.P27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40">
            <text:p>4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035">
            <text:p>2035</text:p>
          </table:table-cell>
          <table:table-cell table:style-name="ce19" table:formula="of:=[.E27]+[.F27]+[.G27]" office:value-type="currency" office:currency="USD" office:value="333903.275755712">
            <text:p>$333,903.28</text:p>
          </table:table-cell>
          <table:table-cell table:style-name="ce19" table:formula="of:=[.E28]*[.$E$4]" office:value-type="currency" office:currency="USD" office:value="13356.1310302285">
            <text:p>$13,356.13</text:p>
          </table:table-cell>
          <table:table-cell table:style-name="ce6" table:formula="of:=([.$E$5]*[.$E$2])+[.H28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19">
            <text:p>19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8]*[.K28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19">
            <text:p>19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8]*[.P28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41">
            <text:p>4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36">
            <text:p>2036</text:p>
          </table:table-cell>
          <table:table-cell table:style-name="ce19" table:formula="of:=[.E28]+[.F28]+[.G28]" office:value-type="currency" office:currency="USD" office:value="360279.40678594">
            <text:p>$360,279.41</text:p>
          </table:table-cell>
          <table:table-cell table:style-name="ce19" table:formula="of:=[.E29]*[.$E$4]" office:value-type="currency" office:currency="USD" office:value="14411.1762714376">
            <text:p>$14,411.18</text:p>
          </table:table-cell>
          <table:table-cell table:style-name="ce6" table:formula="of:=([.$E$5]*[.$E$2])+[.H29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20">
            <text:p>20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29]*[.K29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20">
            <text:p>20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29]*[.P29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42">
            <text:p>4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037">
            <text:p>2037</text:p>
          </table:table-cell>
          <table:table-cell table:style-name="ce19" table:formula="of:=[.E29]+[.F29]+[.G29]" office:value-type="currency" office:currency="USD" office:value="387710.583057378">
            <text:p>$387,710.58</text:p>
          </table:table-cell>
          <table:table-cell table:style-name="ce19" table:formula="of:=[.E30]*[.$E$4]" office:value-type="currency" office:currency="USD" office:value="15508.4233222951">
            <text:p>$15,508.42</text:p>
          </table:table-cell>
          <table:table-cell table:style-name="ce6" table:formula="of:=([.$E$5]*[.$E$2])+[.H30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21">
            <text:p>21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30]*[.K30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21">
            <text:p>21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30]*[.P30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43">
            <text:p>43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038">
            <text:p>2038</text:p>
          </table:table-cell>
          <table:table-cell table:style-name="ce19" table:formula="of:=[.E30]+[.F30]+[.G30]" office:value-type="currency" office:currency="USD" office:value="416239.006379673">
            <text:p>$416,239.01</text:p>
          </table:table-cell>
          <table:table-cell table:style-name="ce19" table:formula="of:=[.E31]*[.$E$4]" office:value-type="currency" office:currency="USD" office:value="16649.5602551869">
            <text:p>$16,649.56</text:p>
          </table:table-cell>
          <table:table-cell table:style-name="ce6" table:formula="of:=([.$E$5]*[.$E$2])+[.H31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22">
            <text:p>22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31]*[.K31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22">
            <text:p>22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31]*[.P31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44">
            <text:p>44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039">
            <text:p>2039</text:p>
          </table:table-cell>
          <table:table-cell table:style-name="ce19" table:formula="of:=[.E31]+[.F31]+[.G31]" office:value-type="currency" office:currency="USD" office:value="445908.56663486">
            <text:p>$445,908.57</text:p>
          </table:table-cell>
          <table:table-cell table:style-name="ce19" table:formula="of:=[.E32]*[.$E$4]" office:value-type="currency" office:currency="USD" office:value="17836.3426653944">
            <text:p>$17,836.34</text:p>
          </table:table-cell>
          <table:table-cell table:style-name="ce6" table:formula="of:=([.$E$5]*[.$E$2])+[.H32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23">
            <text:p>23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32]*[.K32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23">
            <text:p>23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32]*[.P32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45">
            <text:p>45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040">
            <text:p>2040</text:p>
          </table:table-cell>
          <table:table-cell table:style-name="ce19" table:formula="of:=[.E32]+[.F32]+[.G32]" office:value-type="currency" office:currency="USD" office:value="476764.909300254">
            <text:p>$476,764.91</text:p>
          </table:table-cell>
          <table:table-cell table:style-name="ce19" table:formula="of:=[.E33]*[.$E$4]" office:value-type="currency" office:currency="USD" office:value="19070.5963720102">
            <text:p>$19,070.60</text:p>
          </table:table-cell>
          <table:table-cell table:style-name="ce6" table:formula="of:=([.$E$5]*[.$E$2])+[.H33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24">
            <text:p>24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33]*[.K33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24">
            <text:p>24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33]*[.P33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46">
            <text:p>46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041">
            <text:p>2041</text:p>
          </table:table-cell>
          <table:table-cell table:style-name="ce19" table:formula="of:=[.E33]+[.F33]+[.G33]" office:value-type="currency" office:currency="USD" office:value="508855.505672265">
            <text:p>$508,855.51</text:p>
          </table:table-cell>
          <table:table-cell table:style-name="ce19" table:formula="of:=[.E34]*[.$E$4]" office:value-type="currency" office:currency="USD" office:value="20354.2202268906">
            <text:p>$20,354.22</text:p>
          </table:table-cell>
          <table:table-cell table:style-name="ce6" table:formula="of:=([.$E$5]*[.$E$2])+[.H34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25">
            <text:p>25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34]*[.K34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25">
            <text:p>25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34]*[.P34]" office:value-type="currency" office:currency="USD" office:value="750">
            <text:p>$75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47">
            <text:p>4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042">
            <text:p>2042</text:p>
          </table:table-cell>
          <table:table-cell table:style-name="ce19" table:formula="of:=[.E34]+[.F34]+[.G34]" office:value-type="currency" office:currency="USD" office:value="542229.725899155">
            <text:p>$542,229.73</text:p>
          </table:table-cell>
          <table:table-cell table:style-name="ce19" table:formula="of:=[.E35]*[.$E$4]" office:value-type="currency" office:currency="USD" office:value="21689.1890359662">
            <text:p>$21,689.19</text:p>
          </table:table-cell>
          <table:table-cell table:style-name="ce6" table:formula="of:=([.$E$5]*[.$E$2])+[.H35]" office:value-type="currency" office:currency="USD" office:value="13020">
            <text:p>$13,020.00</text:p>
          </table:table-cell>
          <table:table-cell table:style-name="ce19"/>
          <table:table-cell table:style-name="ce20" office:value-type="float" office:value="26">
            <text:p>26</text:p>
          </table:table-cell>
          <table:table-cell table:style-name="ce19" office:value-type="currency" office:currency="USD" office:value="10">
            <text:p>$10.00</text:p>
          </table:table-cell>
          <table:table-cell table:style-name="ce6" office:value-type="float" office:value="25">
            <text:p>25</text:p>
          </table:table-cell>
          <table:table-cell table:style-name="ce6" table:formula="of:=[.J35]*[.K35]" office:value-type="currency" office:currency="USD" office:value="250">
            <text:p>$250.00</text:p>
          </table:table-cell>
          <table:table-cell table:style-name="ce6"/>
          <table:table-cell table:style-name="ce20" office:value-type="float" office:value="26">
            <text:p>26</text:p>
          </table:table-cell>
          <table:table-cell table:style-name="ce19" office:value-type="currency" office:currency="USD" office:value="15">
            <text:p>$15.00</text:p>
          </table:table-cell>
          <table:table-cell table:style-name="ce6" office:value-type="float" office:value="50">
            <text:p>50</text:p>
          </table:table-cell>
          <table:table-cell table:style-name="ce6" table:formula="of:=[.O35]*[.P35]" office:value-type="currency" office:currency="USD" office:value="750">
            <text:p>$750.00</text:p>
          </table:table-cell>
          <table:table-cell table:style-name="ce6"/>
          <table:table-cell table:style-name="ce6" office:value-type="string">
            <text:p>Total Earned</text:p>
          </table:table-cell>
          <table:table-cell table:style-name="ce6" table:number-columns-repeated="1005"/>
        </table:table-row>
        <table:table-row table:style-name="ro1">
          <table:table-cell table:style-name="ce6"/>
          <table:table-cell table:style-name="ce6" office:value-type="float" office:value="48">
            <text:p>4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043">
            <text:p>2043</text:p>
          </table:table-cell>
          <table:table-cell table:style-name="ce19" table:formula="of:=[.E35]+[.F35]+[.G35]" office:value-type="currency" office:currency="USD" office:value="576938.914935121">
            <text:p>$576,938.91</text:p>
          </table:table-cell>
          <table:table-cell table:style-name="ce19" table:formula="of:=[.E36]*[.$E$4]" office:value-type="currency" office:currency="USD" office:value="23077.5565974049">
            <text:p>$23,077.56</text:p>
          </table:table-cell>
          <table:table-cell table:style-name="ce6" table:formula="of:=([.$E$5]*[.$E$2])+[.H36]" office:value-type="currency" office:currency="USD" office:value="13020">
            <text:p>$13,020.00</text:p>
          </table:table-cell>
          <table:table-cell table:style-name="ce19"/>
          <table:table-cell table:style-name="ce20"/>
          <table:table-cell table:style-name="ce6" table:number-columns-repeated="2"/>
          <table:table-cell table:style-name="ce6" table:formula="of:=SUM([.L10:.L35])" office:value-type="currency" office:currency="USD" office:value="6500">
            <text:p>$6,500.00</text:p>
          </table:table-cell>
          <table:table-cell table:style-name="ce6"/>
          <table:table-cell table:style-name="ce20"/>
          <table:table-cell table:style-name="ce6" table:number-columns-repeated="2"/>
          <table:table-cell table:style-name="ce6" table:formula="of:=SUM([.Q10:.Q35])" office:value-type="currency" office:currency="USD" office:value="19500">
            <text:p>$19,500.00</text:p>
          </table:table-cell>
          <table:table-cell table:style-name="ce6"/>
          <table:table-cell table:style-name="ce19" table:formula="of:=[.L36]+[.Q36]+[.Q39]" office:value-type="currency" office:currency="USD" office:value="47300">
            <text:p>$47,300.00</text:p>
          </table:table-cell>
          <table:table-cell table:style-name="ce6" table:number-columns-repeated="1005"/>
        </table:table-row>
        <table:table-row table:style-name="ro1">
          <table:table-cell table:style-name="ce6"/>
          <table:table-cell table:style-name="ce6" office:value-type="float" office:value="49">
            <text:p>4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044">
            <text:p>2044</text:p>
          </table:table-cell>
          <table:table-cell table:style-name="ce19" table:formula="of:=[.E36]+[.F36]+[.G36]" office:value-type="currency" office:currency="USD" office:value="613036.471532526">
            <text:p>$613,036.47</text:p>
          </table:table-cell>
          <table:table-cell table:style-name="ce19" table:formula="of:=[.E37]*[.$E$4]" office:value-type="currency" office:currency="USD" office:value="24521.458861301">
            <text:p>$24,521.46</text:p>
          </table:table-cell>
          <table:table-cell table:style-name="ce6" table:formula="of:=([.$E$5]*[.$E$2])+[.H37]" office:value-type="currency" office:currency="USD" office:value="13020">
            <text:p>$13,020.00</text:p>
          </table:table-cell>
          <table:table-cell table:style-name="ce19"/>
          <table:table-cell table:style-name="ce20"/>
          <table:table-cell table:style-name="ce6" office:value-type="string">
            <text:p>Monthly</text:p>
          </table:table-cell>
          <table:table-cell table:style-name="ce6" office:value-type="string">
            <text:p>Yearly</text:p>
          </table:table-cell>
          <table:table-cell table:style-name="ce6" table:number-columns-repeated="1013"/>
        </table:table-row>
        <table:table-row table:style-name="ro1">
          <table:table-cell table:style-name="ce6"/>
          <table:table-cell table:style-name="ce6" office:value-type="float" office:value="50">
            <text:p>5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045">
            <text:p>2045</text:p>
          </table:table-cell>
          <table:table-cell table:style-name="ce19" table:formula="of:=[.E37]+[.F37]+[.G37]" office:value-type="currency" office:currency="USD" office:value="650577.930393827">
            <text:p>$650,577.93</text:p>
          </table:table-cell>
          <table:table-cell table:style-name="ce19" table:formula="of:=[.E38]*[.$E$4]" office:value-type="currency" office:currency="USD" office:value="26023.1172157531">
            <text:p>$26,023.12</text:p>
          </table:table-cell>
          <table:table-cell table:style-name="ce6" table:formula="of:=([.$E$5]*[.$E$2])+[.H38]" office:value-type="currency" office:currency="USD" office:value="13020">
            <text:p>$13,020.00</text:p>
          </table:table-cell>
          <table:table-cell table:style-name="ce19"/>
          <table:table-cell table:style-name="ce20" office:value-type="string">
            <text:p>Mortgage</text:p>
          </table:table-cell>
          <table:table-cell table:style-name="ce19" office:value-type="currency" office:currency="USD" office:value="0">
            <text:p>$0.00</text:p>
          </table:table-cell>
          <table:table-cell table:style-name="ce19"/>
          <table:table-cell table:style-name="ce6" table:number-columns-repeated="5"/>
          <table:table-cell table:style-name="ce6" office:value-type="string">
            <text:p>Extra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51">
            <text:p>5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046">
            <text:p>2046</text:p>
          </table:table-cell>
          <table:table-cell table:style-name="ce19" table:formula="of:=[.E38]+[.F38]+[.G38]" office:value-type="currency" office:currency="USD" office:value="689621.04760958">
            <text:p>$689,621.05</text:p>
          </table:table-cell>
          <table:table-cell table:style-name="ce19" table:formula="of:=[.E39]*[.$E$4]" office:value-type="currency" office:currency="USD" office:value="27584.8419043832">
            <text:p>$27,584.84</text:p>
          </table:table-cell>
          <table:table-cell table:style-name="ce6" table:formula="of:=([.$E$5]*[.$E$2])+[.H39]" office:value-type="currency" office:currency="USD" office:value="13020">
            <text:p>$13,020.00</text:p>
          </table:table-cell>
          <table:table-cell table:style-name="ce19"/>
          <table:table-cell table:style-name="ce20" office:value-type="string">
            <text:p>Income Tax</text:p>
          </table:table-cell>
          <table:table-cell table:style-name="ce19"/>
          <table:table-cell table:style-name="ce19" office:value-type="currency" office:currency="USD" office:value="12000">
            <text:p>$12,000.00</text:p>
          </table:table-cell>
          <table:table-cell table:style-name="ce6" table:number-columns-repeated="5"/>
          <table:table-cell table:style-name="ce19" office:value-type="currency" office:currency="USD" office:value="21300">
            <text:p>$21,300.00</text:p>
          </table:table-cell>
          <table:table-cell table:style-name="ce6" table:number-columns-repeated="1007"/>
        </table:table-row>
        <table:table-row table:style-name="ro1">
          <table:table-cell table:style-name="ce6"/>
          <table:table-cell table:style-name="ce6" office:value-type="float" office:value="52">
            <text:p>52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047">
            <text:p>2047</text:p>
          </table:table-cell>
          <table:table-cell table:style-name="ce19" table:formula="of:=[.E39]+[.F39]+[.G39]" office:value-type="currency" office:currency="USD" office:value="730225.889513964">
            <text:p>$730,225.89</text:p>
          </table:table-cell>
          <table:table-cell table:style-name="ce19" table:formula="of:=[.E40]*[.$E$4]" office:value-type="currency" office:currency="USD" office:value="29209.0355805585">
            <text:p>$29,209.04</text:p>
          </table:table-cell>
          <table:table-cell table:style-name="ce6" table:formula="of:=([.$E$5]*[.$E$2])+[.H40]" office:value-type="currency" office:currency="USD" office:value="13020">
            <text:p>$13,020.00</text:p>
          </table:table-cell>
          <table:table-cell table:style-name="ce19"/>
          <table:table-cell table:style-name="ce20" office:value-type="string">
            <text:p>Property Tax</text:p>
          </table:table-cell>
          <table:table-cell table:style-name="ce19"/>
          <table:table-cell table:style-name="ce19" office:value-type="currency" office:currency="USD" office:value="1200">
            <text:p>$1,200.00</text:p>
          </table:table-cell>
          <table:table-cell table:style-name="ce6" table:number-columns-repeated="1013"/>
        </table:table-row>
        <table:table-row table:style-name="ro1">
          <table:table-cell table:style-name="ce6"/>
          <table:table-cell table:style-name="ce6" office:value-type="float" office:value="53">
            <text:p>53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2048">
            <text:p>2048</text:p>
          </table:table-cell>
          <table:table-cell table:style-name="ce19" table:formula="of:=[.E40]+[.F40]+[.G40]" office:value-type="currency" office:currency="USD" office:value="772454.925094522">
            <text:p>$772,454.93</text:p>
          </table:table-cell>
          <table:table-cell table:style-name="ce19" table:formula="of:=[.E41]*[.$E$4]" office:value-type="currency" office:currency="USD" office:value="30898.1970037809">
            <text:p>$30,898.20</text:p>
          </table:table-cell>
          <table:table-cell table:style-name="ce6" table:formula="of:=([.$E$5]*[.$E$2])+[.H41]" office:value-type="currency" office:currency="USD" office:value="13020">
            <text:p>$13,020.00</text:p>
          </table:table-cell>
          <table:table-cell table:style-name="ce19"/>
          <table:table-cell table:style-name="ce20" office:value-type="string">
            <text:p>Food</text:p>
          </table:table-cell>
          <table:table-cell table:style-name="ce19" office:value-type="currency" office:currency="USD" office:value="400">
            <text:p>$400.00</text:p>
          </table:table-cell>
          <table:table-cell table:style-name="ce19"/>
          <table:table-cell table:style-name="ce6" table:number-columns-repeated="1013"/>
        </table:table-row>
        <table:table-row table:style-name="ro1">
          <table:table-cell table:style-name="ce6"/>
          <table:table-cell table:style-name="ce6" office:value-type="float" office:value="54">
            <text:p>54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2049">
            <text:p>2049</text:p>
          </table:table-cell>
          <table:table-cell table:style-name="ce19" table:formula="of:=[.E41]+[.F41]+[.G41]" office:value-type="currency" office:currency="USD" office:value="816373.122098303">
            <text:p>$816,373.12</text:p>
          </table:table-cell>
          <table:table-cell table:style-name="ce19" table:formula="of:=[.E42]*[.$E$4]" office:value-type="currency" office:currency="USD" office:value="32654.9248839321">
            <text:p>$32,654.92</text:p>
          </table:table-cell>
          <table:table-cell table:style-name="ce6" table:formula="of:=([.$E$5]*[.$E$2])+[.H42]" office:value-type="currency" office:currency="USD" office:value="13020">
            <text:p>$13,020.00</text:p>
          </table:table-cell>
          <table:table-cell table:style-name="ce19"/>
          <table:table-cell table:style-name="ce20" office:value-type="string">
            <text:p>Gas</text:p>
          </table:table-cell>
          <table:table-cell table:style-name="ce19" office:value-type="currency" office:currency="USD" office:value="50">
            <text:p>$50.00</text:p>
          </table:table-cell>
          <table:table-cell table:style-name="ce19"/>
          <table:table-cell table:style-name="ce6" table:number-columns-repeated="1013"/>
        </table:table-row>
        <table:table-row table:style-name="ro1">
          <table:table-cell table:style-name="ce6"/>
          <table:table-cell table:style-name="ce6" office:value-type="float" office:value="55">
            <text:p>55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050">
            <text:p>2050</text:p>
          </table:table-cell>
          <table:table-cell table:style-name="ce19" table:formula="of:=[.E42]+[.F42]+[.G42]" office:value-type="currency" office:currency="USD" office:value="862048.046982235">
            <text:p>$862,048.05</text:p>
          </table:table-cell>
          <table:table-cell table:style-name="ce19" table:formula="of:=[.E43]*[.$E$4]" office:value-type="currency" office:currency="USD" office:value="34481.9218792894">
            <text:p>$34,481.92</text:p>
          </table:table-cell>
          <table:table-cell table:style-name="ce6" table:formula="of:=([.$E$5]*[.$E$2])+[.H43]" office:value-type="currency" office:currency="USD" office:value="13020">
            <text:p>$13,020.00</text:p>
          </table:table-cell>
          <table:table-cell table:style-name="ce19"/>
          <table:table-cell table:style-name="ce20" office:value-type="string">
            <text:p>T.V.</text:p>
          </table:table-cell>
          <table:table-cell table:style-name="ce19" office:value-type="currency" office:currency="USD" office:value="0">
            <text:p>$0.00</text:p>
          </table:table-cell>
          <table:table-cell table:style-name="ce19"/>
          <table:table-cell table:style-name="ce6" table:number-columns-repeated="1013"/>
        </table:table-row>
        <table:table-row table:style-name="ro1">
          <table:table-cell table:style-name="ce6"/>
          <table:table-cell table:style-name="ce6" office:value-type="float" office:value="56">
            <text:p>56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2051">
            <text:p>2051</text:p>
          </table:table-cell>
          <table:table-cell table:style-name="ce19" table:formula="of:=[.E43]+[.F43]+[.G43]" office:value-type="currency" office:currency="USD" office:value="909549.968861525">
            <text:p>$909,549.97</text:p>
          </table:table-cell>
          <table:table-cell table:style-name="ce19" table:formula="of:=[.E44]*[.$E$4]" office:value-type="currency" office:currency="USD" office:value="36381.998754461">
            <text:p>$36,382.00</text:p>
          </table:table-cell>
          <table:table-cell table:style-name="ce6" table:formula="of:=([.$E$5]*[.$E$2])+[.H44]" office:value-type="currency" office:currency="USD" office:value="13020">
            <text:p>$13,020.00</text:p>
          </table:table-cell>
          <table:table-cell table:style-name="ce19"/>
          <table:table-cell table:style-name="ce19" office:value-type="string">
            <text:p>House Insurance</text:p>
          </table:table-cell>
          <table:table-cell table:style-name="ce19"/>
          <table:table-cell table:style-name="ce19" office:value-type="currency" office:currency="USD" office:value="1000">
            <text:p>$1,000.00</text:p>
          </table:table-cell>
          <table:table-cell table:style-name="ce6" table:number-columns-repeated="1013"/>
        </table:table-row>
        <table:table-row table:style-name="ro1">
          <table:table-cell table:style-name="ce6"/>
          <table:table-cell table:style-name="ce6" office:value-type="float" office:value="57">
            <text:p>57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2052">
            <text:p>2052</text:p>
          </table:table-cell>
          <table:table-cell table:style-name="ce19" table:formula="of:=[.E44]+[.F44]+[.G44]" office:value-type="currency" office:currency="USD" office:value="958951.967615986">
            <text:p>$958,951.97</text:p>
          </table:table-cell>
          <table:table-cell table:style-name="ce19" table:formula="of:=[.E45]*[.$E$4]" office:value-type="currency" office:currency="USD" office:value="38358.0787046394">
            <text:p>$38,358.08</text:p>
          </table:table-cell>
          <table:table-cell table:style-name="ce6" table:formula="of:=([.$E$5]*[.$E$2])+[.H45]" office:value-type="currency" office:currency="USD" office:value="13020">
            <text:p>$13,020.00</text:p>
          </table:table-cell>
          <table:table-cell table:style-name="ce19"/>
          <table:table-cell table:style-name="ce19" office:value-type="string">
            <text:p>Utility</text:p>
          </table:table-cell>
          <table:table-cell table:style-name="ce19" office:value-type="currency" office:currency="USD" office:value="500">
            <text:p>$500.00</text:p>
          </table:table-cell>
          <table:table-cell table:style-name="ce19"/>
          <table:table-cell table:style-name="ce6" table:number-columns-repeated="1013"/>
        </table:table-row>
        <table:table-row table:style-name="ro1">
          <table:table-cell table:style-name="ce6"/>
          <table:table-cell table:style-name="ce6" office:value-type="float" office:value="58">
            <text:p>58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053">
            <text:p>2053</text:p>
          </table:table-cell>
          <table:table-cell table:style-name="ce19" table:formula="of:=[.E45]+[.F45]+[.G45]" office:value-type="currency" office:currency="USD" office:value="1010330.04632063">
            <text:p>$1,010,330.05</text:p>
          </table:table-cell>
          <table:table-cell table:style-name="ce19" table:formula="of:=[.E46]*[.$E$4]" office:value-type="currency" office:currency="USD" office:value="40413.201852825">
            <text:p>$40,413.20</text:p>
          </table:table-cell>
          <table:table-cell table:style-name="ce6" table:formula="of:=([.$E$5]*[.$E$2])+[.H46]" office:value-type="currency" office:currency="USD" office:value="13020">
            <text:p>$13,020.00</text:p>
          </table:table-cell>
          <table:table-cell table:style-name="ce19"/>
          <table:table-cell table:style-name="ce6" table:number-columns-repeated="1016"/>
        </table:table-row>
        <table:table-row table:style-name="ro1">
          <table:table-cell table:style-name="ce6"/>
          <table:table-cell table:style-name="ce6" office:value-type="float" office:value="59">
            <text:p>59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054">
            <text:p>2054</text:p>
          </table:table-cell>
          <table:table-cell table:style-name="ce19" table:formula="of:=[.E46]+[.F46]+[.G46]" office:value-type="currency" office:currency="USD" office:value="1063763.24817345">
            <text:p>$1,063,763.25</text:p>
          </table:table-cell>
          <table:table-cell table:style-name="ce19" table:formula="of:=[.E47]*[.$E$4]" office:value-type="currency" office:currency="USD" office:value="42550.529926938">
            <text:p>$42,550.53</text:p>
          </table:table-cell>
          <table:table-cell table:style-name="ce6" table:formula="of:=([.$E$5]*[.$E$2])+[.H47]" office:value-type="currency" office:currency="USD" office:value="13020">
            <text:p>$13,020.00</text:p>
          </table:table-cell>
          <table:table-cell table:style-name="ce19"/>
          <table:table-cell table:style-name="ce6" office:value-type="string">
            <text:p>Total</text:p>
          </table:table-cell>
          <table:table-cell table:style-name="ce19" table:formula="of:=SUM([.J38:.J45])" office:value-type="currency" office:currency="USD" office:value="950">
            <text:p>$950.00</text:p>
          </table:table-cell>
          <table:table-cell table:style-name="ce19" table:formula="of:=SUM([.K38:.K45])" office:value-type="currency" office:currency="USD" office:value="14200">
            <text:p>$14,200.00</text:p>
          </table:table-cell>
          <table:table-cell table:style-name="ce6" table:number-columns-repeated="1013"/>
        </table:table-row>
        <table:table-row table:style-name="ro1">
          <table:table-cell table:style-name="ce6"/>
          <table:table-cell table:style-name="ce6" office:value-type="float" office:value="60">
            <text:p>6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055">
            <text:p>2055</text:p>
          </table:table-cell>
          <table:table-cell table:style-name="ce19" table:formula="of:=[.E47]+[.F47]+[.G47]" office:value-type="currency" office:currency="USD" office:value="1119333.77810039">
            <text:p>$1,119,333.78</text:p>
          </table:table-cell>
          <table:table-cell table:style-name="ce19" table:formula="of:=[.E48]*[.$E$4]" office:value-type="currency" office:currency="USD" office:value="44773.3511240155">
            <text:p>$44,773.35</text:p>
          </table:table-cell>
          <table:table-cell table:style-name="ce6" table:formula="of:=([.$E$5]*[.$E$2])+[.H48]" office:value-type="currency" office:currency="USD" office:value="13020">
            <text:p>$13,020.00</text:p>
          </table:table-cell>
          <table:table-cell table:style-name="ce19"/>
          <table:table-cell table:style-name="ce6" table:number-columns-repeated="1016"/>
        </table:table-row>
        <table:table-row table:style-name="ro1">
          <table:table-cell table:style-name="ce6" table:number-columns-repeated="4"/>
          <table:table-cell table:style-name="ce19" table:number-columns-repeated="2"/>
          <table:table-cell table:style-name="ce6" table:number-columns-repeated="2"/>
          <table:table-cell table:style-name="ce6" office:value-type="string">
            <text:p>Year Total</text:p>
          </table:table-cell>
          <table:table-cell table:style-name="ce19" table:formula="of:=[.J47]*12" office:value-type="currency" office:currency="USD" office:value="11400">
            <text:p>$11,400.00</text:p>
          </table:table-cell>
          <table:table-cell table:style-name="ce6" table:number-columns-repeated="1014"/>
        </table:table-row>
        <table:table-row table:style-name="ro1">
          <table:table-cell table:style-name="ce6" table:number-columns-repeated="4"/>
          <table:table-cell table:style-name="ce19" table:number-columns-repeated="2"/>
          <table:table-cell table:style-name="ce6" table:number-columns-repeated="1018"/>
        </table:table-row>
        <table:table-row table:style-name="ro1">
          <table:table-cell table:style-name="ce6" table:number-columns-repeated="3"/>
          <table:table-cell table:style-name="ce6" office:value-type="string">
            <text:p>At end of 60 that</text:p>
          </table:table-cell>
          <table:table-cell table:style-name="ce19" table:formula="of:=[.E48]*[.E4]" office:value-type="currency" office:currency="USD" office:value="44773.3511240155">
            <text:p>$44,773.35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Total</text:p>
          </table:table-cell>
          <table:table-cell table:style-name="ce19" table:formula="of:=[.J49]+[.K47]" office:value-type="currency" office:currency="USD" office:value="25600">
            <text:p>$25,600.00</text:p>
          </table:table-cell>
          <table:table-cell table:style-name="ce6" table:number-columns-repeated="1014"/>
        </table:table-row>
        <table:table-row table:style-name="ro1">
          <table:table-cell table:style-name="ce6" table:number-columns-repeated="3"/>
          <table:table-cell table:style-name="ce6" office:value-type="string">
            <text:p>how much retirement</text:p>
          </table:table-cell>
          <table:table-cell table:style-name="ce19" table:number-columns-repeated="2"/>
          <table:table-cell table:style-name="ce6" table:number-columns-repeated="1018"/>
        </table:table-row>
        <table:table-row table:style-name="ro1">
          <table:table-cell table:style-name="ce6" table:number-columns-repeated="4"/>
          <table:table-cell table:style-name="ce19" table:number-columns-repeated="2"/>
          <table:table-cell table:style-name="ce6" table:number-columns-repeated="2"/>
          <table:table-cell table:style-name="ce6" office:value-type="string">
            <text:p>Cost for House</text:p>
          </table:table-cell>
          <table:table-cell table:style-name="ce6" table:formula="of:=[.S36]-[.J51]" office:value-type="currency" office:currency="USD" office:value="21700">
            <text:p>$21,700.00</text:p>
          </table:table-cell>
          <table:table-cell table:style-name="ce6" table:number-columns-repeated="1014"/>
        </table:table-row>
        <table:table-row table:style-name="ro1" table:number-rows-repeated="11">
          <table:table-cell table:style-name="ce6" table:number-columns-repeated="4"/>
          <table:table-cell table:style-name="ce19" table:number-columns-repeated="2"/>
          <table:table-cell table:style-name="ce6" table:number-columns-repeated="1018"/>
        </table:table-row>
        <table:table-row table:style-name="ro1" table:number-rows-repeated="50">
          <table:table-cell table:style-name="ce6" table:number-columns-repeated="102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5/02/2017</text:date>, <text:time>18:5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4-27T11:44:16.25</meta:creation-date>
    <dc:date>2017-05-02T18:52:19.08</dc:date>
    <dc:creator>Andrew Pena</dc:creator>
    <meta:editing-duration>PT1H56M56S</meta:editing-duration>
    <meta:editing-cycles>23</meta:editing-cycles>
    <meta:generator>OpenOffice/4.1.2$Win32 OpenOffice.org_project/412m3$Build-9782</meta:generator>
    <meta:document-statistic meta:table-count="7" meta:cell-count="2527" meta:object-count="0"/>
  </office:meta>
</office:document-meta>
</file>